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2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0.8102in"/>
    </style:style>
    <style:style style:name="co14" style:family="table-column">
      <style:table-column-properties fo:break-before="auto" style:column-width="0.825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ail.F4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fail.H3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ail.H3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ail.J4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</style:style>
    <style:style style:name="ce6" style:family="table-cell" style:parent-style-name="Default">
      <style:text-properties style:text-position="" fo:font-size="10pt" style:font-size-asian="10pt" style:font-size-complex="10pt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ail.D4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ilter.D3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ilter.D17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ilter.D21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33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D3"/>
    </style:style>
    <style:style style:name="ce3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F3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ail.D4"/>
    </style:style>
    <style:style style:name="ce3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ail.F4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fail.H3"/>
    </style:style>
    <style:style style:name="ce3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ail.H3"/>
    </style:style>
    <style:style style:name="ce4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ail.J4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3"/>
    </style:style>
    <style:style style:name="ce4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17"/>
    </style:style>
    <style:style style:name="ce4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21"/>
    </style:style>
  </office:automatic-styles>
  <office:body>
    <office:spreadsheet>
      <table:table table:name="raw_su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0.1836" calcext:value-type="float">
            <text:p>0.1836</text:p>
          </table:table-cell>
          <table:table-cell office:value-type="float" office:value="410" calcext:value-type="float">
            <text:p>410</text:p>
          </table:table-cell>
          <table:table-cell office:value-type="float" office:value="0.1658" calcext:value-type="float">
            <text:p>0.1658</text:p>
          </table:table-cell>
          <table:table-cell office:value-type="float" office:value="440" calcext:value-type="float">
            <text:p>440</text:p>
          </table:table-cell>
          <table:table-cell office:value-type="float" office:value="0.2895" calcext:value-type="float">
            <text:p>0.289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193" calcext:value-type="float">
            <text:p>193</text:p>
          </table:table-cell>
          <table:table-cell office:value-type="float" office:value="0.0006" calcext:value-type="float">
            <text:p>0.0006</text:p>
          </table:table-cell>
          <table:table-cell office:value-type="float" office:value="389" calcext:value-type="float">
            <text:p>389</text:p>
          </table:table-cell>
          <table:table-cell office:value-type="float" office:value="0.4315" calcext:value-type="float">
            <text:p>0.4315</text:p>
          </table:table-cell>
          <table:table-cell office:value-type="float" office:value="392" calcext:value-type="float">
            <text:p>392</text:p>
          </table:table-cell>
          <table:table-cell office:value-type="float" office:value="0.4501" calcext:value-type="float">
            <text:p>0.4501</text:p>
          </table:table-cell>
          <table:table-cell office:value-type="float" office:value="376" calcext:value-type="float">
            <text:p>376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294" calcext:value-type="float">
            <text:p>294</text:p>
          </table:table-cell>
          <table:table-cell office:value-type="float" office:value="0.0005" calcext:value-type="float">
            <text:p>0.0005</text:p>
          </table:table-cell>
          <table:table-cell office:value-type="float" office:value="516.5" calcext:value-type="float">
            <text:p>516.5</text:p>
          </table:table-cell>
          <table:table-cell office:value-type="float" office:value="0.2938" calcext:value-type="float">
            <text:p>0.2938</text:p>
          </table:table-cell>
          <table:table-cell office:value-type="float" office:value="551.5" calcext:value-type="float">
            <text:p>551.5</text:p>
          </table:table-cell>
          <table:table-cell office:value-type="float" office:value="0.4578" calcext:value-type="float">
            <text:p>0.4578</text:p>
          </table:table-cell>
          <table:table-cell office:value-type="float" office:value="558" calcext:value-type="float">
            <text:p>558</text:p>
          </table:table-cell>
          <table:table-cell office:value-type="float" office:value="0.4901" calcext:value-type="float">
            <text:p>0.49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424" calcext:value-type="float">
            <text:p>424</text:p>
          </table:table-cell>
          <table:table-cell office:value-type="float" office:value="0.0045" calcext:value-type="float">
            <text:p>0.0045</text:p>
          </table:table-cell>
          <table:table-cell office:value-type="float" office:value="578" calcext:value-type="float">
            <text:p>578</text:p>
          </table:table-cell>
          <table:table-cell office:value-type="float" office:value="0.1816" calcext:value-type="float">
            <text:p>0.1816</text:p>
          </table:table-cell>
          <table:table-cell office:value-type="float" office:value="614.5" calcext:value-type="float">
            <text:p>614.5</text:p>
          </table:table-cell>
          <table:table-cell office:value-type="float" office:value="0.307" calcext:value-type="float">
            <text:p>0.307</text:p>
          </table:table-cell>
          <table:table-cell office:value-type="float" office:value="591" calcext:value-type="float">
            <text:p>591</text:p>
          </table:table-cell>
          <table:table-cell office:value-type="float" office:value="0.2222" calcext:value-type="float">
            <text:p>0.222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353" calcext:value-type="float">
            <text:p>353</text:p>
          </table:table-cell>
          <table:table-cell office:value-type="float" office:value="0.0006" calcext:value-type="float">
            <text:p>0.0006</text:p>
          </table:table-cell>
          <table:table-cell office:value-type="float" office:value="614.5" calcext:value-type="float">
            <text:p>614.5</text:p>
          </table:table-cell>
          <table:table-cell office:value-type="float" office:value="0.3863" calcext:value-type="float">
            <text:p>0.3863</text:p>
          </table:table-cell>
          <table:table-cell office:value-type="float" office:value="622.5" calcext:value-type="float">
            <text:p>622.5</text:p>
          </table:table-cell>
          <table:table-cell office:value-type="float" office:value="0.4214" calcext:value-type="float">
            <text:p>0.4214</text:p>
          </table:table-cell>
          <table:table-cell office:value-type="float" office:value="558" calcext:value-type="float">
            <text:p>558</text:p>
          </table:table-cell>
          <table:table-cell office:value-type="float" office:value="0.1764" calcext:value-type="float">
            <text:p>0.176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400" calcext:value-type="float">
            <text:p>400</text:p>
          </table:table-cell>
          <table:table-cell office:value-type="float" office:value="0.0231" calcext:value-type="float">
            <text:p>0.0231</text:p>
          </table:table-cell>
          <table:table-cell office:value-type="float" office:value="425" calcext:value-type="float">
            <text:p>425</text:p>
          </table:table-cell>
          <table:table-cell office:value-type="float" office:value="0.0462" calcext:value-type="float">
            <text:p>0.0462</text:p>
          </table:table-cell>
          <table:table-cell office:value-type="float" office:value="462" calcext:value-type="float">
            <text:p>462</text:p>
          </table:table-cell>
          <table:table-cell office:value-type="float" office:value="0.1109" calcext:value-type="float">
            <text:p>0.1109</text:p>
          </table:table-cell>
          <table:table-cell office:value-type="float" office:value="443" calcext:value-type="float">
            <text:p>443</text:p>
          </table:table-cell>
          <table:table-cell office:value-type="float" office:value="0.0724" calcext:value-type="float">
            <text:p>0.072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356" calcext:value-type="float">
            <text:p>356</text:p>
          </table:table-cell>
          <table:table-cell office:value-type="float" office:value="0.0011" calcext:value-type="float">
            <text:p>0.0011</text:p>
          </table:table-cell>
          <table:table-cell office:value-type="float" office:value="570" calcext:value-type="float">
            <text:p>570</text:p>
          </table:table-cell>
          <table:table-cell office:value-type="float" office:value="0.281" calcext:value-type="float">
            <text:p>0.281</text:p>
          </table:table-cell>
          <table:table-cell office:value-type="float" office:value="518" calcext:value-type="float">
            <text:p>518</text:p>
          </table:table-cell>
          <table:table-cell office:value-type="float" office:value="0.1184" calcext:value-type="float">
            <text:p>0.1184</text:p>
          </table:table-cell>
          <table:table-cell office:value-type="float" office:value="504" calcext:value-type="float">
            <text:p>504</text:p>
          </table:table-cell>
          <table:table-cell office:value-type="float" office:value="0.0893" calcext:value-type="float">
            <text:p>0.089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377" calcext:value-type="float">
            <text:p>377</text:p>
          </table:table-cell>
          <table:table-cell office:value-type="float" office:value="0.0024" calcext:value-type="float">
            <text:p>0.0024</text:p>
          </table:table-cell>
          <table:table-cell office:value-type="float" office:value="619.5" calcext:value-type="float">
            <text:p>619.5</text:p>
          </table:table-cell>
          <table:table-cell office:value-type="float" office:value="0.4977" calcext:value-type="float">
            <text:p>0.4977</text:p>
          </table:table-cell>
          <table:table-cell office:value-type="float" office:value="569" calcext:value-type="float">
            <text:p>569</text:p>
          </table:table-cell>
          <table:table-cell office:value-type="float" office:value="0.2771" calcext:value-type="float">
            <text:p>0.2771</text:p>
          </table:table-cell>
          <table:table-cell office:value-type="float" office:value="555" calcext:value-type="float">
            <text:p>555</text:p>
          </table:table-cell>
          <table:table-cell office:value-type="float" office:value="0.2256" calcext:value-type="float">
            <text:p>0.225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370" calcext:value-type="float">
            <text:p>370</text:p>
          </table:table-cell>
          <table:table-cell office:value-type="float" office:value="0.0032" calcext:value-type="float">
            <text:p>0.0032</text:p>
          </table:table-cell>
          <table:table-cell office:value-type="float" office:value="534.5" calcext:value-type="float">
            <text:p>534.5</text:p>
          </table:table-cell>
          <table:table-cell office:value-type="float" office:value="0.2184" calcext:value-type="float">
            <text:p>0.2184</text:p>
          </table:table-cell>
          <table:table-cell office:value-type="float" office:value="500" calcext:value-type="float">
            <text:p>500</text:p>
          </table:table-cell>
          <table:table-cell office:value-type="float" office:value="0.1176" calcext:value-type="float">
            <text:p>0.1176</text:p>
          </table:table-cell>
          <table:table-cell office:value-type="float" office:value="482" calcext:value-type="float">
            <text:p>482</text:p>
          </table:table-cell>
          <table:table-cell office:value-type="float" office:value="0.0807" calcext:value-type="float">
            <text:p>0.08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220.5" calcext:value-type="float">
            <text:p>220.5</text:p>
          </table:table-cell>
          <table:table-cell office:value-type="float" office:value="0.3229" calcext:value-type="float">
            <text:p>0.3229</text:p>
          </table:table-cell>
          <table:table-cell office:value-type="float" office:value="208" calcext:value-type="float">
            <text:p>208</text:p>
          </table:table-cell>
          <table:table-cell office:value-type="float" office:value="0.2252" calcext:value-type="float">
            <text:p>0.2252</text:p>
          </table:table-cell>
          <table:table-cell office:value-type="float" office:value="217" calcext:value-type="float">
            <text:p>217</text:p>
          </table:table-cell>
          <table:table-cell office:value-type="float" office:value="0.2938" calcext:value-type="float">
            <text:p>0.2938</text:p>
          </table:table-cell>
          <table:table-cell office:value-type="float" office:value="234" calcext:value-type="float">
            <text:p>234</text:p>
          </table:table-cell>
          <table:table-cell office:value-type="float" office:value="0.4438" calcext:value-type="float">
            <text:p>0.443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264.5" calcext:value-type="float">
            <text:p>264.5</text:p>
          </table:table-cell>
          <table:table-cell office:value-type="float" office:value="0.0947" calcext:value-type="float">
            <text:p>0.0947</text:p>
          </table:table-cell>
          <table:table-cell office:value-type="float" office:value="262.5" calcext:value-type="float">
            <text:p>262.5</text:p>
          </table:table-cell>
          <table:table-cell office:value-type="float" office:value="0.0885" calcext:value-type="float">
            <text:p>0.0885</text:p>
          </table:table-cell>
          <table:table-cell office:value-type="float" office:value="281.5" calcext:value-type="float">
            <text:p>281.5</text:p>
          </table:table-cell>
          <table:table-cell office:value-type="float" office:value="0.1585" calcext:value-type="float">
            <text:p>0.1585</text:p>
          </table:table-cell>
          <table:table-cell office:value-type="float" office:value="294" calcext:value-type="float">
            <text:p>294</text:p>
          </table:table-cell>
          <table:table-cell office:value-type="float" office:value="0.2204" calcext:value-type="float">
            <text:p>0.220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297.5" calcext:value-type="float">
            <text:p>297.5</text:p>
          </table:table-cell>
          <table:table-cell office:value-type="float" office:value="0.0557" calcext:value-type="float">
            <text:p>0.0557</text:p>
          </table:table-cell>
          <table:table-cell office:value-type="float" office:value="314.5" calcext:value-type="float">
            <text:p>314.5</text:p>
          </table:table-cell>
          <table:table-cell office:value-type="float" office:value="0.0938" calcext:value-type="float">
            <text:p>0.0938</text:p>
          </table:table-cell>
          <table:table-cell office:value-type="float" office:value="333.5" calcext:value-type="float">
            <text:p>333.5</text:p>
          </table:table-cell>
          <table:table-cell office:value-type="float" office:value="0.1562" calcext:value-type="float">
            <text:p>0.1562</text:p>
          </table:table-cell>
          <table:table-cell office:value-type="float" office:value="306" calcext:value-type="float">
            <text:p>306</text:p>
          </table:table-cell>
          <table:table-cell office:value-type="float" office:value="0.0729" calcext:value-type="float">
            <text:p>0.072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float" office:value="0.1301" calcext:value-type="float">
            <text:p>0.1301</text:p>
          </table:table-cell>
          <table:table-cell office:value-type="float" office:value="366.5" calcext:value-type="float">
            <text:p>366.5</text:p>
          </table:table-cell>
          <table:table-cell office:value-type="float" office:value="0.386" calcext:value-type="float">
            <text:p>0.386</text:p>
          </table:table-cell>
          <table:table-cell office:value-type="float" office:value="335" calcext:value-type="float">
            <text:p>335</text:p>
          </table:table-cell>
          <table:table-cell office:value-type="float" office:value="0.2085" calcext:value-type="float">
            <text:p>0.2085</text:p>
          </table:table-cell>
          <table:table-cell office:value-type="float" office:value="304" calcext:value-type="float">
            <text:p>304</text:p>
          </table:table-cell>
          <table:table-cell office:value-type="float" office:value="0.0927" calcext:value-type="float">
            <text:p>0.092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210.5" calcext:value-type="float">
            <text:p>210.5</text:p>
          </table:table-cell>
          <table:table-cell office:value-type="float" office:value="0.0106" calcext:value-type="float">
            <text:p>0.0106</text:p>
          </table:table-cell>
          <table:table-cell office:value-type="float" office:value="216" calcext:value-type="float">
            <text:p>216</text:p>
          </table:table-cell>
          <table:table-cell office:value-type="float" office:value="0.0138" calcext:value-type="float">
            <text:p>0.0138</text:p>
          </table:table-cell>
          <table:table-cell office:value-type="float" office:value="261.5" calcext:value-type="float">
            <text:p>261.5</text:p>
          </table:table-cell>
          <table:table-cell office:value-type="float" office:value="0.0855" calcext:value-type="float">
            <text:p>0.0855</text:p>
          </table:table-cell>
          <table:table-cell office:value-type="float" office:value="234" calcext:value-type="float">
            <text:p>234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297.5" calcext:value-type="float">
            <text:p>297.5</text:p>
          </table:table-cell>
          <table:table-cell office:value-type="float" office:value="0.103" calcext:value-type="float">
            <text:p>0.103</text:p>
          </table:table-cell>
          <table:table-cell office:value-type="float" office:value="307" calcext:value-type="float">
            <text:p>307</text:p>
          </table:table-cell>
          <table:table-cell office:value-type="float" office:value="0.1348" calcext:value-type="float">
            <text:p>0.1348</text:p>
          </table:table-cell>
          <table:table-cell office:value-type="float" office:value="284.5" calcext:value-type="float">
            <text:p>284.5</text:p>
          </table:table-cell>
          <table:table-cell office:value-type="float" office:value="0.0687" calcext:value-type="float">
            <text:p>0.0687</text:p>
          </table:table-cell>
          <table:table-cell office:value-type="float" office:value="256" calcext:value-type="float">
            <text:p>256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255" calcext:value-type="float">
            <text:p>255</text:p>
          </table:table-cell>
          <table:table-cell office:value-type="float" office:value="0.0235" calcext:value-type="float">
            <text:p>0.0235</text:p>
          </table:table-cell>
          <table:table-cell office:value-type="float" office:value="319.5" calcext:value-type="float">
            <text:p>319.5</text:p>
          </table:table-cell>
          <table:table-cell office:value-type="float" office:value="0.1864" calcext:value-type="float">
            <text:p>0.1864</text:p>
          </table:table-cell>
          <table:table-cell office:value-type="float" office:value="290" calcext:value-type="float">
            <text:p>290</text:p>
          </table:table-cell>
          <table:table-cell office:value-type="float" office:value="0.082" calcext:value-type="float">
            <text:p>0.082</text:p>
          </table:table-cell>
          <table:table-cell office:value-type="float" office:value="291" calcext:value-type="float">
            <text:p>291</text:p>
          </table:table-cell>
          <table:table-cell office:value-type="float" office:value="0.0846" calcext:value-type="float">
            <text:p>0.084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262" calcext:value-type="float">
            <text:p>262</text:p>
          </table:table-cell>
          <table:table-cell office:value-type="float" office:value="0.044" calcext:value-type="float">
            <text:p>0.044</text:p>
          </table:table-cell>
          <table:table-cell office:value-type="float" office:value="278" calcext:value-type="float">
            <text:p>278</text:p>
          </table:table-cell>
          <table:table-cell office:value-type="float" office:value="0.0766" calcext:value-type="float">
            <text:p>0.0766</text:p>
          </table:table-cell>
          <table:table-cell office:value-type="float" office:value="254.5" calcext:value-type="float">
            <text:p>254.5</text:p>
          </table:table-cell>
          <table:table-cell office:value-type="float" office:value="0.0331" calcext:value-type="float">
            <text:p>0.0331</text:p>
          </table:table-cell>
          <table:table-cell office:value-type="float" office:value="233" calcext:value-type="float">
            <text:p>233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248" calcext:value-type="float">
            <text:p>248</text:p>
          </table:table-cell>
          <table:table-cell office:value-type="float" office:value="0.2517" calcext:value-type="float">
            <text:p>0.2517</text:p>
          </table:table-cell>
          <table:table-cell office:value-type="float" office:value="270.5" calcext:value-type="float">
            <text:p>270.5</text:p>
          </table:table-cell>
          <table:table-cell office:value-type="float" office:value="0.4212" calcext:value-type="float">
            <text:p>0.4212</text:p>
          </table:table-cell>
          <table:table-cell office:value-type="float" office:value="255.5" calcext:value-type="float">
            <text:p>255.5</text:p>
          </table:table-cell>
          <table:table-cell office:value-type="float" office:value="0.3041" calcext:value-type="float">
            <text:p>0.3041</text:p>
          </table:table-cell>
          <table:table-cell office:value-type="float" office:value="251" calcext:value-type="float">
            <text:p>251</text:p>
          </table:table-cell>
          <table:table-cell office:value-type="float" office:value="0.2721" calcext:value-type="float">
            <text:p>0.272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278" calcext:value-type="float">
            <text:p>278</text:p>
          </table:table-cell>
          <table:table-cell office:value-type="float" office:value="0.17" calcext:value-type="float">
            <text:p>0.17</text:p>
          </table:table-cell>
          <table:table-cell office:value-type="float" office:value="306.5" calcext:value-type="float">
            <text:p>306.5</text:p>
          </table:table-cell>
          <table:table-cell office:value-type="float" office:value="0.3331" calcext:value-type="float">
            <text:p>0.3331</text:p>
          </table:table-cell>
          <table:table-cell office:value-type="float" office:value="300.5" calcext:value-type="float">
            <text:p>300.5</text:p>
          </table:table-cell>
          <table:table-cell office:value-type="float" office:value="0.2941" calcext:value-type="float">
            <text:p>0.2941</text:p>
          </table:table-cell>
          <table:table-cell office:value-type="float" office:value="276" calcext:value-type="float">
            <text:p>276</text:p>
          </table:table-cell>
          <table:table-cell office:value-type="float" office:value="0.1609" calcext:value-type="float">
            <text:p>0.160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294.5" calcext:value-type="float">
            <text:p>294.5</text:p>
          </table:table-cell>
          <table:table-cell office:value-type="float" office:value="0.3157" calcext:value-type="float">
            <text:p>0.3157</text:p>
          </table:table-cell>
          <table:table-cell office:value-type="float" office:value="297" calcext:value-type="float">
            <text:p>297</text:p>
          </table:table-cell>
          <table:table-cell office:value-type="float" office:value="0.3326" calcext:value-type="float">
            <text:p>0.3326</text:p>
          </table:table-cell>
          <table:table-cell office:value-type="float" office:value="302.5" calcext:value-type="float">
            <text:p>302.5</text:p>
          </table:table-cell>
          <table:table-cell office:value-type="float" office:value="0.371" calcext:value-type="float">
            <text:p>0.371</text:p>
          </table:table-cell>
          <table:table-cell office:value-type="float" office:value="268" calcext:value-type="float">
            <text:p>268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208" calcext:value-type="float">
            <text:p>208</text:p>
          </table:table-cell>
          <table:table-cell office:value-type="float" office:value="0.066" calcext:value-type="float">
            <text:p>0.066</text:p>
          </table:table-cell>
          <table:table-cell office:value-type="float" office:value="228.5" calcext:value-type="float">
            <text:p>228.5</text:p>
          </table:table-cell>
          <table:table-cell office:value-type="float" office:value="0.1405" calcext:value-type="float">
            <text:p>0.1405</text:p>
          </table:table-cell>
          <table:table-cell office:value-type="float" office:value="235.5" calcext:value-type="float">
            <text:p>235.5</text:p>
          </table:table-cell>
          <table:table-cell office:value-type="float" office:value="0.1757" calcext:value-type="float">
            <text:p>0.1757</text:p>
          </table:table-cell>
          <table:table-cell office:value-type="float" office:value="216" calcext:value-type="float">
            <text:p>216</text:p>
          </table:table-cell>
          <table:table-cell office:value-type="float" office:value="0.0904" calcext:value-type="float">
            <text:p>0.090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277.5" calcext:value-type="float">
            <text:p>277.5</text:p>
          </table:table-cell>
          <table:table-cell office:value-type="float" office:value="0.2653" calcext:value-type="float">
            <text:p>0.2653</text:p>
          </table:table-cell>
          <table:table-cell office:value-type="float" office:value="300" calcext:value-type="float">
            <text:p>300</text:p>
          </table:table-cell>
          <table:table-cell office:value-type="float" office:value="0.4235" calcext:value-type="float">
            <text:p>0.4235</text:p>
          </table:table-cell>
          <table:table-cell office:value-type="float" office:value="257" calcext:value-type="float">
            <text:p>257</text:p>
          </table:table-cell>
          <table:table-cell office:value-type="float" office:value="0.1532" calcext:value-type="float">
            <text:p>0.1532</text:p>
          </table:table-cell>
          <table:table-cell office:value-type="float" office:value="237" calcext:value-type="float">
            <text:p>237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246" calcext:value-type="float">
            <text:p>246</text:p>
          </table:table-cell>
          <table:table-cell office:value-type="float" office:value="0.1084" calcext:value-type="float">
            <text:p>0.1084</text:p>
          </table:table-cell>
          <table:table-cell office:value-type="float" office:value="301.5" calcext:value-type="float">
            <text:p>301.5</text:p>
          </table:table-cell>
          <table:table-cell office:value-type="float" office:value="0.4348" calcext:value-type="float">
            <text:p>0.4348</text:p>
          </table:table-cell>
          <table:table-cell office:value-type="float" office:value="273" calcext:value-type="float">
            <text:p>273</text:p>
          </table:table-cell>
          <table:table-cell office:value-type="float" office:value="0.2376" calcext:value-type="float">
            <text:p>0.2376</text:p>
          </table:table-cell>
          <table:table-cell office:value-type="float" office:value="258" calcext:value-type="float">
            <text:p>258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246" calcext:value-type="float">
            <text:p>246</text:p>
          </table:table-cell>
          <table:table-cell office:value-type="float" office:value="0.1424" calcext:value-type="float">
            <text:p>0.1424</text:p>
          </table:table-cell>
          <table:table-cell office:value-type="float" office:value="281" calcext:value-type="float">
            <text:p>281</text:p>
          </table:table-cell>
          <table:table-cell office:value-type="float" office:value="0.3533" calcext:value-type="float">
            <text:p>0.3533</text:p>
          </table:table-cell>
          <table:table-cell office:value-type="float" office:value="242" calcext:value-type="float">
            <text:p>242</text:p>
          </table:table-cell>
          <table:table-cell office:value-type="float" office:value="0.1253" calcext:value-type="float">
            <text:p>0.1253</text:p>
          </table:table-cell>
          <table:table-cell office:value-type="float" office:value="225" calcext:value-type="float">
            <text:p>225</text:p>
          </table:table-cell>
          <table:table-cell office:value-type="float" office:value="0.0687" calcext:value-type="float">
            <text:p>0.068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429.5" calcext:value-type="float">
            <text:p>429.5</text:p>
          </table:table-cell>
          <table:table-cell office:value-type="float" office:value="0.319" calcext:value-type="float">
            <text:p>0.319</text:p>
          </table:table-cell>
          <table:table-cell office:value-type="float" office:value="431.5" calcext:value-type="float">
            <text:p>431.5</text:p>
          </table:table-cell>
          <table:table-cell office:value-type="float" office:value="0.3294" calcext:value-type="float">
            <text:p>0.3294</text:p>
          </table:table-cell>
          <table:table-cell office:value-type="float" office:value="457.5" calcext:value-type="float">
            <text:p>457.5</text:p>
          </table:table-cell>
          <table:table-cell office:value-type="float" office:value="0.474" calcext:value-type="float">
            <text:p>0.474</text:p>
          </table:table-cell>
          <table:table-cell office:value-type="float" office:value="404" calcext:value-type="float">
            <text:p>404</text:p>
          </table:table-cell>
          <table:table-cell office:value-type="float" office:value="0.2006" calcext:value-type="float">
            <text:p>0.200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439.5" calcext:value-type="float">
            <text:p>439.5</text:p>
          </table:table-cell>
          <table:table-cell office:value-type="float" office:value="0.4499" calcext:value-type="float">
            <text:p>0.4499</text:p>
          </table:table-cell>
          <table:table-cell office:value-type="float" office:value="392" calcext:value-type="float">
            <text:p>392</text:p>
          </table:table-cell>
          <table:table-cell office:value-type="float" office:value="0.2032" calcext:value-type="float">
            <text:p>0.2032</text:p>
          </table:table-cell>
          <table:table-cell office:value-type="float" office:value="437.5" calcext:value-type="float">
            <text:p>437.5</text:p>
          </table:table-cell>
          <table:table-cell office:value-type="float" office:value="0.4382" calcext:value-type="float">
            <text:p>0.4382</text:p>
          </table:table-cell>
          <table:table-cell office:value-type="float" office:value="400" calcext:value-type="float">
            <text:p>400</text:p>
          </table:table-cell>
          <table:table-cell office:value-type="float" office:value="0.2385" calcext:value-type="float">
            <text:p>0.238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317" calcext:value-type="float">
            <text:p>317</text:p>
          </table:table-cell>
          <table:table-cell office:value-type="float" office:value="0.1095" calcext:value-type="float">
            <text:p>0.1095</text:p>
          </table:table-cell>
          <table:table-cell office:value-type="float" office:value="328" calcext:value-type="float">
            <text:p>328</text:p>
          </table:table-cell>
          <table:table-cell office:value-type="float" office:value="0.147" calcext:value-type="float">
            <text:p>0.147</text:p>
          </table:table-cell>
          <table:table-cell office:value-type="float" office:value="353.5" calcext:value-type="float">
            <text:p>353.5</text:p>
          </table:table-cell>
          <table:table-cell office:value-type="float" office:value="0.2639" calcext:value-type="float">
            <text:p>0.2639</text:p>
          </table:table-cell>
          <table:table-cell office:value-type="float" office:value="314" calcext:value-type="float">
            <text:p>314</text:p>
          </table:table-cell>
          <table:table-cell office:value-type="float" office:value="0.1006" calcext:value-type="float">
            <text:p>0.100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428.5" calcext:value-type="float">
            <text:p>428.5</text:p>
          </table:table-cell>
          <table:table-cell office:value-type="float" office:value="0.4667" calcext:value-type="float">
            <text:p>0.4667</text:p>
          </table:table-cell>
          <table:table-cell office:value-type="float" office:value="421" calcext:value-type="float">
            <text:p>421</text:p>
          </table:table-cell>
          <table:table-cell office:value-type="float" office:value="0.4217" calcext:value-type="float">
            <text:p>0.4217</text:p>
          </table:table-cell>
          <table:table-cell office:value-type="float" office:value="388.5" calcext:value-type="float">
            <text:p>388.5</text:p>
          </table:table-cell>
          <table:table-cell office:value-type="float" office:value="0.2448" calcext:value-type="float">
            <text:p>0.2448</text:p>
          </table:table-cell>
          <table:table-cell office:value-type="float" office:value="344" calcext:value-type="float">
            <text:p>344</text:p>
          </table:table-cell>
          <table:table-cell office:value-type="float" office:value="0.0859" calcext:value-type="float">
            <text:p>0.085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383.5" calcext:value-type="float">
            <text:p>383.5</text:p>
          </table:table-cell>
          <table:table-cell office:value-type="float" office:value="0.2217" calcext:value-type="float">
            <text:p>0.2217</text:p>
          </table:table-cell>
          <table:table-cell office:value-type="float" office:value="404.5" calcext:value-type="float">
            <text:p>404.5</text:p>
          </table:table-cell>
          <table:table-cell office:value-type="float" office:value="0.3271" calcext:value-type="float">
            <text:p>0.3271</text:p>
          </table:table-cell>
          <table:table-cell office:value-type="float" office:value="403" calcext:value-type="float">
            <text:p>403</text:p>
          </table:table-cell>
          <table:table-cell office:value-type="float" office:value="0.3189" calcext:value-type="float">
            <text:p>0.3189</text:p>
          </table:table-cell>
          <table:table-cell office:value-type="float" office:value="384" calcext:value-type="float">
            <text:p>384</text:p>
          </table:table-cell>
          <table:table-cell office:value-type="float" office:value="0.2239" calcext:value-type="float">
            <text:p>0.223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380.5" calcext:value-type="float">
            <text:p>380.5</text:p>
          </table:table-cell>
          <table:table-cell office:value-type="float" office:value="0.2694" calcext:value-type="float">
            <text:p>0.2694</text:p>
          </table:table-cell>
          <table:table-cell office:value-type="float" office:value="398" calcext:value-type="float">
            <text:p>398</text:p>
          </table:table-cell>
          <table:table-cell office:value-type="float" office:value="0.366" calcext:value-type="float">
            <text:p>0.366</text:p>
          </table:table-cell>
          <table:table-cell office:value-type="float" office:value="357.5" calcext:value-type="float">
            <text:p>357.5</text:p>
          </table:table-cell>
          <table:table-cell office:value-type="float" office:value="0.1653" calcext:value-type="float">
            <text:p>0.1653</text:p>
          </table:table-cell>
          <table:table-cell office:value-type="float" office:value="319" calcext:value-type="float">
            <text:p>31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482.5" calcext:value-type="float">
            <text:p>482.5</text:p>
          </table:table-cell>
          <table:table-cell office:value-type="float" office:value="0.2752" calcext:value-type="float">
            <text:p>0.2752</text:p>
          </table:table-cell>
          <table:table-cell office:value-type="float" office:value="454" calcext:value-type="float">
            <text:p>454</text:p>
          </table:table-cell>
          <table:table-cell office:value-type="float" office:value="0.1657" calcext:value-type="float">
            <text:p>0.1657</text:p>
          </table:table-cell>
          <table:table-cell office:value-type="float" office:value="515.5" calcext:value-type="float">
            <text:p>515.5</text:p>
          </table:table-cell>
          <table:table-cell office:value-type="float" office:value="0.4348" calcext:value-type="float">
            <text:p>0.4348</text:p>
          </table:table-cell>
          <table:table-cell office:value-type="float" office:value="525" calcext:value-type="float">
            <text:p>525</text:p>
          </table:table-cell>
          <table:table-cell office:value-type="float" office:value="0.4843" calcext:value-type="float">
            <text:p>0.484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419" calcext:value-type="float">
            <text:p>419</text:p>
          </table:table-cell>
          <table:table-cell office:value-type="float" office:value="0.2668" calcext:value-type="float">
            <text:p>0.2668</text:p>
          </table:table-cell>
          <table:table-cell office:value-type="float" office:value="419.5" calcext:value-type="float">
            <text:p>419.5</text:p>
          </table:table-cell>
          <table:table-cell office:value-type="float" office:value="0.2691" calcext:value-type="float">
            <text:p>0.2691</text:p>
          </table:table-cell>
          <table:table-cell office:value-type="float" office:value="421" calcext:value-type="float">
            <text:p>421</text:p>
          </table:table-cell>
          <table:table-cell office:value-type="float" office:value="0.2763" calcext:value-type="float">
            <text:p>0.2763</text:p>
          </table:table-cell>
          <table:table-cell office:value-type="float" office:value="414" calcext:value-type="float">
            <text:p>414</text:p>
          </table:table-cell>
          <table:table-cell office:value-type="float" office:value="0.2436" calcext:value-type="float">
            <text:p>0.243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481" calcext:value-type="float">
            <text:p>481</text:p>
          </table:table-cell>
          <table:table-cell office:value-type="float" office:value="0.341" calcext:value-type="float">
            <text:p>0.341</text:p>
          </table:table-cell>
          <table:table-cell office:value-type="float" office:value="482.5" calcext:value-type="float">
            <text:p>482.5</text:p>
          </table:table-cell>
          <table:table-cell office:value-type="float" office:value="0.3483" calcext:value-type="float">
            <text:p>0.3483</text:p>
          </table:table-cell>
          <table:table-cell office:value-type="float" office:value="463.5" calcext:value-type="float">
            <text:p>463.5</text:p>
          </table:table-cell>
          <table:table-cell office:value-type="float" office:value="0.2594" calcext:value-type="float">
            <text:p>0.2594</text:p>
          </table:table-cell>
          <table:table-cell office:value-type="float" office:value="464" calcext:value-type="float">
            <text:p>464</text:p>
          </table:table-cell>
          <table:table-cell office:value-type="float" office:value="0.2617" calcext:value-type="float">
            <text:p>0.261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501.5" calcext:value-type="float">
            <text:p>501.5</text:p>
          </table:table-cell>
          <table:table-cell office:value-type="float" office:value="0.4466" calcext:value-type="float">
            <text:p>0.4466</text:p>
          </table:table-cell>
          <table:table-cell office:value-type="float" office:value="459" calcext:value-type="float">
            <text:p>459</text:p>
          </table:table-cell>
          <table:table-cell office:value-type="float" office:value="0.2402" calcext:value-type="float">
            <text:p>0.2402</text:p>
          </table:table-cell>
          <table:table-cell office:value-type="float" office:value="489" calcext:value-type="float">
            <text:p>489</text:p>
          </table:table-cell>
          <table:table-cell office:value-type="float" office:value="0.3812" calcext:value-type="float">
            <text:p>0.3812</text:p>
          </table:table-cell>
          <table:table-cell office:value-type="float" office:value="502" calcext:value-type="float">
            <text:p>502</text:p>
          </table:table-cell>
          <table:table-cell office:value-type="float" office:value="0.4492" calcext:value-type="float">
            <text:p>0.449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486.5" calcext:value-type="float">
            <text:p>486.5</text:p>
          </table:table-cell>
          <table:table-cell office:value-type="float" office:value="0.4534" calcext:value-type="float">
            <text:p>0.4534</text:p>
          </table:table-cell>
          <table:table-cell office:value-type="float" office:value="488.5" calcext:value-type="float">
            <text:p>488.5</text:p>
          </table:table-cell>
          <table:table-cell office:value-type="float" office:value="0.4643" calcext:value-type="float">
            <text:p>0.4643</text:p>
          </table:table-cell>
          <table:table-cell office:value-type="float" office:value="436.5" calcext:value-type="float">
            <text:p>436.5</text:p>
          </table:table-cell>
          <table:table-cell office:value-type="float" office:value="0.2103" calcext:value-type="float">
            <text:p>0.2103</text:p>
          </table:table-cell>
          <table:table-cell office:value-type="float" office:value="435" calcext:value-type="float">
            <text:p>435</text:p>
          </table:table-cell>
          <table:table-cell office:value-type="float" office:value="0.2045" calcext:value-type="float">
            <text:p>0.204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365.5" calcext:value-type="float">
            <text:p>365.5</text:p>
          </table:table-cell>
          <table:table-cell office:value-type="float" office:value="0.1107" calcext:value-type="float">
            <text:p>0.1107</text:p>
          </table:table-cell>
          <table:table-cell office:value-type="float" office:value="346" calcext:value-type="float">
            <text:p>346</text:p>
          </table:table-cell>
          <table:table-cell office:value-type="float" office:value="0.0652" calcext:value-type="float">
            <text:p>0.0652</text:p>
          </table:table-cell>
          <table:table-cell office:value-type="float" office:value="401" calcext:value-type="float">
            <text:p>401</text:p>
          </table:table-cell>
          <table:table-cell office:value-type="float" office:value="0.2429" calcext:value-type="float">
            <text:p>0.2429</text:p>
          </table:table-cell>
          <table:table-cell office:value-type="float" office:value="401" calcext:value-type="float">
            <text:p>401</text:p>
          </table:table-cell>
          <table:table-cell office:value-type="float" office:value="0.2431" calcext:value-type="float">
            <text:p>0.243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483.5" calcext:value-type="float">
            <text:p>483.5</text:p>
          </table:table-cell>
          <table:table-cell office:value-type="float" office:value="0.4318" calcext:value-type="float">
            <text:p>0.4318</text:p>
          </table:table-cell>
          <table:table-cell office:value-type="float" office:value="448.5" calcext:value-type="float">
            <text:p>448.5</text:p>
          </table:table-cell>
          <table:table-cell office:value-type="float" office:value="0.2568" calcext:value-type="float">
            <text:p>0.2568</text:p>
          </table:table-cell>
          <table:table-cell office:value-type="float" office:value="436" calcext:value-type="float">
            <text:p>436</text:p>
          </table:table-cell>
          <table:table-cell office:value-type="float" office:value="0.2046" calcext:value-type="float">
            <text:p>0.2046</text:p>
          </table:table-cell>
          <table:table-cell office:value-type="float" office:value="459" calcext:value-type="float">
            <text:p>459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442" calcext:value-type="float">
            <text:p>442</text:p>
          </table:table-cell>
          <table:table-cell office:value-type="float" office:value="0.2289" calcext:value-type="float">
            <text:p>0.2289</text:p>
          </table:table-cell>
          <table:table-cell office:value-type="float" office:value="459" calcext:value-type="float">
            <text:p>459</text:p>
          </table:table-cell>
          <table:table-cell office:value-type="float" office:value="0.3054" calcext:value-type="float">
            <text:p>0.3054</text:p>
          </table:table-cell>
          <table:table-cell office:value-type="float" office:value="459" calcext:value-type="float">
            <text:p>459</text:p>
          </table:table-cell>
          <table:table-cell office:value-type="float" office:value="0.3054" calcext:value-type="float">
            <text:p>0.3054</text:p>
          </table:table-cell>
          <table:table-cell office:value-type="float" office:value="495" calcext:value-type="float">
            <text:p>495</text:p>
          </table:table-cell>
          <table:table-cell office:value-type="float" office:value="0.4945" calcext:value-type="float">
            <text:p>0.494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433" calcext:value-type="float">
            <text:p>433</text:p>
          </table:table-cell>
          <table:table-cell office:value-type="float" office:value="0.254" calcext:value-type="float">
            <text:p>0.254</text:p>
          </table:table-cell>
          <table:table-cell office:value-type="float" office:value="401.5" calcext:value-type="float">
            <text:p>401.5</text:p>
          </table:table-cell>
          <table:table-cell office:value-type="float" office:value="0.1343" calcext:value-type="float">
            <text:p>0.1343</text:p>
          </table:table-cell>
          <table:table-cell office:value-type="float" office:value="411" calcext:value-type="float">
            <text:p>411</text:p>
          </table:table-cell>
          <table:table-cell office:value-type="float" office:value="0.1654" calcext:value-type="float">
            <text:p>0.1654</text:p>
          </table:table-cell>
          <table:table-cell office:value-type="float" office:value="422" calcext:value-type="float">
            <text:p>422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366" calcext:value-type="float">
            <text:p>366</text:p>
          </table:table-cell>
          <table:table-cell office:value-type="float" office:value="0.1509" calcext:value-type="float">
            <text:p>0.1509</text:p>
          </table:table-cell>
          <table:table-cell office:value-type="float" office:value="365" calcext:value-type="float">
            <text:p>365</text:p>
          </table:table-cell>
          <table:table-cell office:value-type="float" office:value="0.1473" calcext:value-type="float">
            <text:p>0.1473</text:p>
          </table:table-cell>
          <table:table-cell office:value-type="float" office:value="433" calcext:value-type="float">
            <text:p>433</text:p>
          </table:table-cell>
          <table:table-cell office:value-type="float" office:value="0.4939" calcext:value-type="float">
            <text:p>0.4939</text:p>
          </table:table-cell>
          <table:table-cell office:value-type="float" office:value="428" calcext:value-type="float">
            <text:p>428</text:p>
          </table:table-cell>
          <table:table-cell office:value-type="float" office:value="0.4637" calcext:value-type="float">
            <text:p>0.463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396.5" calcext:value-type="float">
            <text:p>396.5</text:p>
          </table:table-cell>
          <table:table-cell office:value-type="float" office:value="0.2846" calcext:value-type="float">
            <text:p>0.2846</text:p>
          </table:table-cell>
          <table:table-cell office:value-type="float" office:value="343" calcext:value-type="float">
            <text:p>343</text:p>
          </table:table-cell>
          <table:table-cell office:value-type="float" office:value="0.0835" calcext:value-type="float">
            <text:p>0.0835</text:p>
          </table:table-cell>
          <table:table-cell office:value-type="float" office:value="411.5" calcext:value-type="float">
            <text:p>411.5</text:p>
          </table:table-cell>
          <table:table-cell office:value-type="float" office:value="0.3663" calcext:value-type="float">
            <text:p>0.3663</text:p>
          </table:table-cell>
          <table:table-cell office:value-type="float" office:value="401" calcext:value-type="float">
            <text:p>401</text:p>
          </table:table-cell>
          <table:table-cell office:value-type="float" office:value="0.3082" calcext:value-type="float">
            <text:p>0.308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386.5" calcext:value-type="float">
            <text:p>386.5</text:p>
          </table:table-cell>
          <table:table-cell office:value-type="float" office:value="0.301" calcext:value-type="float">
            <text:p>0.301</text:p>
          </table:table-cell>
          <table:table-cell office:value-type="float" office:value="373.5" calcext:value-type="float">
            <text:p>373.5</text:p>
          </table:table-cell>
          <table:table-cell office:value-type="float" office:value="0.2345" calcext:value-type="float">
            <text:p>0.2345</text:p>
          </table:table-cell>
          <table:table-cell office:value-type="float" office:value="409.5" calcext:value-type="float">
            <text:p>409.5</text:p>
          </table:table-cell>
          <table:table-cell office:value-type="float" office:value="0.435" calcext:value-type="float">
            <text:p>0.435</text:p>
          </table:table-cell>
          <table:table-cell office:value-type="float" office:value="413" calcext:value-type="float">
            <text:p>413</text:p>
          </table:table-cell>
          <table:table-cell office:value-type="float" office:value="0.4566" calcext:value-type="float">
            <text:p>0.456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436" calcext:value-type="float">
            <text:p>436</text:p>
          </table:table-cell>
          <table:table-cell office:value-type="float" office:value="0.2655" calcext:value-type="float">
            <text:p>0.2655</text:p>
          </table:table-cell>
          <table:table-cell office:value-type="float" office:value="459.5" calcext:value-type="float">
            <text:p>459.5</text:p>
          </table:table-cell>
          <table:table-cell office:value-type="float" office:value="0.3837" calcext:value-type="float">
            <text:p>0.3837</text:p>
          </table:table-cell>
          <table:table-cell office:value-type="float" office:value="455" calcext:value-type="float">
            <text:p>455</text:p>
          </table:table-cell>
          <table:table-cell office:value-type="float" office:value="0.3597" calcext:value-type="float">
            <text:p>0.3597</text:p>
          </table:table-cell>
          <table:table-cell office:value-type="float" office:value="453" calcext:value-type="float">
            <text:p>453</text:p>
          </table:table-cell>
          <table:table-cell office:value-type="float" office:value="0.3493" calcext:value-type="float">
            <text:p>0.349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428" calcext:value-type="float">
            <text:p>428</text:p>
          </table:table-cell>
          <table:table-cell office:value-type="float" office:value="0.2967" calcext:value-type="float">
            <text:p>0.2967</text:p>
          </table:table-cell>
          <table:table-cell office:value-type="float" office:value="445" calcext:value-type="float">
            <text:p>445</text:p>
          </table:table-cell>
          <table:table-cell office:value-type="float" office:value="0.3864" calcext:value-type="float">
            <text:p>0.3864</text:p>
          </table:table-cell>
          <table:table-cell office:value-type="float" office:value="458.5" calcext:value-type="float">
            <text:p>458.5</text:p>
          </table:table-cell>
          <table:table-cell office:value-type="float" office:value="0.4626" calcext:value-type="float">
            <text:p>0.4626</text:p>
          </table:table-cell>
          <table:table-cell office:value-type="float" office:value="450" calcext:value-type="float">
            <text:p>450</text:p>
          </table:table-cell>
          <table:table-cell office:value-type="float" office:value="0.4143" calcext:value-type="float">
            <text:p>0.414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464.5" calcext:value-type="float">
            <text:p>464.5</text:p>
          </table:table-cell>
          <table:table-cell office:value-type="float" office:value="0.4971" calcext:value-type="float">
            <text:p>0.4971</text:p>
          </table:table-cell>
          <table:table-cell office:value-type="float" office:value="412" calcext:value-type="float">
            <text:p>412</text:p>
          </table:table-cell>
          <table:table-cell office:value-type="float" office:value="0.2221" calcext:value-type="float">
            <text:p>0.2221</text:p>
          </table:table-cell>
          <table:table-cell office:value-type="float" office:value="425.5" calcext:value-type="float">
            <text:p>425.5</text:p>
          </table:table-cell>
          <table:table-cell office:value-type="float" office:value="0.2843" calcext:value-type="float">
            <text:p>0.2843</text:p>
          </table:table-cell>
          <table:table-cell office:value-type="float" office:value="417" calcext:value-type="float">
            <text:p>417</text:p>
          </table:table-cell>
          <table:table-cell office:value-type="float" office:value="0.2443" calcext:value-type="float">
            <text:p>0.2443</text:p>
          </table:table-cell>
        </table:table-row>
      </table:table>
      <table:table table:name="raw_non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29" calcext:value-type="float">
            <text:p>0.29</text:p>
          </table:table-cell>
          <table:table-cell office:value-type="float" office:value="0.5902" calcext:value-type="float">
            <text:p>0.590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5802" calcext:value-type="float">
            <text:p>0.580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957" calcext:value-type="float">
            <text:p>0.4957</text:p>
          </table:table-cell>
          <table:table-cell office:value-type="float" office:value="0.4814" calcext:value-type="float">
            <text:p>0.4814</text:p>
          </table:table-cell>
          <table:table-cell office:value-type="float" office:value="2.0965" calcext:value-type="float">
            <text:p>2.0965</text:p>
          </table:table-cell>
          <table:table-cell office:value-type="float" office:value="0.1476" calcext:value-type="float">
            <text:p>0.147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249" calcext:value-type="float">
            <text:p>1.8249</text:p>
          </table:table-cell>
          <table:table-cell office:value-type="float" office:value="0.1767" calcext:value-type="float">
            <text:p>0.1767</text:p>
          </table:table-cell>
          <table:table-cell office:value-type="float" office:value="3.5021" calcext:value-type="float">
            <text:p>3.5021</text:p>
          </table:table-cell>
          <table:table-cell office:value-type="float" office:value="0.0613" calcext:value-type="float">
            <text:p>0.06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8" calcext:value-type="float">
            <text:p>0.698</text:p>
          </table:table-cell>
          <table:table-cell office:value-type="float" office:value="0.4035" calcext:value-type="float">
            <text:p>0.4035</text:p>
          </table:table-cell>
          <table:table-cell office:value-type="float" office:value="2.1641" calcext:value-type="float">
            <text:p>2.1641</text:p>
          </table:table-cell>
          <table:table-cell office:value-type="float" office:value="0.1413" calcext:value-type="float">
            <text:p>0.14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3917" calcext:value-type="float">
            <text:p>0.3917</text:p>
          </table:table-cell>
          <table:table-cell office:value-type="float" office:value="2.2481" calcext:value-type="float">
            <text:p>2.2481</text:p>
          </table:table-cell>
          <table:table-cell office:value-type="float" office:value="0.1338" calcext:value-type="float">
            <text:p>0.133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3328" calcext:value-type="float">
            <text:p>0.3328</text:p>
          </table:table-cell>
          <table:table-cell office:value-type="float" office:value="1.2596" calcext:value-type="float">
            <text:p>1.2596</text:p>
          </table:table-cell>
          <table:table-cell office:value-type="float" office:value="0.2617" calcext:value-type="float">
            <text:p>0.261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882" calcext:value-type="float">
            <text:p>1.1882</text:p>
          </table:table-cell>
          <table:table-cell office:value-type="float" office:value="0.2757" calcext:value-type="float">
            <text:p>0.2757</text:p>
          </table:table-cell>
          <table:table-cell office:value-type="float" office:value="1.9915" calcext:value-type="float">
            <text:p>1.9915</text:p>
          </table:table-cell>
          <table:table-cell office:value-type="float" office:value="0.1582" calcext:value-type="float">
            <text:p>0.158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861" calcext:value-type="float">
            <text:p>0.861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7729" calcext:value-type="float">
            <text:p>0.772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76" calcext:value-type="float">
            <text:p>0.676</text:p>
          </table:table-cell>
          <table:table-cell office:value-type="float" office:value="0.411" calcext:value-type="float">
            <text:p>0.411</text:p>
          </table:table-cell>
          <table:table-cell office:value-type="float" office:value="1.1502" calcext:value-type="float">
            <text:p>1.1502</text:p>
          </table:table-cell>
          <table:table-cell office:value-type="float" office:value="0.2835" calcext:value-type="float">
            <text:p>0.283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539" calcext:value-type="float">
            <text:p>3.8539</text:p>
          </table:table-cell>
          <table:table-cell office:value-type="float" office:value="0.0496" calcext:value-type="float">
            <text:p>0.0496</text:p>
          </table:table-cell>
          <table:table-cell office:value-type="float" office:value="3.6238" calcext:value-type="float">
            <text:p>3.6238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652" calcext:value-type="float">
            <text:p>1.1652</text:p>
          </table:table-cell>
          <table:table-cell office:value-type="float" office:value="0.2804" calcext:value-type="float">
            <text:p>0.2804</text:p>
          </table:table-cell>
          <table:table-cell office:value-type="float" office:value="1.5118" calcext:value-type="float">
            <text:p>1.5118</text:p>
          </table:table-cell>
          <table:table-cell office:value-type="float" office:value="0.2189" calcext:value-type="float">
            <text:p>0.218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75" calcext:value-type="float">
            <text:p>1.1475</text:p>
          </table:table-cell>
          <table:table-cell office:value-type="float" office:value="0.2841" calcext:value-type="float">
            <text:p>0.2841</text:p>
          </table:table-cell>
          <table:table-cell office:value-type="float" office:value="1.3661" calcext:value-type="float">
            <text:p>1.3661</text:p>
          </table:table-cell>
          <table:table-cell office:value-type="float" office:value="0.2425" calcext:value-type="float">
            <text:p>0.242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1" calcext:value-type="float">
            <text:p>2.2681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7198" calcext:value-type="float">
            <text:p>0.7198</text:p>
          </table:table-cell>
          <table:table-cell office:value-type="float" office:value="0.3962" calcext:value-type="float">
            <text:p>0.396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068" calcext:value-type="float">
            <text:p>2.4068</text:p>
          </table:table-cell>
          <table:table-cell office:value-type="float" office:value="0.1208" calcext:value-type="float">
            <text:p>0.1208</text:p>
          </table:table-cell>
          <table:table-cell office:value-type="float" office:value="1.674" calcext:value-type="float">
            <text:p>1.674</text:p>
          </table:table-cell>
          <table:table-cell office:value-type="float" office:value="0.1957" calcext:value-type="float">
            <text:p>0.195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4832" calcext:value-type="float">
            <text:p>0.4832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217" calcext:value-type="float">
            <text:p>1.7217</text:p>
          </table:table-cell>
          <table:table-cell office:value-type="float" office:value="0.1895" calcext:value-type="float">
            <text:p>0.1895</text:p>
          </table:table-cell>
          <table:table-cell office:value-type="float" office:value="2.1169" calcext:value-type="float">
            <text:p>2.1169</text:p>
          </table:table-cell>
          <table:table-cell office:value-type="float" office:value="0.1457" calcext:value-type="float">
            <text:p>0.145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459" calcext:value-type="float">
            <text:p>0.7459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14" calcext:value-type="float">
            <text:p>0.7114</text:p>
          </table:table-cell>
          <table:table-cell office:value-type="float" office:value="0.399" calcext:value-type="float">
            <text:p>0.399</text:p>
          </table:table-cell>
          <table:table-cell office:value-type="float" office:value="0.932" calcext:value-type="float">
            <text:p>0.932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5753" calcext:value-type="float">
            <text:p>0.575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05" calcext:value-type="float">
            <text:p>0.905</text:p>
          </table:table-cell>
          <table:table-cell office:value-type="float" office:value="0.3414" calcext:value-type="float">
            <text:p>0.3414</text:p>
          </table:table-cell>
          <table:table-cell office:value-type="float" office:value="1.0018" calcext:value-type="float">
            <text:p>1.0018</text:p>
          </table:table-cell>
          <table:table-cell office:value-type="float" office:value="0.3169" calcext:value-type="float">
            <text:p>0.316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6963" calcext:value-type="float">
            <text:p>0.696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7984" calcext:value-type="float">
            <text:p>0.798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9618" calcext:value-type="float">
            <text:p>0.961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7194" calcext:value-type="float">
            <text:p>0.719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7411" calcext:value-type="float">
            <text:p>0.7411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8965" calcext:value-type="float">
            <text:p>0.896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7411" calcext:value-type="float">
            <text:p>0.7411</text:p>
          </table:table-cell>
          <table:table-cell office:value-type="float" office:value="0.127" calcext:value-type="float">
            <text:p>0.127</text:p>
          </table:table-cell>
          <table:table-cell office:value-type="float" office:value="0.7216" calcext:value-type="float">
            <text:p>0.721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1679" calcext:value-type="float">
            <text:p>0.1679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11" calcext:value-type="float">
            <text:p>0.4111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3584" calcext:value-type="float">
            <text:p>0.358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6484" calcext:value-type="float">
            <text:p>0.6484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608" calcext:value-type="float">
            <text:p>0.960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8726" calcext:value-type="float">
            <text:p>0.872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7" calcext:value-type="float">
            <text:p>0.067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9574" calcext:value-type="float">
            <text:p>0.957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116" calcext:value-type="float">
            <text:p>0.116</text:p>
          </table:table-cell>
          <table:table-cell office:value-type="float" office:value="0.7335" calcext:value-type="float">
            <text:p>0.7335</text:p>
          </table:table-cell>
        </table:table-row>
      </table:table>
      <table:table table:name="raw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315" calcext:value-type="float">
            <text:p>13.6315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291" calcext:value-type="float">
            <text:p>12.829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471" calcext:value-type="float">
            <text:p>2.5471</text:p>
          </table:table-cell>
          <table:table-cell office:value-type="float" office:value="0.1105" calcext:value-type="float">
            <text:p>0.110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0736" calcext:value-type="float">
            <text:p>6.0736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0565" calcext:value-type="float">
            <text:p>6.0565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3482" calcext:value-type="float">
            <text:p>7.3482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923" calcext:value-type="float">
            <text:p>5.692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777" calcext:value-type="float">
            <text:p>4.9777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3447" calcext:value-type="float">
            <text:p>6.3447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6216" calcext:value-type="float">
            <text:p>0.621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081" calcext:value-type="float">
            <text:p>2.0081</text:p>
          </table:table-cell>
          <table:table-cell office:value-type="float" office:value="0.1565" calcext:value-type="float">
            <text:p>0.156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516" calcext:value-type="float">
            <text:p>1.9516</text:p>
          </table:table-cell>
          <table:table-cell office:value-type="float" office:value="0.1624" calcext:value-type="float">
            <text:p>0.162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562" calcext:value-type="float">
            <text:p>1.8562</text:p>
          </table:table-cell>
          <table:table-cell office:value-type="float" office:value="0.1731" calcext:value-type="float">
            <text:p>0.173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347" calcext:value-type="float">
            <text:p>1.9347</text:p>
          </table:table-cell>
          <table:table-cell office:value-type="float" office:value="0.1642" calcext:value-type="float">
            <text:p>0.164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" calcext:value-type="float">
            <text:p>2.286</text:p>
          </table:table-cell>
          <table:table-cell office:value-type="float" office:value="0.1305" calcext:value-type="float">
            <text:p>0.130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705" calcext:value-type="float">
            <text:p>3.470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89" calcext:value-type="float">
            <text:p>1.689</text:p>
          </table:table-cell>
          <table:table-cell office:value-type="float" office:value="0.1937" calcext:value-type="float">
            <text:p>0.193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022" calcext:value-type="float">
            <text:p>1.5022</text:p>
          </table:table-cell>
          <table:table-cell office:value-type="float" office:value="0.2203" calcext:value-type="float">
            <text:p>0.220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471" calcext:value-type="float">
            <text:p>0.7471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13" calcext:value-type="float">
            <text:p>0.7613</text:p>
          </table:table-cell>
          <table:table-cell office:value-type="float" office:value="0.3829" calcext:value-type="float">
            <text:p>0.382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3639" calcext:value-type="float">
            <text:p>0.363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67" calcext:value-type="float">
            <text:p>1.067</text:p>
          </table:table-cell>
          <table:table-cell office:value-type="float" office:value="0.3016" calcext:value-type="float">
            <text:p>0.301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8" calcext:value-type="float">
            <text:p>1.898</text:p>
          </table:table-cell>
          <table:table-cell office:value-type="float" office:value="0.1683" calcext:value-type="float">
            <text:p>0.168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2" calcext:value-type="float">
            <text:p>0.662</text:p>
          </table:table-cell>
          <table:table-cell office:value-type="float" office:value="0.4159" calcext:value-type="float">
            <text:p>0.415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15" calcext:value-type="float">
            <text:p>0.2215</text:p>
          </table:table-cell>
          <table:table-cell office:value-type="float" office:value="0.6379" calcext:value-type="float">
            <text:p>0.637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6985" calcext:value-type="float">
            <text:p>0.698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6333" calcext:value-type="float">
            <text:p>0.633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7245" calcext:value-type="float">
            <text:p>0.724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703" calcext:value-type="float">
            <text:p>0.970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1" calcext:value-type="float">
            <text:p>0.231</text:p>
          </table:table-cell>
          <table:table-cell office:value-type="float" office:value="0.6308" calcext:value-type="float">
            <text:p>0.630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9397" calcext:value-type="float">
            <text:p>0.939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9777" calcext:value-type="float">
            <text:p>0.977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8598" calcext:value-type="float">
            <text:p>0.859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6859" calcext:value-type="float">
            <text:p>0.685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661" calcext:value-type="float">
            <text:p>0.966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9038" calcext:value-type="float">
            <text:p>0.903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7057" calcext:value-type="float">
            <text:p>0.705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9501" calcext:value-type="float">
            <text:p>0.95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8535" calcext:value-type="float">
            <text:p>0.853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6339" calcext:value-type="float">
            <text:p>0.6339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935" calcext:value-type="float">
            <text:p>0.993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8255" calcext:value-type="float">
            <text:p>0.825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6282" calcext:value-type="float">
            <text:p>0.6282</text:p>
          </table:table-cell>
        </table:table-row>
      </table:table>
      <table:table table:name="raw_me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cc" table:style-name="ta1">
        <table:table-column table:style-name="co8" table:default-cell-style-name="ce27"/>
        <table:table-column table:style-name="co9" table:default-cell-style-name="ce27"/>
        <table:table-column table:style-name="co16" table:number-columns-repeated="8" table:default-cell-style-name="ce33"/>
        <table:table-column table:style-name="co11" table:number-columns-repeated="1014" table:default-cell-style-name="ce33"/>
        <table:table-row table:style-name="ro1">
          <table:table-cell table:style-name="ce24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5" table:formula="of:=[raw_succ.B1]" office:value-type="string" office:string-value="Pair" calcext:value-type="string">
            <text:p>Pair</text:p>
          </table:covered-table-cell>
          <table:table-cell table:style-name="ce24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5" table:formula="of:=[raw_succ.D1]" office:value-type="string" office:string-value="Makespan (s)" calcext:value-type="string">
            <text:p>Makespan (s)</text:p>
          </table:covered-table-cell>
          <table:table-cell table:style-name="ce24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5" table:formula="of:=[raw_succ.F1]" office:value-type="string" office:string-value="Number of Actions" calcext:value-type="string">
            <text:p>Number of Actions</text:p>
          </table:covered-table-cell>
          <table:table-cell table:style-name="ce24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5" table:formula="of:=[raw_succ.H1]" office:value-type="string" office:string-value="Processing Time (s)" calcext:value-type="string">
            <text:p>Processing Time (s)</text:p>
          </table:covered-table-cell>
          <table:table-cell table:style-name="ce24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5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25" table:formula="of:=[raw_succ.A2]" office:value-type="string" office:string-value="Tool A" calcext:value-type="string">
            <text:p>Tool A</text:p>
          </table:table-cell>
          <table:table-cell table:style-name="ce25" table:formula="of:=[raw_succ.B2]" office:value-type="string" office:string-value="Tool B" calcext:value-type="string">
            <text:p>Tool B</text:p>
          </table:table-cell>
          <table:table-cell table:style-name="ce25" table:formula="of:=[raw_succ.C2]" office:value-type="string" office:string-value="H" calcext:value-type="string">
            <text:p>H</text:p>
          </table:table-cell>
          <table:table-cell table:style-name="ce25" table:formula="of:=[raw_succ.D2]" office:value-type="string" office:string-value="p" calcext:value-type="string">
            <text:p>p</text:p>
          </table:table-cell>
          <table:table-cell table:style-name="ce25" table:formula="of:=[raw_succ.E2]" office:value-type="string" office:string-value="H" calcext:value-type="string">
            <text:p>H</text:p>
          </table:table-cell>
          <table:table-cell table:style-name="ce25" table:formula="of:=[raw_succ.F2]" office:value-type="string" office:string-value="p" calcext:value-type="string">
            <text:p>p</text:p>
          </table:table-cell>
          <table:table-cell table:style-name="ce25" table:formula="of:=[raw_succ.G2]" office:value-type="string" office:string-value="H" calcext:value-type="string">
            <text:p>H</text:p>
          </table:table-cell>
          <table:table-cell table:style-name="ce25" table:formula="of:=[raw_succ.H2]" office:value-type="string" office:string-value="p" calcext:value-type="string">
            <text:p>p</text:p>
          </table:table-cell>
          <table:table-cell table:style-name="ce25" table:formula="of:=[raw_succ.I2]" office:value-type="string" office:string-value="H" calcext:value-type="string">
            <text:p>H</text:p>
          </table:table-cell>
          <table:table-cell table:style-name="ce25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26" table:formula="of:=[raw_succ.A3]" office:value-type="string" office:string-value="PA" calcext:value-type="string">
            <text:p>PA</text:p>
          </table:table-cell>
          <table:table-cell table:style-name="ce26" table:formula="of:=[raw_succ.B3]" office:value-type="string" office:string-value="CFP" calcext:value-type="string">
            <text:p>CFP</text:p>
          </table:table-cell>
          <table:table-cell table:style-name="ce32" table:formula="of:=IF([raw_succ.C3] &gt; 0;[raw_succ.C3];&quot;N/A&quot;)" office:value-type="float" office:value="179" calcext:value-type="float">
            <text:p>179.00</text:p>
          </table:table-cell>
          <table:table-cell table:style-name="ce34" table:formula="of:=IF([raw_succ.D3] = 1;&quot;N/A&quot;;[raw_succ.D3])" office:value-type="float" office:value="0" calcext:value-type="float">
            <text:p>0.00</text:p>
          </table:table-cell>
          <table:table-cell table:style-name="ce32" table:formula="of:=IF([raw_succ.E3] &gt; 0;[raw_succ.E3];&quot;N/A&quot;)" office:value-type="float" office:value="415" calcext:value-type="float">
            <text:p>415.00</text:p>
          </table:table-cell>
          <table:table-cell table:style-name="ce35" table:formula="of:=IF([raw_succ.F3] = 1;&quot;N/A&quot;;[raw_succ.F3])" office:value-type="float" office:value="0.1836" calcext:value-type="float">
            <text:p>0.18</text:p>
          </table:table-cell>
          <table:table-cell table:style-name="ce32" table:formula="of:=IF([raw_succ.G3] &gt; 0;[raw_succ.G3];&quot;N/A&quot;)" office:value-type="float" office:value="410" calcext:value-type="float">
            <text:p>410.00</text:p>
          </table:table-cell>
          <table:table-cell table:style-name="ce35" table:formula="of:=IF([raw_succ.H3] = 1;&quot;N/A&quot;;[raw_succ.H3])" office:value-type="float" office:value="0.1658" calcext:value-type="float">
            <text:p>0.17</text:p>
          </table:table-cell>
          <table:table-cell table:style-name="ce32" table:formula="of:=IF([raw_succ.I3] &gt; 0;[raw_succ.I3];&quot;N/A&quot;)" office:value-type="float" office:value="440" calcext:value-type="float">
            <text:p>440.00</text:p>
          </table:table-cell>
          <table:table-cell table:style-name="ce35" table:formula="of:=IF([raw_succ.J3] = 1;&quot;N/A&quot;;[raw_succ.J3])" office:value-type="float" office:value="0.2895" calcext:value-type="float">
            <text:p>0.29</text:p>
          </table:table-cell>
          <table:table-cell table:number-columns-repeated="1014"/>
        </table:table-row>
        <table:table-row table:style-name="ro1">
          <table:table-cell table:style-name="ce26" table:formula="of:=[raw_succ.A4]" office:value-type="string" office:string-value="PA" calcext:value-type="string">
            <text:p>PA</text:p>
          </table:table-cell>
          <table:table-cell table:style-name="ce26" table:formula="of:=[raw_succ.B4]" office:value-type="string" office:string-value="CS" calcext:value-type="string">
            <text:p>CS</text:p>
          </table:table-cell>
          <table:table-cell table:style-name="ce32" table:formula="of:=IF([raw_succ.C4] &gt; 0;[raw_succ.C4];&quot;N/A&quot;)" office:value-type="float" office:value="193" calcext:value-type="float">
            <text:p>193.00</text:p>
          </table:table-cell>
          <table:table-cell table:style-name="ce34" table:formula="of:=IF([raw_succ.D4] = 1;&quot;N/A&quot;;[raw_succ.D4])" office:value-type="float" office:value="0.0006" calcext:value-type="float">
            <text:p>0.00</text:p>
          </table:table-cell>
          <table:table-cell table:style-name="ce32" table:formula="of:=IF([raw_succ.E4] &gt; 0;[raw_succ.E4];&quot;N/A&quot;)" office:value-type="float" office:value="389" calcext:value-type="float">
            <text:p>389.00</text:p>
          </table:table-cell>
          <table:table-cell table:style-name="ce35" table:formula="of:=IF([raw_succ.F4] = 1;&quot;N/A&quot;;[raw_succ.F4])" office:value-type="float" office:value="0.4315" calcext:value-type="float">
            <text:p>0.43</text:p>
          </table:table-cell>
          <table:table-cell table:style-name="ce32" table:formula="of:=IF([raw_succ.G4] &gt; 0;[raw_succ.G4];&quot;N/A&quot;)" office:value-type="float" office:value="392" calcext:value-type="float">
            <text:p>392.00</text:p>
          </table:table-cell>
          <table:table-cell table:style-name="ce35" table:formula="of:=IF([raw_succ.H4] = 1;&quot;N/A&quot;;[raw_succ.H4])" office:value-type="float" office:value="0.4501" calcext:value-type="float">
            <text:p>0.45</text:p>
          </table:table-cell>
          <table:table-cell table:style-name="ce32" table:formula="of:=IF([raw_succ.I4] &gt; 0;[raw_succ.I4];&quot;N/A&quot;)" office:value-type="float" office:value="376" calcext:value-type="float">
            <text:p>376.00</text:p>
          </table:table-cell>
          <table:table-cell table:style-name="ce35" table:formula="of:=IF([raw_succ.J4] = 1;&quot;N/A&quot;;[raw_succ.J4])" office:value-type="float" office:value="0.3533" calcext:value-type="float">
            <text:p>0.35</text:p>
          </table:table-cell>
          <table:table-cell table:number-columns-repeated="1014"/>
        </table:table-row>
        <table:table-row table:style-name="ro1">
          <table:table-cell table:style-name="ce26" table:formula="of:=[raw_succ.A5]" office:value-type="string" office:string-value="PA" calcext:value-type="string">
            <text:p>PA</text:p>
          </table:table-cell>
          <table:table-cell table:style-name="ce26" table:formula="of:=[raw_succ.B5]" office:value-type="string" office:string-value="CA" calcext:value-type="string">
            <text:p>CA</text:p>
          </table:table-cell>
          <table:table-cell table:style-name="ce32" table:formula="of:=IF([raw_succ.C5] &gt; 0;[raw_succ.C5];&quot;N/A&quot;)" office:value-type="float" office:value="294" calcext:value-type="float">
            <text:p>294.00</text:p>
          </table:table-cell>
          <table:table-cell table:style-name="ce34" table:formula="of:=IF([raw_succ.D5] = 1;&quot;N/A&quot;;[raw_succ.D5])" office:value-type="float" office:value="0.0005" calcext:value-type="float">
            <text:p>0.00</text:p>
          </table:table-cell>
          <table:table-cell table:style-name="ce32" table:formula="of:=IF([raw_succ.E5] &gt; 0;[raw_succ.E5];&quot;N/A&quot;)" office:value-type="float" office:value="516.5" calcext:value-type="float">
            <text:p>516.50</text:p>
          </table:table-cell>
          <table:table-cell table:style-name="ce35" table:formula="of:=IF([raw_succ.F5] = 1;&quot;N/A&quot;;[raw_succ.F5])" office:value-type="float" office:value="0.2938" calcext:value-type="float">
            <text:p>0.29</text:p>
          </table:table-cell>
          <table:table-cell table:style-name="ce32" table:formula="of:=IF([raw_succ.G5] &gt; 0;[raw_succ.G5];&quot;N/A&quot;)" office:value-type="float" office:value="551.5" calcext:value-type="float">
            <text:p>551.50</text:p>
          </table:table-cell>
          <table:table-cell table:style-name="ce35" table:formula="of:=IF([raw_succ.H5] = 1;&quot;N/A&quot;;[raw_succ.H5])" office:value-type="float" office:value="0.4578" calcext:value-type="float">
            <text:p>0.46</text:p>
          </table:table-cell>
          <table:table-cell table:style-name="ce32" table:formula="of:=IF([raw_succ.I5] &gt; 0;[raw_succ.I5];&quot;N/A&quot;)" office:value-type="float" office:value="558" calcext:value-type="float">
            <text:p>558.00</text:p>
          </table:table-cell>
          <table:table-cell table:style-name="ce35" table:formula="of:=IF([raw_succ.J5] = 1;&quot;N/A&quot;;[raw_succ.J5])" office:value-type="float" office:value="0.4901" calcext:value-type="float">
            <text:p>0.49</text:p>
          </table:table-cell>
          <table:table-cell table:number-columns-repeated="1014"/>
        </table:table-row>
        <table:table-row table:style-name="ro1">
          <table:table-cell table:style-name="ce26" table:formula="of:=[raw_succ.A6]" office:value-type="string" office:string-value="PA" calcext:value-type="string">
            <text:p>PA</text:p>
          </table:table-cell>
          <table:table-cell table:style-name="ce26" table:formula="of:=[raw_succ.B6]" office:value-type="string" office:string-value="O" calcext:value-type="string">
            <text:p>O</text:p>
          </table:table-cell>
          <table:table-cell table:style-name="ce32" table:formula="of:=IF([raw_succ.C6] &gt; 0;[raw_succ.C6];&quot;N/A&quot;)" office:value-type="float" office:value="424" calcext:value-type="float">
            <text:p>424.00</text:p>
          </table:table-cell>
          <table:table-cell table:style-name="ce34" table:formula="of:=IF([raw_succ.D6] = 1;&quot;N/A&quot;;[raw_succ.D6])" office:value-type="float" office:value="0.0045" calcext:value-type="float">
            <text:p>0.00</text:p>
          </table:table-cell>
          <table:table-cell table:style-name="ce32" table:formula="of:=IF([raw_succ.E6] &gt; 0;[raw_succ.E6];&quot;N/A&quot;)" office:value-type="float" office:value="578" calcext:value-type="float">
            <text:p>578.00</text:p>
          </table:table-cell>
          <table:table-cell table:style-name="ce35" table:formula="of:=IF([raw_succ.F6] = 1;&quot;N/A&quot;;[raw_succ.F6])" office:value-type="float" office:value="0.1816" calcext:value-type="float">
            <text:p>0.18</text:p>
          </table:table-cell>
          <table:table-cell table:style-name="ce32" table:formula="of:=IF([raw_succ.G6] &gt; 0;[raw_succ.G6];&quot;N/A&quot;)" office:value-type="float" office:value="614.5" calcext:value-type="float">
            <text:p>614.50</text:p>
          </table:table-cell>
          <table:table-cell table:style-name="ce35" table:formula="of:=IF([raw_succ.H6] = 1;&quot;N/A&quot;;[raw_succ.H6])" office:value-type="float" office:value="0.307" calcext:value-type="float">
            <text:p>0.31</text:p>
          </table:table-cell>
          <table:table-cell table:style-name="ce32" table:formula="of:=IF([raw_succ.I6] &gt; 0;[raw_succ.I6];&quot;N/A&quot;)" office:value-type="float" office:value="591" calcext:value-type="float">
            <text:p>591.00</text:p>
          </table:table-cell>
          <table:table-cell table:style-name="ce35" table:formula="of:=IF([raw_succ.J6] = 1;&quot;N/A&quot;;[raw_succ.J6])" office:value-type="float" office:value="0.2222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26" table:formula="of:=[raw_succ.A7]" office:value-type="string" office:string-value="PA" calcext:value-type="string">
            <text:p>PA</text:p>
          </table:table-cell>
          <table:table-cell table:style-name="ce26" table:formula="of:=[raw_succ.B7]" office:value-type="string" office:string-value="A" calcext:value-type="string">
            <text:p>A</text:p>
          </table:table-cell>
          <table:table-cell table:style-name="ce32" table:formula="of:=IF([raw_succ.C7] &gt; 0;[raw_succ.C7];&quot;N/A&quot;)" office:value-type="float" office:value="353" calcext:value-type="float">
            <text:p>353.00</text:p>
          </table:table-cell>
          <table:table-cell table:style-name="ce34" table:formula="of:=IF([raw_succ.D7] = 1;&quot;N/A&quot;;[raw_succ.D7])" office:value-type="float" office:value="0.0006" calcext:value-type="float">
            <text:p>0.00</text:p>
          </table:table-cell>
          <table:table-cell table:style-name="ce32" table:formula="of:=IF([raw_succ.E7] &gt; 0;[raw_succ.E7];&quot;N/A&quot;)" office:value-type="float" office:value="614.5" calcext:value-type="float">
            <text:p>614.50</text:p>
          </table:table-cell>
          <table:table-cell table:style-name="ce35" table:formula="of:=IF([raw_succ.F7] = 1;&quot;N/A&quot;;[raw_succ.F7])" office:value-type="float" office:value="0.3863" calcext:value-type="float">
            <text:p>0.39</text:p>
          </table:table-cell>
          <table:table-cell table:style-name="ce32" table:formula="of:=IF([raw_succ.G7] &gt; 0;[raw_succ.G7];&quot;N/A&quot;)" office:value-type="float" office:value="622.5" calcext:value-type="float">
            <text:p>622.50</text:p>
          </table:table-cell>
          <table:table-cell table:style-name="ce35" table:formula="of:=IF([raw_succ.H7] = 1;&quot;N/A&quot;;[raw_succ.H7])" office:value-type="float" office:value="0.4214" calcext:value-type="float">
            <text:p>0.42</text:p>
          </table:table-cell>
          <table:table-cell table:style-name="ce32" table:formula="of:=IF([raw_succ.I7] &gt; 0;[raw_succ.I7];&quot;N/A&quot;)" office:value-type="float" office:value="558" calcext:value-type="float">
            <text:p>558.00</text:p>
          </table:table-cell>
          <table:table-cell table:style-name="ce35" table:formula="of:=IF([raw_succ.J7] = 1;&quot;N/A&quot;;[raw_succ.J7])" office:value-type="float" office:value="0.1764" calcext:value-type="float">
            <text:p>0.18</text:p>
          </table:table-cell>
          <table:table-cell table:number-columns-repeated="1014"/>
        </table:table-row>
        <table:table-row table:style-name="ro1">
          <table:table-cell table:style-name="ce26" table:formula="of:=[raw_succ.A8]" office:value-type="string" office:string-value="PA" calcext:value-type="string">
            <text:p>PA</text:p>
          </table:table-cell>
          <table:table-cell table:style-name="ce26" table:formula="of:=[raw_succ.B8]" office:value-type="string" office:string-value="AO" calcext:value-type="string">
            <text:p>AO</text:p>
          </table:table-cell>
          <table:table-cell table:style-name="ce32" table:formula="of:=IF([raw_succ.C8] &gt; 0;[raw_succ.C8];&quot;N/A&quot;)" office:value-type="float" office:value="400" calcext:value-type="float">
            <text:p>400.00</text:p>
          </table:table-cell>
          <table:table-cell table:style-name="ce34" table:formula="of:=IF([raw_succ.D8] = 1;&quot;N/A&quot;;[raw_succ.D8])" office:value-type="float" office:value="0.0231" calcext:value-type="float">
            <text:p>0.02</text:p>
          </table:table-cell>
          <table:table-cell table:style-name="ce32" table:formula="of:=IF([raw_succ.E8] &gt; 0;[raw_succ.E8];&quot;N/A&quot;)" office:value-type="float" office:value="425" calcext:value-type="float">
            <text:p>425.00</text:p>
          </table:table-cell>
          <table:table-cell table:style-name="ce35" table:formula="of:=IF([raw_succ.F8] = 1;&quot;N/A&quot;;[raw_succ.F8])" office:value-type="float" office:value="0.0462" calcext:value-type="float">
            <text:p>0.05</text:p>
          </table:table-cell>
          <table:table-cell table:style-name="ce32" table:formula="of:=IF([raw_succ.G8] &gt; 0;[raw_succ.G8];&quot;N/A&quot;)" office:value-type="float" office:value="462" calcext:value-type="float">
            <text:p>462.00</text:p>
          </table:table-cell>
          <table:table-cell table:style-name="ce35" table:formula="of:=IF([raw_succ.H8] = 1;&quot;N/A&quot;;[raw_succ.H8])" office:value-type="float" office:value="0.1109" calcext:value-type="float">
            <text:p>0.11</text:p>
          </table:table-cell>
          <table:table-cell table:style-name="ce32" table:formula="of:=IF([raw_succ.I8] &gt; 0;[raw_succ.I8];&quot;N/A&quot;)" office:value-type="float" office:value="443" calcext:value-type="float">
            <text:p>443.00</text:p>
          </table:table-cell>
          <table:table-cell table:style-name="ce35" table:formula="of:=IF([raw_succ.J8] = 1;&quot;N/A&quot;;[raw_succ.J8])" office:value-type="float" office:value="0.0724" calcext:value-type="float">
            <text:p>0.07</text:p>
          </table:table-cell>
          <table:table-cell table:number-columns-repeated="1014"/>
        </table:table-row>
        <table:table-row table:style-name="ro1">
          <table:table-cell table:style-name="ce26" table:formula="of:=[raw_succ.A9]" office:value-type="string" office:string-value="PA" calcext:value-type="string">
            <text:p>PA</text:p>
          </table:table-cell>
          <table:table-cell table:style-name="ce26" table:formula="of:=[raw_succ.B9]" office:value-type="string" office:string-value="OT" calcext:value-type="string">
            <text:p>OT</text:p>
          </table:table-cell>
          <table:table-cell table:style-name="ce32" table:formula="of:=IF([raw_succ.C9] &gt; 0;[raw_succ.C9];&quot;N/A&quot;)" office:value-type="float" office:value="356" calcext:value-type="float">
            <text:p>356.00</text:p>
          </table:table-cell>
          <table:table-cell table:style-name="ce34" table:formula="of:=IF([raw_succ.D9] = 1;&quot;N/A&quot;;[raw_succ.D9])" office:value-type="float" office:value="0.0011" calcext:value-type="float">
            <text:p>0.00</text:p>
          </table:table-cell>
          <table:table-cell table:style-name="ce32" table:formula="of:=IF([raw_succ.E9] &gt; 0;[raw_succ.E9];&quot;N/A&quot;)" office:value-type="float" office:value="570" calcext:value-type="float">
            <text:p>570.00</text:p>
          </table:table-cell>
          <table:table-cell table:style-name="ce35" table:formula="of:=IF([raw_succ.F9] = 1;&quot;N/A&quot;;[raw_succ.F9])" office:value-type="float" office:value="0.281" calcext:value-type="float">
            <text:p>0.28</text:p>
          </table:table-cell>
          <table:table-cell table:style-name="ce32" table:formula="of:=IF([raw_succ.G9] &gt; 0;[raw_succ.G9];&quot;N/A&quot;)" office:value-type="float" office:value="518" calcext:value-type="float">
            <text:p>518.00</text:p>
          </table:table-cell>
          <table:table-cell table:style-name="ce35" table:formula="of:=IF([raw_succ.H9] = 1;&quot;N/A&quot;;[raw_succ.H9])" office:value-type="float" office:value="0.1184" calcext:value-type="float">
            <text:p>0.12</text:p>
          </table:table-cell>
          <table:table-cell table:style-name="ce32" table:formula="of:=IF([raw_succ.I9] &gt; 0;[raw_succ.I9];&quot;N/A&quot;)" office:value-type="float" office:value="504" calcext:value-type="float">
            <text:p>504.00</text:p>
          </table:table-cell>
          <table:table-cell table:style-name="ce35" table:formula="of:=IF([raw_succ.J9] = 1;&quot;N/A&quot;;[raw_succ.J9])" office:value-type="float" office:value="0.0893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26" table:formula="of:=[raw_succ.A10]" office:value-type="string" office:string-value="PA" calcext:value-type="string">
            <text:p>PA</text:p>
          </table:table-cell>
          <table:table-cell table:style-name="ce26" table:formula="of:=[raw_succ.B10]" office:value-type="string" office:string-value="AT" calcext:value-type="string">
            <text:p>AT</text:p>
          </table:table-cell>
          <table:table-cell table:style-name="ce32" table:formula="of:=IF([raw_succ.C10] &gt; 0;[raw_succ.C10];&quot;N/A&quot;)" office:value-type="float" office:value="377" calcext:value-type="float">
            <text:p>377.00</text:p>
          </table:table-cell>
          <table:table-cell table:style-name="ce34" table:formula="of:=IF([raw_succ.D10] = 1;&quot;N/A&quot;;[raw_succ.D10])" office:value-type="float" office:value="0.0024" calcext:value-type="float">
            <text:p>0.00</text:p>
          </table:table-cell>
          <table:table-cell table:style-name="ce32" table:formula="of:=IF([raw_succ.E10] &gt; 0;[raw_succ.E10];&quot;N/A&quot;)" office:value-type="float" office:value="619.5" calcext:value-type="float">
            <text:p>619.50</text:p>
          </table:table-cell>
          <table:table-cell table:style-name="ce35" table:formula="of:=IF([raw_succ.F10] = 1;&quot;N/A&quot;;[raw_succ.F10])" office:value-type="float" office:value="0.4977" calcext:value-type="float">
            <text:p>0.50</text:p>
          </table:table-cell>
          <table:table-cell table:style-name="ce32" table:formula="of:=IF([raw_succ.G10] &gt; 0;[raw_succ.G10];&quot;N/A&quot;)" office:value-type="float" office:value="569" calcext:value-type="float">
            <text:p>569.00</text:p>
          </table:table-cell>
          <table:table-cell table:style-name="ce35" table:formula="of:=IF([raw_succ.H10] = 1;&quot;N/A&quot;;[raw_succ.H10])" office:value-type="float" office:value="0.2771" calcext:value-type="float">
            <text:p>0.28</text:p>
          </table:table-cell>
          <table:table-cell table:style-name="ce32" table:formula="of:=IF([raw_succ.I10] &gt; 0;[raw_succ.I10];&quot;N/A&quot;)" office:value-type="float" office:value="555" calcext:value-type="float">
            <text:p>555.00</text:p>
          </table:table-cell>
          <table:table-cell table:style-name="ce35" table:formula="of:=IF([raw_succ.J10] = 1;&quot;N/A&quot;;[raw_succ.J10])" office:value-type="float" office:value="0.2256" calcext:value-type="float">
            <text:p>0.23</text:p>
          </table:table-cell>
          <table:table-cell table:number-columns-repeated="1014"/>
        </table:table-row>
        <table:table-row table:style-name="ro1">
          <table:table-cell table:style-name="ce26" table:formula="of:=[raw_succ.A11]" office:value-type="string" office:string-value="PA" calcext:value-type="string">
            <text:p>PA</text:p>
          </table:table-cell>
          <table:table-cell table:style-name="ce26" table:formula="of:=[raw_succ.B11]" office:value-type="string" office:string-value="AOT" calcext:value-type="string">
            <text:p>AOT</text:p>
          </table:table-cell>
          <table:table-cell table:style-name="ce32" table:formula="of:=IF([raw_succ.C11] &gt; 0;[raw_succ.C11];&quot;N/A&quot;)" office:value-type="float" office:value="370" calcext:value-type="float">
            <text:p>370.00</text:p>
          </table:table-cell>
          <table:table-cell table:style-name="ce34" table:formula="of:=IF([raw_succ.D11] = 1;&quot;N/A&quot;;[raw_succ.D11])" office:value-type="float" office:value="0.0032" calcext:value-type="float">
            <text:p>0.00</text:p>
          </table:table-cell>
          <table:table-cell table:style-name="ce32" table:formula="of:=IF([raw_succ.E11] &gt; 0;[raw_succ.E11];&quot;N/A&quot;)" office:value-type="float" office:value="534.5" calcext:value-type="float">
            <text:p>534.50</text:p>
          </table:table-cell>
          <table:table-cell table:style-name="ce35" table:formula="of:=IF([raw_succ.F11] = 1;&quot;N/A&quot;;[raw_succ.F11])" office:value-type="float" office:value="0.2184" calcext:value-type="float">
            <text:p>0.22</text:p>
          </table:table-cell>
          <table:table-cell table:style-name="ce32" table:formula="of:=IF([raw_succ.G11] &gt; 0;[raw_succ.G11];&quot;N/A&quot;)" office:value-type="float" office:value="500" calcext:value-type="float">
            <text:p>500.00</text:p>
          </table:table-cell>
          <table:table-cell table:style-name="ce35" table:formula="of:=IF([raw_succ.H11] = 1;&quot;N/A&quot;;[raw_succ.H11])" office:value-type="float" office:value="0.1176" calcext:value-type="float">
            <text:p>0.12</text:p>
          </table:table-cell>
          <table:table-cell table:style-name="ce32" table:formula="of:=IF([raw_succ.I11] &gt; 0;[raw_succ.I11];&quot;N/A&quot;)" office:value-type="float" office:value="482" calcext:value-type="float">
            <text:p>482.00</text:p>
          </table:table-cell>
          <table:table-cell table:style-name="ce35" table:formula="of:=IF([raw_succ.J11] = 1;&quot;N/A&quot;;[raw_succ.J11])" office:value-type="float" office:value="0.0807" calcext:value-type="float">
            <text:p>0.08</text:p>
          </table:table-cell>
          <table:table-cell table:number-columns-repeated="1014"/>
        </table:table-row>
        <table:table-row table:style-name="ro1">
          <table:table-cell table:style-name="ce26" table:formula="of:=[raw_succ.A12]" office:value-type="string" office:string-value="CFP" calcext:value-type="string">
            <text:p>CFP</text:p>
          </table:table-cell>
          <table:table-cell table:style-name="ce26" table:formula="of:=[raw_succ.B12]" office:value-type="string" office:string-value="CS" calcext:value-type="string">
            <text:p>CS</text:p>
          </table:table-cell>
          <table:table-cell table:style-name="ce32" table:formula="of:=IF([raw_succ.C12] &gt; 0;[raw_succ.C12];&quot;N/A&quot;)" office:value-type="float" office:value="220.5" calcext:value-type="float">
            <text:p>220.50</text:p>
          </table:table-cell>
          <table:table-cell table:style-name="ce34" table:formula="of:=IF([raw_succ.D12] = 1;&quot;N/A&quot;;[raw_succ.D12])" office:value-type="float" office:value="0.3229" calcext:value-type="float">
            <text:p>0.32</text:p>
          </table:table-cell>
          <table:table-cell table:style-name="ce32" table:formula="of:=IF([raw_succ.E12] &gt; 0;[raw_succ.E12];&quot;N/A&quot;)" office:value-type="float" office:value="208" calcext:value-type="float">
            <text:p>208.00</text:p>
          </table:table-cell>
          <table:table-cell table:style-name="ce35" table:formula="of:=IF([raw_succ.F12] = 1;&quot;N/A&quot;;[raw_succ.F12])" office:value-type="float" office:value="0.2252" calcext:value-type="float">
            <text:p>0.23</text:p>
          </table:table-cell>
          <table:table-cell table:style-name="ce32" table:formula="of:=IF([raw_succ.G12] &gt; 0;[raw_succ.G12];&quot;N/A&quot;)" office:value-type="float" office:value="217" calcext:value-type="float">
            <text:p>217.00</text:p>
          </table:table-cell>
          <table:table-cell table:style-name="ce35" table:formula="of:=IF([raw_succ.H12] = 1;&quot;N/A&quot;;[raw_succ.H12])" office:value-type="float" office:value="0.2938" calcext:value-type="float">
            <text:p>0.29</text:p>
          </table:table-cell>
          <table:table-cell table:style-name="ce32" table:formula="of:=IF([raw_succ.I12] &gt; 0;[raw_succ.I12];&quot;N/A&quot;)" office:value-type="float" office:value="234" calcext:value-type="float">
            <text:p>234.00</text:p>
          </table:table-cell>
          <table:table-cell table:style-name="ce35" table:formula="of:=IF([raw_succ.J12] = 1;&quot;N/A&quot;;[raw_succ.J12])" office:value-type="float" office:value="0.4438" calcext:value-type="float">
            <text:p>0.44</text:p>
          </table:table-cell>
          <table:table-cell table:number-columns-repeated="1014"/>
        </table:table-row>
        <table:table-row table:style-name="ro1">
          <table:table-cell table:style-name="ce26" table:formula="of:=[raw_succ.A13]" office:value-type="string" office:string-value="CFP" calcext:value-type="string">
            <text:p>CFP</text:p>
          </table:table-cell>
          <table:table-cell table:style-name="ce26" table:formula="of:=[raw_succ.B13]" office:value-type="string" office:string-value="CA" calcext:value-type="string">
            <text:p>CA</text:p>
          </table:table-cell>
          <table:table-cell table:style-name="ce32" table:formula="of:=IF([raw_succ.C13] &gt; 0;[raw_succ.C13];&quot;N/A&quot;)" office:value-type="float" office:value="264.5" calcext:value-type="float">
            <text:p>264.50</text:p>
          </table:table-cell>
          <table:table-cell table:style-name="ce34" table:formula="of:=IF([raw_succ.D13] = 1;&quot;N/A&quot;;[raw_succ.D13])" office:value-type="float" office:value="0.0947" calcext:value-type="float">
            <text:p>0.09</text:p>
          </table:table-cell>
          <table:table-cell table:style-name="ce32" table:formula="of:=IF([raw_succ.E13] &gt; 0;[raw_succ.E13];&quot;N/A&quot;)" office:value-type="float" office:value="262.5" calcext:value-type="float">
            <text:p>262.50</text:p>
          </table:table-cell>
          <table:table-cell table:style-name="ce35" table:formula="of:=IF([raw_succ.F13] = 1;&quot;N/A&quot;;[raw_succ.F13])" office:value-type="float" office:value="0.0885" calcext:value-type="float">
            <text:p>0.09</text:p>
          </table:table-cell>
          <table:table-cell table:style-name="ce32" table:formula="of:=IF([raw_succ.G13] &gt; 0;[raw_succ.G13];&quot;N/A&quot;)" office:value-type="float" office:value="281.5" calcext:value-type="float">
            <text:p>281.50</text:p>
          </table:table-cell>
          <table:table-cell table:style-name="ce35" table:formula="of:=IF([raw_succ.H13] = 1;&quot;N/A&quot;;[raw_succ.H13])" office:value-type="float" office:value="0.1585" calcext:value-type="float">
            <text:p>0.16</text:p>
          </table:table-cell>
          <table:table-cell table:style-name="ce32" table:formula="of:=IF([raw_succ.I13] &gt; 0;[raw_succ.I13];&quot;N/A&quot;)" office:value-type="float" office:value="294" calcext:value-type="float">
            <text:p>294.00</text:p>
          </table:table-cell>
          <table:table-cell table:style-name="ce35" table:formula="of:=IF([raw_succ.J13] = 1;&quot;N/A&quot;;[raw_succ.J13])" office:value-type="float" office:value="0.2204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26" table:formula="of:=[raw_succ.A14]" office:value-type="string" office:string-value="CFP" calcext:value-type="string">
            <text:p>CFP</text:p>
          </table:table-cell>
          <table:table-cell table:style-name="ce26" table:formula="of:=[raw_succ.B14]" office:value-type="string" office:string-value="O" calcext:value-type="string">
            <text:p>O</text:p>
          </table:table-cell>
          <table:table-cell table:style-name="ce32" table:formula="of:=IF([raw_succ.C14] &gt; 0;[raw_succ.C14];&quot;N/A&quot;)" office:value-type="float" office:value="297.5" calcext:value-type="float">
            <text:p>297.50</text:p>
          </table:table-cell>
          <table:table-cell table:style-name="ce34" table:formula="of:=IF([raw_succ.D14] = 1;&quot;N/A&quot;;[raw_succ.D14])" office:value-type="float" office:value="0.0557" calcext:value-type="float">
            <text:p>0.06</text:p>
          </table:table-cell>
          <table:table-cell table:style-name="ce32" table:formula="of:=IF([raw_succ.E14] &gt; 0;[raw_succ.E14];&quot;N/A&quot;)" office:value-type="float" office:value="314.5" calcext:value-type="float">
            <text:p>314.50</text:p>
          </table:table-cell>
          <table:table-cell table:style-name="ce35" table:formula="of:=IF([raw_succ.F14] = 1;&quot;N/A&quot;;[raw_succ.F14])" office:value-type="float" office:value="0.0938" calcext:value-type="float">
            <text:p>0.09</text:p>
          </table:table-cell>
          <table:table-cell table:style-name="ce32" table:formula="of:=IF([raw_succ.G14] &gt; 0;[raw_succ.G14];&quot;N/A&quot;)" office:value-type="float" office:value="333.5" calcext:value-type="float">
            <text:p>333.50</text:p>
          </table:table-cell>
          <table:table-cell table:style-name="ce35" table:formula="of:=IF([raw_succ.H14] = 1;&quot;N/A&quot;;[raw_succ.H14])" office:value-type="float" office:value="0.1562" calcext:value-type="float">
            <text:p>0.16</text:p>
          </table:table-cell>
          <table:table-cell table:style-name="ce32" table:formula="of:=IF([raw_succ.I14] &gt; 0;[raw_succ.I14];&quot;N/A&quot;)" office:value-type="float" office:value="306" calcext:value-type="float">
            <text:p>306.00</text:p>
          </table:table-cell>
          <table:table-cell table:style-name="ce35" table:formula="of:=IF([raw_succ.J14] = 1;&quot;N/A&quot;;[raw_succ.J14])" office:value-type="float" office:value="0.0729" calcext:value-type="float">
            <text:p>0.07</text:p>
          </table:table-cell>
          <table:table-cell table:number-columns-repeated="1014"/>
        </table:table-row>
        <table:table-row table:style-name="ro1">
          <table:table-cell table:style-name="ce26" table:formula="of:=[raw_succ.A15]" office:value-type="string" office:string-value="CFP" calcext:value-type="string">
            <text:p>CFP</text:p>
          </table:table-cell>
          <table:table-cell table:style-name="ce26" table:formula="of:=[raw_succ.B15]" office:value-type="string" office:string-value="A" calcext:value-type="string">
            <text:p>A</text:p>
          </table:table-cell>
          <table:table-cell table:style-name="ce32" table:formula="of:=IF([raw_succ.C15] &gt; 0;[raw_succ.C15];&quot;N/A&quot;)" office:value-type="float" office:value="316" calcext:value-type="float">
            <text:p>316.00</text:p>
          </table:table-cell>
          <table:table-cell table:style-name="ce34" table:formula="of:=IF([raw_succ.D15] = 1;&quot;N/A&quot;;[raw_succ.D15])" office:value-type="float" office:value="0.1301" calcext:value-type="float">
            <text:p>0.13</text:p>
          </table:table-cell>
          <table:table-cell table:style-name="ce32" table:formula="of:=IF([raw_succ.E15] &gt; 0;[raw_succ.E15];&quot;N/A&quot;)" office:value-type="float" office:value="366.5" calcext:value-type="float">
            <text:p>366.50</text:p>
          </table:table-cell>
          <table:table-cell table:style-name="ce35" table:formula="of:=IF([raw_succ.F15] = 1;&quot;N/A&quot;;[raw_succ.F15])" office:value-type="float" office:value="0.386" calcext:value-type="float">
            <text:p>0.39</text:p>
          </table:table-cell>
          <table:table-cell table:style-name="ce32" table:formula="of:=IF([raw_succ.G15] &gt; 0;[raw_succ.G15];&quot;N/A&quot;)" office:value-type="float" office:value="335" calcext:value-type="float">
            <text:p>335.00</text:p>
          </table:table-cell>
          <table:table-cell table:style-name="ce35" table:formula="of:=IF([raw_succ.H15] = 1;&quot;N/A&quot;;[raw_succ.H15])" office:value-type="float" office:value="0.2085" calcext:value-type="float">
            <text:p>0.21</text:p>
          </table:table-cell>
          <table:table-cell table:style-name="ce32" table:formula="of:=IF([raw_succ.I15] &gt; 0;[raw_succ.I15];&quot;N/A&quot;)" office:value-type="float" office:value="304" calcext:value-type="float">
            <text:p>304.00</text:p>
          </table:table-cell>
          <table:table-cell table:style-name="ce35" table:formula="of:=IF([raw_succ.J15] = 1;&quot;N/A&quot;;[raw_succ.J15])" office:value-type="float" office:value="0.0927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26" table:formula="of:=[raw_succ.A16]" office:value-type="string" office:string-value="CFP" calcext:value-type="string">
            <text:p>CFP</text:p>
          </table:table-cell>
          <table:table-cell table:style-name="ce26" table:formula="of:=[raw_succ.B16]" office:value-type="string" office:string-value="AO" calcext:value-type="string">
            <text:p>AO</text:p>
          </table:table-cell>
          <table:table-cell table:style-name="ce32" table:formula="of:=IF([raw_succ.C16] &gt; 0;[raw_succ.C16];&quot;N/A&quot;)" office:value-type="float" office:value="210.5" calcext:value-type="float">
            <text:p>210.50</text:p>
          </table:table-cell>
          <table:table-cell table:style-name="ce34" table:formula="of:=IF([raw_succ.D16] = 1;&quot;N/A&quot;;[raw_succ.D16])" office:value-type="float" office:value="0.0106" calcext:value-type="float">
            <text:p>0.01</text:p>
          </table:table-cell>
          <table:table-cell table:style-name="ce32" table:formula="of:=IF([raw_succ.E16] &gt; 0;[raw_succ.E16];&quot;N/A&quot;)" office:value-type="float" office:value="216" calcext:value-type="float">
            <text:p>216.00</text:p>
          </table:table-cell>
          <table:table-cell table:style-name="ce35" table:formula="of:=IF([raw_succ.F16] = 1;&quot;N/A&quot;;[raw_succ.F16])" office:value-type="float" office:value="0.0138" calcext:value-type="float">
            <text:p>0.01</text:p>
          </table:table-cell>
          <table:table-cell table:style-name="ce32" table:formula="of:=IF([raw_succ.G16] &gt; 0;[raw_succ.G16];&quot;N/A&quot;)" office:value-type="float" office:value="261.5" calcext:value-type="float">
            <text:p>261.50</text:p>
          </table:table-cell>
          <table:table-cell table:style-name="ce35" table:formula="of:=IF([raw_succ.H16] = 1;&quot;N/A&quot;;[raw_succ.H16])" office:value-type="float" office:value="0.0855" calcext:value-type="float">
            <text:p>0.09</text:p>
          </table:table-cell>
          <table:table-cell table:style-name="ce32" table:formula="of:=IF([raw_succ.I16] &gt; 0;[raw_succ.I16];&quot;N/A&quot;)" office:value-type="float" office:value="234" calcext:value-type="float">
            <text:p>234.00</text:p>
          </table:table-cell>
          <table:table-cell table:style-name="ce35" table:formula="of:=IF([raw_succ.J16] = 1;&quot;N/A&quot;;[raw_succ.J16])" office:value-type="float" office:value="0.0306" calcext:value-type="float">
            <text:p>0.03</text:p>
          </table:table-cell>
          <table:table-cell table:number-columns-repeated="1014"/>
        </table:table-row>
        <table:table-row table:style-name="ro1">
          <table:table-cell table:style-name="ce26" table:formula="of:=[raw_succ.A17]" office:value-type="string" office:string-value="CFP" calcext:value-type="string">
            <text:p>CFP</text:p>
          </table:table-cell>
          <table:table-cell table:style-name="ce26" table:formula="of:=[raw_succ.B17]" office:value-type="string" office:string-value="OT" calcext:value-type="string">
            <text:p>OT</text:p>
          </table:table-cell>
          <table:table-cell table:style-name="ce32" table:formula="of:=IF([raw_succ.C17] &gt; 0;[raw_succ.C17];&quot;N/A&quot;)" office:value-type="float" office:value="297.5" calcext:value-type="float">
            <text:p>297.50</text:p>
          </table:table-cell>
          <table:table-cell table:style-name="ce34" table:formula="of:=IF([raw_succ.D17] = 1;&quot;N/A&quot;;[raw_succ.D17])" office:value-type="float" office:value="0.103" calcext:value-type="float">
            <text:p>0.10</text:p>
          </table:table-cell>
          <table:table-cell table:style-name="ce32" table:formula="of:=IF([raw_succ.E17] &gt; 0;[raw_succ.E17];&quot;N/A&quot;)" office:value-type="float" office:value="307" calcext:value-type="float">
            <text:p>307.00</text:p>
          </table:table-cell>
          <table:table-cell table:style-name="ce35" table:formula="of:=IF([raw_succ.F17] = 1;&quot;N/A&quot;;[raw_succ.F17])" office:value-type="float" office:value="0.1348" calcext:value-type="float">
            <text:p>0.13</text:p>
          </table:table-cell>
          <table:table-cell table:style-name="ce32" table:formula="of:=IF([raw_succ.G17] &gt; 0;[raw_succ.G17];&quot;N/A&quot;)" office:value-type="float" office:value="284.5" calcext:value-type="float">
            <text:p>284.50</text:p>
          </table:table-cell>
          <table:table-cell table:style-name="ce35" table:formula="of:=IF([raw_succ.H17] = 1;&quot;N/A&quot;;[raw_succ.H17])" office:value-type="float" office:value="0.0687" calcext:value-type="float">
            <text:p>0.07</text:p>
          </table:table-cell>
          <table:table-cell table:style-name="ce32" table:formula="of:=IF([raw_succ.I17] &gt; 0;[raw_succ.I17];&quot;N/A&quot;)" office:value-type="float" office:value="256" calcext:value-type="float">
            <text:p>256.00</text:p>
          </table:table-cell>
          <table:table-cell table:style-name="ce35" table:formula="of:=IF([raw_succ.J17] = 1;&quot;N/A&quot;;[raw_succ.J17])" office:value-type="float" office:value="0.0245" calcext:value-type="float">
            <text:p>0.02</text:p>
          </table:table-cell>
          <table:table-cell table:number-columns-repeated="1014"/>
        </table:table-row>
        <table:table-row table:style-name="ro1">
          <table:table-cell table:style-name="ce26" table:formula="of:=[raw_succ.A18]" office:value-type="string" office:string-value="CFP" calcext:value-type="string">
            <text:p>CFP</text:p>
          </table:table-cell>
          <table:table-cell table:style-name="ce26" table:formula="of:=[raw_succ.B18]" office:value-type="string" office:string-value="AT" calcext:value-type="string">
            <text:p>AT</text:p>
          </table:table-cell>
          <table:table-cell table:style-name="ce32" table:formula="of:=IF([raw_succ.C18] &gt; 0;[raw_succ.C18];&quot;N/A&quot;)" office:value-type="float" office:value="255" calcext:value-type="float">
            <text:p>255.00</text:p>
          </table:table-cell>
          <table:table-cell table:style-name="ce34" table:formula="of:=IF([raw_succ.D18] = 1;&quot;N/A&quot;;[raw_succ.D18])" office:value-type="float" office:value="0.0235" calcext:value-type="float">
            <text:p>0.02</text:p>
          </table:table-cell>
          <table:table-cell table:style-name="ce32" table:formula="of:=IF([raw_succ.E18] &gt; 0;[raw_succ.E18];&quot;N/A&quot;)" office:value-type="float" office:value="319.5" calcext:value-type="float">
            <text:p>319.50</text:p>
          </table:table-cell>
          <table:table-cell table:style-name="ce35" table:formula="of:=IF([raw_succ.F18] = 1;&quot;N/A&quot;;[raw_succ.F18])" office:value-type="float" office:value="0.1864" calcext:value-type="float">
            <text:p>0.19</text:p>
          </table:table-cell>
          <table:table-cell table:style-name="ce32" table:formula="of:=IF([raw_succ.G18] &gt; 0;[raw_succ.G18];&quot;N/A&quot;)" office:value-type="float" office:value="290" calcext:value-type="float">
            <text:p>290.00</text:p>
          </table:table-cell>
          <table:table-cell table:style-name="ce35" table:formula="of:=IF([raw_succ.H18] = 1;&quot;N/A&quot;;[raw_succ.H18])" office:value-type="float" office:value="0.082" calcext:value-type="float">
            <text:p>0.08</text:p>
          </table:table-cell>
          <table:table-cell table:style-name="ce32" table:formula="of:=IF([raw_succ.I18] &gt; 0;[raw_succ.I18];&quot;N/A&quot;)" office:value-type="float" office:value="291" calcext:value-type="float">
            <text:p>291.00</text:p>
          </table:table-cell>
          <table:table-cell table:style-name="ce35" table:formula="of:=IF([raw_succ.J18] = 1;&quot;N/A&quot;;[raw_succ.J18])" office:value-type="float" office:value="0.0846" calcext:value-type="float">
            <text:p>0.08</text:p>
          </table:table-cell>
          <table:table-cell table:number-columns-repeated="1014"/>
        </table:table-row>
        <table:table-row table:style-name="ro1">
          <table:table-cell table:style-name="ce26" table:formula="of:=[raw_succ.A19]" office:value-type="string" office:string-value="CFP" calcext:value-type="string">
            <text:p>CFP</text:p>
          </table:table-cell>
          <table:table-cell table:style-name="ce26" table:formula="of:=[raw_succ.B19]" office:value-type="string" office:string-value="AOT" calcext:value-type="string">
            <text:p>AOT</text:p>
          </table:table-cell>
          <table:table-cell table:style-name="ce32" table:formula="of:=IF([raw_succ.C19] &gt; 0;[raw_succ.C19];&quot;N/A&quot;)" office:value-type="float" office:value="262" calcext:value-type="float">
            <text:p>262.00</text:p>
          </table:table-cell>
          <table:table-cell table:style-name="ce34" table:formula="of:=IF([raw_succ.D19] = 1;&quot;N/A&quot;;[raw_succ.D19])" office:value-type="float" office:value="0.044" calcext:value-type="float">
            <text:p>0.04</text:p>
          </table:table-cell>
          <table:table-cell table:style-name="ce32" table:formula="of:=IF([raw_succ.E19] &gt; 0;[raw_succ.E19];&quot;N/A&quot;)" office:value-type="float" office:value="278" calcext:value-type="float">
            <text:p>278.00</text:p>
          </table:table-cell>
          <table:table-cell table:style-name="ce35" table:formula="of:=IF([raw_succ.F19] = 1;&quot;N/A&quot;;[raw_succ.F19])" office:value-type="float" office:value="0.0766" calcext:value-type="float">
            <text:p>0.08</text:p>
          </table:table-cell>
          <table:table-cell table:style-name="ce32" table:formula="of:=IF([raw_succ.G19] &gt; 0;[raw_succ.G19];&quot;N/A&quot;)" office:value-type="float" office:value="254.5" calcext:value-type="float">
            <text:p>254.50</text:p>
          </table:table-cell>
          <table:table-cell table:style-name="ce35" table:formula="of:=IF([raw_succ.H19] = 1;&quot;N/A&quot;;[raw_succ.H19])" office:value-type="float" office:value="0.0331" calcext:value-type="float">
            <text:p>0.03</text:p>
          </table:table-cell>
          <table:table-cell table:style-name="ce32" table:formula="of:=IF([raw_succ.I19] &gt; 0;[raw_succ.I19];&quot;N/A&quot;)" office:value-type="float" office:value="233" calcext:value-type="float">
            <text:p>233.00</text:p>
          </table:table-cell>
          <table:table-cell table:style-name="ce35" table:formula="of:=IF([raw_succ.J19] = 1;&quot;N/A&quot;;[raw_succ.J19])" office:value-type="float" office:value="0.0135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26" table:formula="of:=[raw_succ.A20]" office:value-type="string" office:string-value="CS" calcext:value-type="string">
            <text:p>CS</text:p>
          </table:table-cell>
          <table:table-cell table:style-name="ce26" table:formula="of:=[raw_succ.B20]" office:value-type="string" office:string-value="CA" calcext:value-type="string">
            <text:p>CA</text:p>
          </table:table-cell>
          <table:table-cell table:style-name="ce32" table:formula="of:=IF([raw_succ.C20] &gt; 0;[raw_succ.C20];&quot;N/A&quot;)" office:value-type="float" office:value="248" calcext:value-type="float">
            <text:p>248.00</text:p>
          </table:table-cell>
          <table:table-cell table:style-name="ce34" table:formula="of:=IF([raw_succ.D20] = 1;&quot;N/A&quot;;[raw_succ.D20])" office:value-type="float" office:value="0.2517" calcext:value-type="float">
            <text:p>0.25</text:p>
          </table:table-cell>
          <table:table-cell table:style-name="ce32" table:formula="of:=IF([raw_succ.E20] &gt; 0;[raw_succ.E20];&quot;N/A&quot;)" office:value-type="float" office:value="270.5" calcext:value-type="float">
            <text:p>270.50</text:p>
          </table:table-cell>
          <table:table-cell table:style-name="ce35" table:formula="of:=IF([raw_succ.F20] = 1;&quot;N/A&quot;;[raw_succ.F20])" office:value-type="float" office:value="0.4212" calcext:value-type="float">
            <text:p>0.42</text:p>
          </table:table-cell>
          <table:table-cell table:style-name="ce32" table:formula="of:=IF([raw_succ.G20] &gt; 0;[raw_succ.G20];&quot;N/A&quot;)" office:value-type="float" office:value="255.5" calcext:value-type="float">
            <text:p>255.50</text:p>
          </table:table-cell>
          <table:table-cell table:style-name="ce35" table:formula="of:=IF([raw_succ.H20] = 1;&quot;N/A&quot;;[raw_succ.H20])" office:value-type="float" office:value="0.3041" calcext:value-type="float">
            <text:p>0.30</text:p>
          </table:table-cell>
          <table:table-cell table:style-name="ce32" table:formula="of:=IF([raw_succ.I20] &gt; 0;[raw_succ.I20];&quot;N/A&quot;)" office:value-type="float" office:value="251" calcext:value-type="float">
            <text:p>251.00</text:p>
          </table:table-cell>
          <table:table-cell table:style-name="ce35" table:formula="of:=IF([raw_succ.J20] = 1;&quot;N/A&quot;;[raw_succ.J20])" office:value-type="float" office:value="0.2721" calcext:value-type="float">
            <text:p>0.27</text:p>
          </table:table-cell>
          <table:table-cell table:number-columns-repeated="1014"/>
        </table:table-row>
        <table:table-row table:style-name="ro1">
          <table:table-cell table:style-name="ce26" table:formula="of:=[raw_succ.A21]" office:value-type="string" office:string-value="CS" calcext:value-type="string">
            <text:p>CS</text:p>
          </table:table-cell>
          <table:table-cell table:style-name="ce26" table:formula="of:=[raw_succ.B21]" office:value-type="string" office:string-value="O" calcext:value-type="string">
            <text:p>O</text:p>
          </table:table-cell>
          <table:table-cell table:style-name="ce32" table:formula="of:=IF([raw_succ.C21] &gt; 0;[raw_succ.C21];&quot;N/A&quot;)" office:value-type="float" office:value="278" calcext:value-type="float">
            <text:p>278.00</text:p>
          </table:table-cell>
          <table:table-cell table:style-name="ce34" table:formula="of:=IF([raw_succ.D21] = 1;&quot;N/A&quot;;[raw_succ.D21])" office:value-type="float" office:value="0.17" calcext:value-type="float">
            <text:p>0.17</text:p>
          </table:table-cell>
          <table:table-cell table:style-name="ce32" table:formula="of:=IF([raw_succ.E21] &gt; 0;[raw_succ.E21];&quot;N/A&quot;)" office:value-type="float" office:value="306.5" calcext:value-type="float">
            <text:p>306.50</text:p>
          </table:table-cell>
          <table:table-cell table:style-name="ce35" table:formula="of:=IF([raw_succ.F21] = 1;&quot;N/A&quot;;[raw_succ.F21])" office:value-type="float" office:value="0.3331" calcext:value-type="float">
            <text:p>0.33</text:p>
          </table:table-cell>
          <table:table-cell table:style-name="ce32" table:formula="of:=IF([raw_succ.G21] &gt; 0;[raw_succ.G21];&quot;N/A&quot;)" office:value-type="float" office:value="300.5" calcext:value-type="float">
            <text:p>300.50</text:p>
          </table:table-cell>
          <table:table-cell table:style-name="ce35" table:formula="of:=IF([raw_succ.H21] = 1;&quot;N/A&quot;;[raw_succ.H21])" office:value-type="float" office:value="0.2941" calcext:value-type="float">
            <text:p>0.29</text:p>
          </table:table-cell>
          <table:table-cell table:style-name="ce32" table:formula="of:=IF([raw_succ.I21] &gt; 0;[raw_succ.I21];&quot;N/A&quot;)" office:value-type="float" office:value="276" calcext:value-type="float">
            <text:p>276.00</text:p>
          </table:table-cell>
          <table:table-cell table:style-name="ce35" table:formula="of:=IF([raw_succ.J21] = 1;&quot;N/A&quot;;[raw_succ.J21])" office:value-type="float" office:value="0.1609" calcext:value-type="float">
            <text:p>0.16</text:p>
          </table:table-cell>
          <table:table-cell table:number-columns-repeated="1014"/>
        </table:table-row>
        <table:table-row table:style-name="ro1">
          <table:table-cell table:style-name="ce26" table:formula="of:=[raw_succ.A22]" office:value-type="string" office:string-value="CS" calcext:value-type="string">
            <text:p>CS</text:p>
          </table:table-cell>
          <table:table-cell table:style-name="ce26" table:formula="of:=[raw_succ.B22]" office:value-type="string" office:string-value="A" calcext:value-type="string">
            <text:p>A</text:p>
          </table:table-cell>
          <table:table-cell table:style-name="ce32" table:formula="of:=IF([raw_succ.C22] &gt; 0;[raw_succ.C22];&quot;N/A&quot;)" office:value-type="float" office:value="294.5" calcext:value-type="float">
            <text:p>294.50</text:p>
          </table:table-cell>
          <table:table-cell table:style-name="ce34" table:formula="of:=IF([raw_succ.D22] = 1;&quot;N/A&quot;;[raw_succ.D22])" office:value-type="float" office:value="0.3157" calcext:value-type="float">
            <text:p>0.32</text:p>
          </table:table-cell>
          <table:table-cell table:style-name="ce32" table:formula="of:=IF([raw_succ.E22] &gt; 0;[raw_succ.E22];&quot;N/A&quot;)" office:value-type="float" office:value="297" calcext:value-type="float">
            <text:p>297.00</text:p>
          </table:table-cell>
          <table:table-cell table:style-name="ce35" table:formula="of:=IF([raw_succ.F22] = 1;&quot;N/A&quot;;[raw_succ.F22])" office:value-type="float" office:value="0.3326" calcext:value-type="float">
            <text:p>0.33</text:p>
          </table:table-cell>
          <table:table-cell table:style-name="ce32" table:formula="of:=IF([raw_succ.G22] &gt; 0;[raw_succ.G22];&quot;N/A&quot;)" office:value-type="float" office:value="302.5" calcext:value-type="float">
            <text:p>302.50</text:p>
          </table:table-cell>
          <table:table-cell table:style-name="ce35" table:formula="of:=IF([raw_succ.H22] = 1;&quot;N/A&quot;;[raw_succ.H22])" office:value-type="float" office:value="0.371" calcext:value-type="float">
            <text:p>0.37</text:p>
          </table:table-cell>
          <table:table-cell table:style-name="ce32" table:formula="of:=IF([raw_succ.I22] &gt; 0;[raw_succ.I22];&quot;N/A&quot;)" office:value-type="float" office:value="268" calcext:value-type="float">
            <text:p>268.00</text:p>
          </table:table-cell>
          <table:table-cell table:style-name="ce35" table:formula="of:=IF([raw_succ.J22] = 1;&quot;N/A&quot;;[raw_succ.J22])" office:value-type="float" office:value="0.164" calcext:value-type="float">
            <text:p>0.16</text:p>
          </table:table-cell>
          <table:table-cell table:number-columns-repeated="1014"/>
        </table:table-row>
        <table:table-row table:style-name="ro1">
          <table:table-cell table:style-name="ce26" table:formula="of:=[raw_succ.A23]" office:value-type="string" office:string-value="CS" calcext:value-type="string">
            <text:p>CS</text:p>
          </table:table-cell>
          <table:table-cell table:style-name="ce26" table:formula="of:=[raw_succ.B23]" office:value-type="string" office:string-value="AO" calcext:value-type="string">
            <text:p>AO</text:p>
          </table:table-cell>
          <table:table-cell table:style-name="ce32" table:formula="of:=IF([raw_succ.C23] &gt; 0;[raw_succ.C23];&quot;N/A&quot;)" office:value-type="float" office:value="208" calcext:value-type="float">
            <text:p>208.00</text:p>
          </table:table-cell>
          <table:table-cell table:style-name="ce34" table:formula="of:=IF([raw_succ.D23] = 1;&quot;N/A&quot;;[raw_succ.D23])" office:value-type="float" office:value="0.066" calcext:value-type="float">
            <text:p>0.07</text:p>
          </table:table-cell>
          <table:table-cell table:style-name="ce32" table:formula="of:=IF([raw_succ.E23] &gt; 0;[raw_succ.E23];&quot;N/A&quot;)" office:value-type="float" office:value="228.5" calcext:value-type="float">
            <text:p>228.50</text:p>
          </table:table-cell>
          <table:table-cell table:style-name="ce35" table:formula="of:=IF([raw_succ.F23] = 1;&quot;N/A&quot;;[raw_succ.F23])" office:value-type="float" office:value="0.1405" calcext:value-type="float">
            <text:p>0.14</text:p>
          </table:table-cell>
          <table:table-cell table:style-name="ce32" table:formula="of:=IF([raw_succ.G23] &gt; 0;[raw_succ.G23];&quot;N/A&quot;)" office:value-type="float" office:value="235.5" calcext:value-type="float">
            <text:p>235.50</text:p>
          </table:table-cell>
          <table:table-cell table:style-name="ce35" table:formula="of:=IF([raw_succ.H23] = 1;&quot;N/A&quot;;[raw_succ.H23])" office:value-type="float" office:value="0.1757" calcext:value-type="float">
            <text:p>0.18</text:p>
          </table:table-cell>
          <table:table-cell table:style-name="ce32" table:formula="of:=IF([raw_succ.I23] &gt; 0;[raw_succ.I23];&quot;N/A&quot;)" office:value-type="float" office:value="216" calcext:value-type="float">
            <text:p>216.00</text:p>
          </table:table-cell>
          <table:table-cell table:style-name="ce35" table:formula="of:=IF([raw_succ.J23] = 1;&quot;N/A&quot;;[raw_succ.J23])" office:value-type="float" office:value="0.0904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26" table:formula="of:=[raw_succ.A24]" office:value-type="string" office:string-value="CS" calcext:value-type="string">
            <text:p>CS</text:p>
          </table:table-cell>
          <table:table-cell table:style-name="ce26" table:formula="of:=[raw_succ.B24]" office:value-type="string" office:string-value="OT" calcext:value-type="string">
            <text:p>OT</text:p>
          </table:table-cell>
          <table:table-cell table:style-name="ce32" table:formula="of:=IF([raw_succ.C24] &gt; 0;[raw_succ.C24];&quot;N/A&quot;)" office:value-type="float" office:value="277.5" calcext:value-type="float">
            <text:p>277.50</text:p>
          </table:table-cell>
          <table:table-cell table:style-name="ce34" table:formula="of:=IF([raw_succ.D24] = 1;&quot;N/A&quot;;[raw_succ.D24])" office:value-type="float" office:value="0.2653" calcext:value-type="float">
            <text:p>0.27</text:p>
          </table:table-cell>
          <table:table-cell table:style-name="ce32" table:formula="of:=IF([raw_succ.E24] &gt; 0;[raw_succ.E24];&quot;N/A&quot;)" office:value-type="float" office:value="300" calcext:value-type="float">
            <text:p>300.00</text:p>
          </table:table-cell>
          <table:table-cell table:style-name="ce35" table:formula="of:=IF([raw_succ.F24] = 1;&quot;N/A&quot;;[raw_succ.F24])" office:value-type="float" office:value="0.4235" calcext:value-type="float">
            <text:p>0.42</text:p>
          </table:table-cell>
          <table:table-cell table:style-name="ce32" table:formula="of:=IF([raw_succ.G24] &gt; 0;[raw_succ.G24];&quot;N/A&quot;)" office:value-type="float" office:value="257" calcext:value-type="float">
            <text:p>257.00</text:p>
          </table:table-cell>
          <table:table-cell table:style-name="ce35" table:formula="of:=IF([raw_succ.H24] = 1;&quot;N/A&quot;;[raw_succ.H24])" office:value-type="float" office:value="0.1532" calcext:value-type="float">
            <text:p>0.15</text:p>
          </table:table-cell>
          <table:table-cell table:style-name="ce32" table:formula="of:=IF([raw_succ.I24] &gt; 0;[raw_succ.I24];&quot;N/A&quot;)" office:value-type="float" office:value="237" calcext:value-type="float">
            <text:p>237.00</text:p>
          </table:table-cell>
          <table:table-cell table:style-name="ce35" table:formula="of:=IF([raw_succ.J24] = 1;&quot;N/A&quot;;[raw_succ.J24])" office:value-type="float" office:value="0.0795" calcext:value-type="float">
            <text:p>0.08</text:p>
          </table:table-cell>
          <table:table-cell table:number-columns-repeated="1014"/>
        </table:table-row>
        <table:table-row table:style-name="ro1">
          <table:table-cell table:style-name="ce26" table:formula="of:=[raw_succ.A25]" office:value-type="string" office:string-value="CS" calcext:value-type="string">
            <text:p>CS</text:p>
          </table:table-cell>
          <table:table-cell table:style-name="ce26" table:formula="of:=[raw_succ.B25]" office:value-type="string" office:string-value="AT" calcext:value-type="string">
            <text:p>AT</text:p>
          </table:table-cell>
          <table:table-cell table:style-name="ce32" table:formula="of:=IF([raw_succ.C25] &gt; 0;[raw_succ.C25];&quot;N/A&quot;)" office:value-type="float" office:value="246" calcext:value-type="float">
            <text:p>246.00</text:p>
          </table:table-cell>
          <table:table-cell table:style-name="ce34" table:formula="of:=IF([raw_succ.D25] = 1;&quot;N/A&quot;;[raw_succ.D25])" office:value-type="float" office:value="0.1084" calcext:value-type="float">
            <text:p>0.11</text:p>
          </table:table-cell>
          <table:table-cell table:style-name="ce32" table:formula="of:=IF([raw_succ.E25] &gt; 0;[raw_succ.E25];&quot;N/A&quot;)" office:value-type="float" office:value="301.5" calcext:value-type="float">
            <text:p>301.50</text:p>
          </table:table-cell>
          <table:table-cell table:style-name="ce35" table:formula="of:=IF([raw_succ.F25] = 1;&quot;N/A&quot;;[raw_succ.F25])" office:value-type="float" office:value="0.4348" calcext:value-type="float">
            <text:p>0.43</text:p>
          </table:table-cell>
          <table:table-cell table:style-name="ce32" table:formula="of:=IF([raw_succ.G25] &gt; 0;[raw_succ.G25];&quot;N/A&quot;)" office:value-type="float" office:value="273" calcext:value-type="float">
            <text:p>273.00</text:p>
          </table:table-cell>
          <table:table-cell table:style-name="ce35" table:formula="of:=IF([raw_succ.H25] = 1;&quot;N/A&quot;;[raw_succ.H25])" office:value-type="float" office:value="0.2376" calcext:value-type="float">
            <text:p>0.24</text:p>
          </table:table-cell>
          <table:table-cell table:style-name="ce32" table:formula="of:=IF([raw_succ.I25] &gt; 0;[raw_succ.I25];&quot;N/A&quot;)" office:value-type="float" office:value="258" calcext:value-type="float">
            <text:p>258.00</text:p>
          </table:table-cell>
          <table:table-cell table:style-name="ce35" table:formula="of:=IF([raw_succ.J25] = 1;&quot;N/A&quot;;[raw_succ.J25])" office:value-type="float" office:value="0.1579" calcext:value-type="float">
            <text:p>0.16</text:p>
          </table:table-cell>
          <table:table-cell table:number-columns-repeated="1014"/>
        </table:table-row>
        <table:table-row table:style-name="ro1">
          <table:table-cell table:style-name="ce26" table:formula="of:=[raw_succ.A26]" office:value-type="string" office:string-value="CS" calcext:value-type="string">
            <text:p>CS</text:p>
          </table:table-cell>
          <table:table-cell table:style-name="ce26" table:formula="of:=[raw_succ.B26]" office:value-type="string" office:string-value="AOT" calcext:value-type="string">
            <text:p>AOT</text:p>
          </table:table-cell>
          <table:table-cell table:style-name="ce32" table:formula="of:=IF([raw_succ.C26] &gt; 0;[raw_succ.C26];&quot;N/A&quot;)" office:value-type="float" office:value="246" calcext:value-type="float">
            <text:p>246.00</text:p>
          </table:table-cell>
          <table:table-cell table:style-name="ce34" table:formula="of:=IF([raw_succ.D26] = 1;&quot;N/A&quot;;[raw_succ.D26])" office:value-type="float" office:value="0.1424" calcext:value-type="float">
            <text:p>0.14</text:p>
          </table:table-cell>
          <table:table-cell table:style-name="ce32" table:formula="of:=IF([raw_succ.E26] &gt; 0;[raw_succ.E26];&quot;N/A&quot;)" office:value-type="float" office:value="281" calcext:value-type="float">
            <text:p>281.00</text:p>
          </table:table-cell>
          <table:table-cell table:style-name="ce35" table:formula="of:=IF([raw_succ.F26] = 1;&quot;N/A&quot;;[raw_succ.F26])" office:value-type="float" office:value="0.3533" calcext:value-type="float">
            <text:p>0.35</text:p>
          </table:table-cell>
          <table:table-cell table:style-name="ce32" table:formula="of:=IF([raw_succ.G26] &gt; 0;[raw_succ.G26];&quot;N/A&quot;)" office:value-type="float" office:value="242" calcext:value-type="float">
            <text:p>242.00</text:p>
          </table:table-cell>
          <table:table-cell table:style-name="ce35" table:formula="of:=IF([raw_succ.H26] = 1;&quot;N/A&quot;;[raw_succ.H26])" office:value-type="float" office:value="0.1253" calcext:value-type="float">
            <text:p>0.13</text:p>
          </table:table-cell>
          <table:table-cell table:style-name="ce32" table:formula="of:=IF([raw_succ.I26] &gt; 0;[raw_succ.I26];&quot;N/A&quot;)" office:value-type="float" office:value="225" calcext:value-type="float">
            <text:p>225.00</text:p>
          </table:table-cell>
          <table:table-cell table:style-name="ce35" table:formula="of:=IF([raw_succ.J26] = 1;&quot;N/A&quot;;[raw_succ.J26])" office:value-type="float" office:value="0.0687" calcext:value-type="float">
            <text:p>0.07</text:p>
          </table:table-cell>
          <table:table-cell table:number-columns-repeated="1014"/>
        </table:table-row>
        <table:table-row table:style-name="ro1">
          <table:table-cell table:style-name="ce26" table:formula="of:=[raw_succ.A27]" office:value-type="string" office:string-value="CA" calcext:value-type="string">
            <text:p>CA</text:p>
          </table:table-cell>
          <table:table-cell table:style-name="ce26" table:formula="of:=[raw_succ.B27]" office:value-type="string" office:string-value="O" calcext:value-type="string">
            <text:p>O</text:p>
          </table:table-cell>
          <table:table-cell table:style-name="ce32" table:formula="of:=IF([raw_succ.C27] &gt; 0;[raw_succ.C27];&quot;N/A&quot;)" office:value-type="float" office:value="429.5" calcext:value-type="float">
            <text:p>429.50</text:p>
          </table:table-cell>
          <table:table-cell table:style-name="ce34" table:formula="of:=IF([raw_succ.D27] = 1;&quot;N/A&quot;;[raw_succ.D27])" office:value-type="float" office:value="0.319" calcext:value-type="float">
            <text:p>0.32</text:p>
          </table:table-cell>
          <table:table-cell table:style-name="ce32" table:formula="of:=IF([raw_succ.E27] &gt; 0;[raw_succ.E27];&quot;N/A&quot;)" office:value-type="float" office:value="431.5" calcext:value-type="float">
            <text:p>431.50</text:p>
          </table:table-cell>
          <table:table-cell table:style-name="ce35" table:formula="of:=IF([raw_succ.F27] = 1;&quot;N/A&quot;;[raw_succ.F27])" office:value-type="float" office:value="0.3294" calcext:value-type="float">
            <text:p>0.33</text:p>
          </table:table-cell>
          <table:table-cell table:style-name="ce32" table:formula="of:=IF([raw_succ.G27] &gt; 0;[raw_succ.G27];&quot;N/A&quot;)" office:value-type="float" office:value="457.5" calcext:value-type="float">
            <text:p>457.50</text:p>
          </table:table-cell>
          <table:table-cell table:style-name="ce35" table:formula="of:=IF([raw_succ.H27] = 1;&quot;N/A&quot;;[raw_succ.H27])" office:value-type="float" office:value="0.474" calcext:value-type="float">
            <text:p>0.47</text:p>
          </table:table-cell>
          <table:table-cell table:style-name="ce32" table:formula="of:=IF([raw_succ.I27] &gt; 0;[raw_succ.I27];&quot;N/A&quot;)" office:value-type="float" office:value="404" calcext:value-type="float">
            <text:p>404.00</text:p>
          </table:table-cell>
          <table:table-cell table:style-name="ce35" table:formula="of:=IF([raw_succ.J27] = 1;&quot;N/A&quot;;[raw_succ.J27])" office:value-type="float" office:value="0.2006" calcext:value-type="float">
            <text:p>0.20</text:p>
          </table:table-cell>
          <table:table-cell table:number-columns-repeated="1014"/>
        </table:table-row>
        <table:table-row table:style-name="ro1">
          <table:table-cell table:style-name="ce26" table:formula="of:=[raw_succ.A28]" office:value-type="string" office:string-value="CA" calcext:value-type="string">
            <text:p>CA</text:p>
          </table:table-cell>
          <table:table-cell table:style-name="ce26" table:formula="of:=[raw_succ.B28]" office:value-type="string" office:string-value="A" calcext:value-type="string">
            <text:p>A</text:p>
          </table:table-cell>
          <table:table-cell table:style-name="ce32" table:formula="of:=IF([raw_succ.C28] &gt; 0;[raw_succ.C28];&quot;N/A&quot;)" office:value-type="float" office:value="439.5" calcext:value-type="float">
            <text:p>439.50</text:p>
          </table:table-cell>
          <table:table-cell table:style-name="ce34" table:formula="of:=IF([raw_succ.D28] = 1;&quot;N/A&quot;;[raw_succ.D28])" office:value-type="float" office:value="0.4499" calcext:value-type="float">
            <text:p>0.45</text:p>
          </table:table-cell>
          <table:table-cell table:style-name="ce32" table:formula="of:=IF([raw_succ.E28] &gt; 0;[raw_succ.E28];&quot;N/A&quot;)" office:value-type="float" office:value="392" calcext:value-type="float">
            <text:p>392.00</text:p>
          </table:table-cell>
          <table:table-cell table:style-name="ce35" table:formula="of:=IF([raw_succ.F28] = 1;&quot;N/A&quot;;[raw_succ.F28])" office:value-type="float" office:value="0.2032" calcext:value-type="float">
            <text:p>0.20</text:p>
          </table:table-cell>
          <table:table-cell table:style-name="ce32" table:formula="of:=IF([raw_succ.G28] &gt; 0;[raw_succ.G28];&quot;N/A&quot;)" office:value-type="float" office:value="437.5" calcext:value-type="float">
            <text:p>437.50</text:p>
          </table:table-cell>
          <table:table-cell table:style-name="ce35" table:formula="of:=IF([raw_succ.H28] = 1;&quot;N/A&quot;;[raw_succ.H28])" office:value-type="float" office:value="0.4382" calcext:value-type="float">
            <text:p>0.44</text:p>
          </table:table-cell>
          <table:table-cell table:style-name="ce32" table:formula="of:=IF([raw_succ.I28] &gt; 0;[raw_succ.I28];&quot;N/A&quot;)" office:value-type="float" office:value="400" calcext:value-type="float">
            <text:p>400.00</text:p>
          </table:table-cell>
          <table:table-cell table:style-name="ce35" table:formula="of:=IF([raw_succ.J28] = 1;&quot;N/A&quot;;[raw_succ.J28])" office:value-type="float" office:value="0.2385" calcext:value-type="float">
            <text:p>0.24</text:p>
          </table:table-cell>
          <table:table-cell table:number-columns-repeated="1014"/>
        </table:table-row>
        <table:table-row table:style-name="ro1">
          <table:table-cell table:style-name="ce26" table:formula="of:=[raw_succ.A29]" office:value-type="string" office:string-value="CA" calcext:value-type="string">
            <text:p>CA</text:p>
          </table:table-cell>
          <table:table-cell table:style-name="ce26" table:formula="of:=[raw_succ.B29]" office:value-type="string" office:string-value="AO" calcext:value-type="string">
            <text:p>AO</text:p>
          </table:table-cell>
          <table:table-cell table:style-name="ce32" table:formula="of:=IF([raw_succ.C29] &gt; 0;[raw_succ.C29];&quot;N/A&quot;)" office:value-type="float" office:value="317" calcext:value-type="float">
            <text:p>317.00</text:p>
          </table:table-cell>
          <table:table-cell table:style-name="ce34" table:formula="of:=IF([raw_succ.D29] = 1;&quot;N/A&quot;;[raw_succ.D29])" office:value-type="float" office:value="0.1095" calcext:value-type="float">
            <text:p>0.11</text:p>
          </table:table-cell>
          <table:table-cell table:style-name="ce32" table:formula="of:=IF([raw_succ.E29] &gt; 0;[raw_succ.E29];&quot;N/A&quot;)" office:value-type="float" office:value="328" calcext:value-type="float">
            <text:p>328.00</text:p>
          </table:table-cell>
          <table:table-cell table:style-name="ce35" table:formula="of:=IF([raw_succ.F29] = 1;&quot;N/A&quot;;[raw_succ.F29])" office:value-type="float" office:value="0.147" calcext:value-type="float">
            <text:p>0.15</text:p>
          </table:table-cell>
          <table:table-cell table:style-name="ce32" table:formula="of:=IF([raw_succ.G29] &gt; 0;[raw_succ.G29];&quot;N/A&quot;)" office:value-type="float" office:value="353.5" calcext:value-type="float">
            <text:p>353.50</text:p>
          </table:table-cell>
          <table:table-cell table:style-name="ce35" table:formula="of:=IF([raw_succ.H29] = 1;&quot;N/A&quot;;[raw_succ.H29])" office:value-type="float" office:value="0.2639" calcext:value-type="float">
            <text:p>0.26</text:p>
          </table:table-cell>
          <table:table-cell table:style-name="ce32" table:formula="of:=IF([raw_succ.I29] &gt; 0;[raw_succ.I29];&quot;N/A&quot;)" office:value-type="float" office:value="314" calcext:value-type="float">
            <text:p>314.00</text:p>
          </table:table-cell>
          <table:table-cell table:style-name="ce35" table:formula="of:=IF([raw_succ.J29] = 1;&quot;N/A&quot;;[raw_succ.J29])" office:value-type="float" office:value="0.1006" calcext:value-type="float">
            <text:p>0.10</text:p>
          </table:table-cell>
          <table:table-cell table:number-columns-repeated="1014"/>
        </table:table-row>
        <table:table-row table:style-name="ro1">
          <table:table-cell table:style-name="ce26" table:formula="of:=[raw_succ.A30]" office:value-type="string" office:string-value="CA" calcext:value-type="string">
            <text:p>CA</text:p>
          </table:table-cell>
          <table:table-cell table:style-name="ce26" table:formula="of:=[raw_succ.B30]" office:value-type="string" office:string-value="OT" calcext:value-type="string">
            <text:p>OT</text:p>
          </table:table-cell>
          <table:table-cell table:style-name="ce32" table:formula="of:=IF([raw_succ.C30] &gt; 0;[raw_succ.C30];&quot;N/A&quot;)" office:value-type="float" office:value="428.5" calcext:value-type="float">
            <text:p>428.50</text:p>
          </table:table-cell>
          <table:table-cell table:style-name="ce34" table:formula="of:=IF([raw_succ.D30] = 1;&quot;N/A&quot;;[raw_succ.D30])" office:value-type="float" office:value="0.4667" calcext:value-type="float">
            <text:p>0.47</text:p>
          </table:table-cell>
          <table:table-cell table:style-name="ce32" table:formula="of:=IF([raw_succ.E30] &gt; 0;[raw_succ.E30];&quot;N/A&quot;)" office:value-type="float" office:value="421" calcext:value-type="float">
            <text:p>421.00</text:p>
          </table:table-cell>
          <table:table-cell table:style-name="ce35" table:formula="of:=IF([raw_succ.F30] = 1;&quot;N/A&quot;;[raw_succ.F30])" office:value-type="float" office:value="0.4217" calcext:value-type="float">
            <text:p>0.42</text:p>
          </table:table-cell>
          <table:table-cell table:style-name="ce32" table:formula="of:=IF([raw_succ.G30] &gt; 0;[raw_succ.G30];&quot;N/A&quot;)" office:value-type="float" office:value="388.5" calcext:value-type="float">
            <text:p>388.50</text:p>
          </table:table-cell>
          <table:table-cell table:style-name="ce35" table:formula="of:=IF([raw_succ.H30] = 1;&quot;N/A&quot;;[raw_succ.H30])" office:value-type="float" office:value="0.2448" calcext:value-type="float">
            <text:p>0.24</text:p>
          </table:table-cell>
          <table:table-cell table:style-name="ce32" table:formula="of:=IF([raw_succ.I30] &gt; 0;[raw_succ.I30];&quot;N/A&quot;)" office:value-type="float" office:value="344" calcext:value-type="float">
            <text:p>344.00</text:p>
          </table:table-cell>
          <table:table-cell table:style-name="ce35" table:formula="of:=IF([raw_succ.J30] = 1;&quot;N/A&quot;;[raw_succ.J30])" office:value-type="float" office:value="0.0859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26" table:formula="of:=[raw_succ.A31]" office:value-type="string" office:string-value="CA" calcext:value-type="string">
            <text:p>CA</text:p>
          </table:table-cell>
          <table:table-cell table:style-name="ce26" table:formula="of:=[raw_succ.B31]" office:value-type="string" office:string-value="AT" calcext:value-type="string">
            <text:p>AT</text:p>
          </table:table-cell>
          <table:table-cell table:style-name="ce32" table:formula="of:=IF([raw_succ.C31] &gt; 0;[raw_succ.C31];&quot;N/A&quot;)" office:value-type="float" office:value="383.5" calcext:value-type="float">
            <text:p>383.50</text:p>
          </table:table-cell>
          <table:table-cell table:style-name="ce34" table:formula="of:=IF([raw_succ.D31] = 1;&quot;N/A&quot;;[raw_succ.D31])" office:value-type="float" office:value="0.2217" calcext:value-type="float">
            <text:p>0.22</text:p>
          </table:table-cell>
          <table:table-cell table:style-name="ce32" table:formula="of:=IF([raw_succ.E31] &gt; 0;[raw_succ.E31];&quot;N/A&quot;)" office:value-type="float" office:value="404.5" calcext:value-type="float">
            <text:p>404.50</text:p>
          </table:table-cell>
          <table:table-cell table:style-name="ce35" table:formula="of:=IF([raw_succ.F31] = 1;&quot;N/A&quot;;[raw_succ.F31])" office:value-type="float" office:value="0.3271" calcext:value-type="float">
            <text:p>0.33</text:p>
          </table:table-cell>
          <table:table-cell table:style-name="ce32" table:formula="of:=IF([raw_succ.G31] &gt; 0;[raw_succ.G31];&quot;N/A&quot;)" office:value-type="float" office:value="403" calcext:value-type="float">
            <text:p>403.00</text:p>
          </table:table-cell>
          <table:table-cell table:style-name="ce35" table:formula="of:=IF([raw_succ.H31] = 1;&quot;N/A&quot;;[raw_succ.H31])" office:value-type="float" office:value="0.3189" calcext:value-type="float">
            <text:p>0.32</text:p>
          </table:table-cell>
          <table:table-cell table:style-name="ce32" table:formula="of:=IF([raw_succ.I31] &gt; 0;[raw_succ.I31];&quot;N/A&quot;)" office:value-type="float" office:value="384" calcext:value-type="float">
            <text:p>384.00</text:p>
          </table:table-cell>
          <table:table-cell table:style-name="ce35" table:formula="of:=IF([raw_succ.J31] = 1;&quot;N/A&quot;;[raw_succ.J31])" office:value-type="float" office:value="0.2239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26" table:formula="of:=[raw_succ.A32]" office:value-type="string" office:string-value="CA" calcext:value-type="string">
            <text:p>CA</text:p>
          </table:table-cell>
          <table:table-cell table:style-name="ce26" table:formula="of:=[raw_succ.B32]" office:value-type="string" office:string-value="AOT" calcext:value-type="string">
            <text:p>AOT</text:p>
          </table:table-cell>
          <table:table-cell table:style-name="ce32" table:formula="of:=IF([raw_succ.C32] &gt; 0;[raw_succ.C32];&quot;N/A&quot;)" office:value-type="float" office:value="380.5" calcext:value-type="float">
            <text:p>380.50</text:p>
          </table:table-cell>
          <table:table-cell table:style-name="ce34" table:formula="of:=IF([raw_succ.D32] = 1;&quot;N/A&quot;;[raw_succ.D32])" office:value-type="float" office:value="0.2694" calcext:value-type="float">
            <text:p>0.27</text:p>
          </table:table-cell>
          <table:table-cell table:style-name="ce32" table:formula="of:=IF([raw_succ.E32] &gt; 0;[raw_succ.E32];&quot;N/A&quot;)" office:value-type="float" office:value="398" calcext:value-type="float">
            <text:p>398.00</text:p>
          </table:table-cell>
          <table:table-cell table:style-name="ce35" table:formula="of:=IF([raw_succ.F32] = 1;&quot;N/A&quot;;[raw_succ.F32])" office:value-type="float" office:value="0.366" calcext:value-type="float">
            <text:p>0.37</text:p>
          </table:table-cell>
          <table:table-cell table:style-name="ce32" table:formula="of:=IF([raw_succ.G32] &gt; 0;[raw_succ.G32];&quot;N/A&quot;)" office:value-type="float" office:value="357.5" calcext:value-type="float">
            <text:p>357.50</text:p>
          </table:table-cell>
          <table:table-cell table:style-name="ce35" table:formula="of:=IF([raw_succ.H32] = 1;&quot;N/A&quot;;[raw_succ.H32])" office:value-type="float" office:value="0.1653" calcext:value-type="float">
            <text:p>0.17</text:p>
          </table:table-cell>
          <table:table-cell table:style-name="ce32" table:formula="of:=IF([raw_succ.I32] &gt; 0;[raw_succ.I32];&quot;N/A&quot;)" office:value-type="float" office:value="319" calcext:value-type="float">
            <text:p>319.00</text:p>
          </table:table-cell>
          <table:table-cell table:style-name="ce35" table:formula="of:=IF([raw_succ.J32] = 1;&quot;N/A&quot;;[raw_succ.J32])" office:value-type="float" office:value="0.058" calcext:value-type="float">
            <text:p>0.06</text:p>
          </table:table-cell>
          <table:table-cell table:number-columns-repeated="1014"/>
        </table:table-row>
        <table:table-row table:style-name="ro1">
          <table:table-cell table:style-name="ce26" table:formula="of:=[raw_succ.A33]" office:value-type="string" office:string-value="O" calcext:value-type="string">
            <text:p>O</text:p>
          </table:table-cell>
          <table:table-cell table:style-name="ce26" table:formula="of:=[raw_succ.B33]" office:value-type="string" office:string-value="A" calcext:value-type="string">
            <text:p>A</text:p>
          </table:table-cell>
          <table:table-cell table:style-name="ce32" table:formula="of:=IF([raw_succ.C33] &gt; 0;[raw_succ.C33];&quot;N/A&quot;)" office:value-type="float" office:value="482.5" calcext:value-type="float">
            <text:p>482.50</text:p>
          </table:table-cell>
          <table:table-cell table:style-name="ce34" table:formula="of:=IF([raw_succ.D33] = 1;&quot;N/A&quot;;[raw_succ.D33])" office:value-type="float" office:value="0.2752" calcext:value-type="float">
            <text:p>0.28</text:p>
          </table:table-cell>
          <table:table-cell table:style-name="ce32" table:formula="of:=IF([raw_succ.E33] &gt; 0;[raw_succ.E33];&quot;N/A&quot;)" office:value-type="float" office:value="454" calcext:value-type="float">
            <text:p>454.00</text:p>
          </table:table-cell>
          <table:table-cell table:style-name="ce35" table:formula="of:=IF([raw_succ.F33] = 1;&quot;N/A&quot;;[raw_succ.F33])" office:value-type="float" office:value="0.1657" calcext:value-type="float">
            <text:p>0.17</text:p>
          </table:table-cell>
          <table:table-cell table:style-name="ce32" table:formula="of:=IF([raw_succ.G33] &gt; 0;[raw_succ.G33];&quot;N/A&quot;)" office:value-type="float" office:value="515.5" calcext:value-type="float">
            <text:p>515.50</text:p>
          </table:table-cell>
          <table:table-cell table:style-name="ce35" table:formula="of:=IF([raw_succ.H33] = 1;&quot;N/A&quot;;[raw_succ.H33])" office:value-type="float" office:value="0.4348" calcext:value-type="float">
            <text:p>0.43</text:p>
          </table:table-cell>
          <table:table-cell table:style-name="ce32" table:formula="of:=IF([raw_succ.I33] &gt; 0;[raw_succ.I33];&quot;N/A&quot;)" office:value-type="float" office:value="525" calcext:value-type="float">
            <text:p>525.00</text:p>
          </table:table-cell>
          <table:table-cell table:style-name="ce35" table:formula="of:=IF([raw_succ.J33] = 1;&quot;N/A&quot;;[raw_succ.J33])" office:value-type="float" office:value="0.4843" calcext:value-type="float">
            <text:p>0.48</text:p>
          </table:table-cell>
          <table:table-cell table:number-columns-repeated="1014"/>
        </table:table-row>
        <table:table-row table:style-name="ro1">
          <table:table-cell table:style-name="ce26" table:formula="of:=[raw_succ.A34]" office:value-type="string" office:string-value="O" calcext:value-type="string">
            <text:p>O</text:p>
          </table:table-cell>
          <table:table-cell table:style-name="ce26" table:formula="of:=[raw_succ.B34]" office:value-type="string" office:string-value="AO" calcext:value-type="string">
            <text:p>AO</text:p>
          </table:table-cell>
          <table:table-cell table:style-name="ce32" table:formula="of:=IF([raw_succ.C34] &gt; 0;[raw_succ.C34];&quot;N/A&quot;)" office:value-type="float" office:value="419" calcext:value-type="float">
            <text:p>419.00</text:p>
          </table:table-cell>
          <table:table-cell table:style-name="ce34" table:formula="of:=IF([raw_succ.D34] = 1;&quot;N/A&quot;;[raw_succ.D34])" office:value-type="float" office:value="0.2668" calcext:value-type="float">
            <text:p>0.27</text:p>
          </table:table-cell>
          <table:table-cell table:style-name="ce32" table:formula="of:=IF([raw_succ.E34] &gt; 0;[raw_succ.E34];&quot;N/A&quot;)" office:value-type="float" office:value="419.5" calcext:value-type="float">
            <text:p>419.50</text:p>
          </table:table-cell>
          <table:table-cell table:style-name="ce35" table:formula="of:=IF([raw_succ.F34] = 1;&quot;N/A&quot;;[raw_succ.F34])" office:value-type="float" office:value="0.2691" calcext:value-type="float">
            <text:p>0.27</text:p>
          </table:table-cell>
          <table:table-cell table:style-name="ce32" table:formula="of:=IF([raw_succ.G34] &gt; 0;[raw_succ.G34];&quot;N/A&quot;)" office:value-type="float" office:value="421" calcext:value-type="float">
            <text:p>421.00</text:p>
          </table:table-cell>
          <table:table-cell table:style-name="ce35" table:formula="of:=IF([raw_succ.H34] = 1;&quot;N/A&quot;;[raw_succ.H34])" office:value-type="float" office:value="0.2763" calcext:value-type="float">
            <text:p>0.28</text:p>
          </table:table-cell>
          <table:table-cell table:style-name="ce32" table:formula="of:=IF([raw_succ.I34] &gt; 0;[raw_succ.I34];&quot;N/A&quot;)" office:value-type="float" office:value="414" calcext:value-type="float">
            <text:p>414.00</text:p>
          </table:table-cell>
          <table:table-cell table:style-name="ce35" table:formula="of:=IF([raw_succ.J34] = 1;&quot;N/A&quot;;[raw_succ.J34])" office:value-type="float" office:value="0.2436" calcext:value-type="float">
            <text:p>0.24</text:p>
          </table:table-cell>
          <table:table-cell table:number-columns-repeated="1014"/>
        </table:table-row>
        <table:table-row table:style-name="ro1">
          <table:table-cell table:style-name="ce26" table:formula="of:=[raw_succ.A35]" office:value-type="string" office:string-value="O" calcext:value-type="string">
            <text:p>O</text:p>
          </table:table-cell>
          <table:table-cell table:style-name="ce26" table:formula="of:=[raw_succ.B35]" office:value-type="string" office:string-value="OT" calcext:value-type="string">
            <text:p>OT</text:p>
          </table:table-cell>
          <table:table-cell table:style-name="ce32" table:formula="of:=IF([raw_succ.C35] &gt; 0;[raw_succ.C35];&quot;N/A&quot;)" office:value-type="float" office:value="481" calcext:value-type="float">
            <text:p>481.00</text:p>
          </table:table-cell>
          <table:table-cell table:style-name="ce34" table:formula="of:=IF([raw_succ.D35] = 1;&quot;N/A&quot;;[raw_succ.D35])" office:value-type="float" office:value="0.341" calcext:value-type="float">
            <text:p>0.34</text:p>
          </table:table-cell>
          <table:table-cell table:style-name="ce32" table:formula="of:=IF([raw_succ.E35] &gt; 0;[raw_succ.E35];&quot;N/A&quot;)" office:value-type="float" office:value="482.5" calcext:value-type="float">
            <text:p>482.50</text:p>
          </table:table-cell>
          <table:table-cell table:style-name="ce35" table:formula="of:=IF([raw_succ.F35] = 1;&quot;N/A&quot;;[raw_succ.F35])" office:value-type="float" office:value="0.3483" calcext:value-type="float">
            <text:p>0.35</text:p>
          </table:table-cell>
          <table:table-cell table:style-name="ce32" table:formula="of:=IF([raw_succ.G35] &gt; 0;[raw_succ.G35];&quot;N/A&quot;)" office:value-type="float" office:value="463.5" calcext:value-type="float">
            <text:p>463.50</text:p>
          </table:table-cell>
          <table:table-cell table:style-name="ce35" table:formula="of:=IF([raw_succ.H35] = 1;&quot;N/A&quot;;[raw_succ.H35])" office:value-type="float" office:value="0.2594" calcext:value-type="float">
            <text:p>0.26</text:p>
          </table:table-cell>
          <table:table-cell table:style-name="ce32" table:formula="of:=IF([raw_succ.I35] &gt; 0;[raw_succ.I35];&quot;N/A&quot;)" office:value-type="float" office:value="464" calcext:value-type="float">
            <text:p>464.00</text:p>
          </table:table-cell>
          <table:table-cell table:style-name="ce35" table:formula="of:=IF([raw_succ.J35] = 1;&quot;N/A&quot;;[raw_succ.J35])" office:value-type="float" office:value="0.2617" calcext:value-type="float">
            <text:p>0.26</text:p>
          </table:table-cell>
          <table:table-cell table:number-columns-repeated="1014"/>
        </table:table-row>
        <table:table-row table:style-name="ro1">
          <table:table-cell table:style-name="ce26" table:formula="of:=[raw_succ.A36]" office:value-type="string" office:string-value="O" calcext:value-type="string">
            <text:p>O</text:p>
          </table:table-cell>
          <table:table-cell table:style-name="ce26" table:formula="of:=[raw_succ.B36]" office:value-type="string" office:string-value="AT" calcext:value-type="string">
            <text:p>AT</text:p>
          </table:table-cell>
          <table:table-cell table:style-name="ce32" table:formula="of:=IF([raw_succ.C36] &gt; 0;[raw_succ.C36];&quot;N/A&quot;)" office:value-type="float" office:value="501.5" calcext:value-type="float">
            <text:p>501.50</text:p>
          </table:table-cell>
          <table:table-cell table:style-name="ce34" table:formula="of:=IF([raw_succ.D36] = 1;&quot;N/A&quot;;[raw_succ.D36])" office:value-type="float" office:value="0.4466" calcext:value-type="float">
            <text:p>0.45</text:p>
          </table:table-cell>
          <table:table-cell table:style-name="ce32" table:formula="of:=IF([raw_succ.E36] &gt; 0;[raw_succ.E36];&quot;N/A&quot;)" office:value-type="float" office:value="459" calcext:value-type="float">
            <text:p>459.00</text:p>
          </table:table-cell>
          <table:table-cell table:style-name="ce35" table:formula="of:=IF([raw_succ.F36] = 1;&quot;N/A&quot;;[raw_succ.F36])" office:value-type="float" office:value="0.2402" calcext:value-type="float">
            <text:p>0.24</text:p>
          </table:table-cell>
          <table:table-cell table:style-name="ce32" table:formula="of:=IF([raw_succ.G36] &gt; 0;[raw_succ.G36];&quot;N/A&quot;)" office:value-type="float" office:value="489" calcext:value-type="float">
            <text:p>489.00</text:p>
          </table:table-cell>
          <table:table-cell table:style-name="ce35" table:formula="of:=IF([raw_succ.H36] = 1;&quot;N/A&quot;;[raw_succ.H36])" office:value-type="float" office:value="0.3812" calcext:value-type="float">
            <text:p>0.38</text:p>
          </table:table-cell>
          <table:table-cell table:style-name="ce32" table:formula="of:=IF([raw_succ.I36] &gt; 0;[raw_succ.I36];&quot;N/A&quot;)" office:value-type="float" office:value="502" calcext:value-type="float">
            <text:p>502.00</text:p>
          </table:table-cell>
          <table:table-cell table:style-name="ce35" table:formula="of:=IF([raw_succ.J36] = 1;&quot;N/A&quot;;[raw_succ.J36])" office:value-type="float" office:value="0.4492" calcext:value-type="float">
            <text:p>0.45</text:p>
          </table:table-cell>
          <table:table-cell table:number-columns-repeated="1014"/>
        </table:table-row>
        <table:table-row table:style-name="ro1">
          <table:table-cell table:style-name="ce26" table:formula="of:=[raw_succ.A37]" office:value-type="string" office:string-value="O" calcext:value-type="string">
            <text:p>O</text:p>
          </table:table-cell>
          <table:table-cell table:style-name="ce26" table:formula="of:=[raw_succ.B37]" office:value-type="string" office:string-value="AOT" calcext:value-type="string">
            <text:p>AOT</text:p>
          </table:table-cell>
          <table:table-cell table:style-name="ce32" table:formula="of:=IF([raw_succ.C37] &gt; 0;[raw_succ.C37];&quot;N/A&quot;)" office:value-type="float" office:value="486.5" calcext:value-type="float">
            <text:p>486.50</text:p>
          </table:table-cell>
          <table:table-cell table:style-name="ce34" table:formula="of:=IF([raw_succ.D37] = 1;&quot;N/A&quot;;[raw_succ.D37])" office:value-type="float" office:value="0.4534" calcext:value-type="float">
            <text:p>0.45</text:p>
          </table:table-cell>
          <table:table-cell table:style-name="ce32" table:formula="of:=IF([raw_succ.E37] &gt; 0;[raw_succ.E37];&quot;N/A&quot;)" office:value-type="float" office:value="488.5" calcext:value-type="float">
            <text:p>488.50</text:p>
          </table:table-cell>
          <table:table-cell table:style-name="ce35" table:formula="of:=IF([raw_succ.F37] = 1;&quot;N/A&quot;;[raw_succ.F37])" office:value-type="float" office:value="0.4643" calcext:value-type="float">
            <text:p>0.46</text:p>
          </table:table-cell>
          <table:table-cell table:style-name="ce32" table:formula="of:=IF([raw_succ.G37] &gt; 0;[raw_succ.G37];&quot;N/A&quot;)" office:value-type="float" office:value="436.5" calcext:value-type="float">
            <text:p>436.50</text:p>
          </table:table-cell>
          <table:table-cell table:style-name="ce35" table:formula="of:=IF([raw_succ.H37] = 1;&quot;N/A&quot;;[raw_succ.H37])" office:value-type="float" office:value="0.2103" calcext:value-type="float">
            <text:p>0.21</text:p>
          </table:table-cell>
          <table:table-cell table:style-name="ce32" table:formula="of:=IF([raw_succ.I37] &gt; 0;[raw_succ.I37];&quot;N/A&quot;)" office:value-type="float" office:value="435" calcext:value-type="float">
            <text:p>435.00</text:p>
          </table:table-cell>
          <table:table-cell table:style-name="ce35" table:formula="of:=IF([raw_succ.J37] = 1;&quot;N/A&quot;;[raw_succ.J37])" office:value-type="float" office:value="0.2045" calcext:value-type="float">
            <text:p>0.20</text:p>
          </table:table-cell>
          <table:table-cell table:number-columns-repeated="1014"/>
        </table:table-row>
        <table:table-row table:style-name="ro1">
          <table:table-cell table:style-name="ce26" table:formula="of:=[raw_succ.A38]" office:value-type="string" office:string-value="A" calcext:value-type="string">
            <text:p>A</text:p>
          </table:table-cell>
          <table:table-cell table:style-name="ce26" table:formula="of:=[raw_succ.B38]" office:value-type="string" office:string-value="AO" calcext:value-type="string">
            <text:p>AO</text:p>
          </table:table-cell>
          <table:table-cell table:style-name="ce32" table:formula="of:=IF([raw_succ.C38] &gt; 0;[raw_succ.C38];&quot;N/A&quot;)" office:value-type="float" office:value="365.5" calcext:value-type="float">
            <text:p>365.50</text:p>
          </table:table-cell>
          <table:table-cell table:style-name="ce34" table:formula="of:=IF([raw_succ.D38] = 1;&quot;N/A&quot;;[raw_succ.D38])" office:value-type="float" office:value="0.1107" calcext:value-type="float">
            <text:p>0.11</text:p>
          </table:table-cell>
          <table:table-cell table:style-name="ce32" table:formula="of:=IF([raw_succ.E38] &gt; 0;[raw_succ.E38];&quot;N/A&quot;)" office:value-type="float" office:value="346" calcext:value-type="float">
            <text:p>346.00</text:p>
          </table:table-cell>
          <table:table-cell table:style-name="ce35" table:formula="of:=IF([raw_succ.F38] = 1;&quot;N/A&quot;;[raw_succ.F38])" office:value-type="float" office:value="0.0652" calcext:value-type="float">
            <text:p>0.07</text:p>
          </table:table-cell>
          <table:table-cell table:style-name="ce32" table:formula="of:=IF([raw_succ.G38] &gt; 0;[raw_succ.G38];&quot;N/A&quot;)" office:value-type="float" office:value="401" calcext:value-type="float">
            <text:p>401.00</text:p>
          </table:table-cell>
          <table:table-cell table:style-name="ce35" table:formula="of:=IF([raw_succ.H38] = 1;&quot;N/A&quot;;[raw_succ.H38])" office:value-type="float" office:value="0.2429" calcext:value-type="float">
            <text:p>0.24</text:p>
          </table:table-cell>
          <table:table-cell table:style-name="ce32" table:formula="of:=IF([raw_succ.I38] &gt; 0;[raw_succ.I38];&quot;N/A&quot;)" office:value-type="float" office:value="401" calcext:value-type="float">
            <text:p>401.00</text:p>
          </table:table-cell>
          <table:table-cell table:style-name="ce35" table:formula="of:=IF([raw_succ.J38] = 1;&quot;N/A&quot;;[raw_succ.J38])" office:value-type="float" office:value="0.2431" calcext:value-type="float">
            <text:p>0.24</text:p>
          </table:table-cell>
          <table:table-cell table:number-columns-repeated="1014"/>
        </table:table-row>
        <table:table-row table:style-name="ro1">
          <table:table-cell table:style-name="ce26" table:formula="of:=[raw_succ.A39]" office:value-type="string" office:string-value="A" calcext:value-type="string">
            <text:p>A</text:p>
          </table:table-cell>
          <table:table-cell table:style-name="ce26" table:formula="of:=[raw_succ.B39]" office:value-type="string" office:string-value="OT" calcext:value-type="string">
            <text:p>OT</text:p>
          </table:table-cell>
          <table:table-cell table:style-name="ce32" table:formula="of:=IF([raw_succ.C39] &gt; 0;[raw_succ.C39];&quot;N/A&quot;)" office:value-type="float" office:value="483.5" calcext:value-type="float">
            <text:p>483.50</text:p>
          </table:table-cell>
          <table:table-cell table:style-name="ce34" table:formula="of:=IF([raw_succ.D39] = 1;&quot;N/A&quot;;[raw_succ.D39])" office:value-type="float" office:value="0.4318" calcext:value-type="float">
            <text:p>0.43</text:p>
          </table:table-cell>
          <table:table-cell table:style-name="ce32" table:formula="of:=IF([raw_succ.E39] &gt; 0;[raw_succ.E39];&quot;N/A&quot;)" office:value-type="float" office:value="448.5" calcext:value-type="float">
            <text:p>448.50</text:p>
          </table:table-cell>
          <table:table-cell table:style-name="ce35" table:formula="of:=IF([raw_succ.F39] = 1;&quot;N/A&quot;;[raw_succ.F39])" office:value-type="float" office:value="0.2568" calcext:value-type="float">
            <text:p>0.26</text:p>
          </table:table-cell>
          <table:table-cell table:style-name="ce32" table:formula="of:=IF([raw_succ.G39] &gt; 0;[raw_succ.G39];&quot;N/A&quot;)" office:value-type="float" office:value="436" calcext:value-type="float">
            <text:p>436.00</text:p>
          </table:table-cell>
          <table:table-cell table:style-name="ce35" table:formula="of:=IF([raw_succ.H39] = 1;&quot;N/A&quot;;[raw_succ.H39])" office:value-type="float" office:value="0.2046" calcext:value-type="float">
            <text:p>0.20</text:p>
          </table:table-cell>
          <table:table-cell table:style-name="ce32" table:formula="of:=IF([raw_succ.I39] &gt; 0;[raw_succ.I39];&quot;N/A&quot;)" office:value-type="float" office:value="459" calcext:value-type="float">
            <text:p>459.00</text:p>
          </table:table-cell>
          <table:table-cell table:style-name="ce35" table:formula="of:=IF([raw_succ.J39] = 1;&quot;N/A&quot;;[raw_succ.J39])" office:value-type="float" office:value="0.3055" calcext:value-type="float">
            <text:p>0.31</text:p>
          </table:table-cell>
          <table:table-cell table:number-columns-repeated="1014"/>
        </table:table-row>
        <table:table-row table:style-name="ro1">
          <table:table-cell table:style-name="ce26" table:formula="of:=[raw_succ.A40]" office:value-type="string" office:string-value="A" calcext:value-type="string">
            <text:p>A</text:p>
          </table:table-cell>
          <table:table-cell table:style-name="ce26" table:formula="of:=[raw_succ.B40]" office:value-type="string" office:string-value="AT" calcext:value-type="string">
            <text:p>AT</text:p>
          </table:table-cell>
          <table:table-cell table:style-name="ce32" table:formula="of:=IF([raw_succ.C40] &gt; 0;[raw_succ.C40];&quot;N/A&quot;)" office:value-type="float" office:value="442" calcext:value-type="float">
            <text:p>442.00</text:p>
          </table:table-cell>
          <table:table-cell table:style-name="ce34" table:formula="of:=IF([raw_succ.D40] = 1;&quot;N/A&quot;;[raw_succ.D40])" office:value-type="float" office:value="0.2289" calcext:value-type="float">
            <text:p>0.23</text:p>
          </table:table-cell>
          <table:table-cell table:style-name="ce32" table:formula="of:=IF([raw_succ.E40] &gt; 0;[raw_succ.E40];&quot;N/A&quot;)" office:value-type="float" office:value="459" calcext:value-type="float">
            <text:p>459.00</text:p>
          </table:table-cell>
          <table:table-cell table:style-name="ce35" table:formula="of:=IF([raw_succ.F40] = 1;&quot;N/A&quot;;[raw_succ.F40])" office:value-type="float" office:value="0.3054" calcext:value-type="float">
            <text:p>0.31</text:p>
          </table:table-cell>
          <table:table-cell table:style-name="ce32" table:formula="of:=IF([raw_succ.G40] &gt; 0;[raw_succ.G40];&quot;N/A&quot;)" office:value-type="float" office:value="459" calcext:value-type="float">
            <text:p>459.00</text:p>
          </table:table-cell>
          <table:table-cell table:style-name="ce35" table:formula="of:=IF([raw_succ.H40] = 1;&quot;N/A&quot;;[raw_succ.H40])" office:value-type="float" office:value="0.3054" calcext:value-type="float">
            <text:p>0.31</text:p>
          </table:table-cell>
          <table:table-cell table:style-name="ce32" table:formula="of:=IF([raw_succ.I40] &gt; 0;[raw_succ.I40];&quot;N/A&quot;)" office:value-type="float" office:value="495" calcext:value-type="float">
            <text:p>495.00</text:p>
          </table:table-cell>
          <table:table-cell table:style-name="ce35" table:formula="of:=IF([raw_succ.J40] = 1;&quot;N/A&quot;;[raw_succ.J40])" office:value-type="float" office:value="0.4945" calcext:value-type="float">
            <text:p>0.49</text:p>
          </table:table-cell>
          <table:table-cell table:number-columns-repeated="1014"/>
        </table:table-row>
        <table:table-row table:style-name="ro1">
          <table:table-cell table:style-name="ce26" table:formula="of:=[raw_succ.A41]" office:value-type="string" office:string-value="A" calcext:value-type="string">
            <text:p>A</text:p>
          </table:table-cell>
          <table:table-cell table:style-name="ce26" table:formula="of:=[raw_succ.B41]" office:value-type="string" office:string-value="AOT" calcext:value-type="string">
            <text:p>AOT</text:p>
          </table:table-cell>
          <table:table-cell table:style-name="ce32" table:formula="of:=IF([raw_succ.C41] &gt; 0;[raw_succ.C41];&quot;N/A&quot;)" office:value-type="float" office:value="433" calcext:value-type="float">
            <text:p>433.00</text:p>
          </table:table-cell>
          <table:table-cell table:style-name="ce34" table:formula="of:=IF([raw_succ.D41] = 1;&quot;N/A&quot;;[raw_succ.D41])" office:value-type="float" office:value="0.254" calcext:value-type="float">
            <text:p>0.25</text:p>
          </table:table-cell>
          <table:table-cell table:style-name="ce32" table:formula="of:=IF([raw_succ.E41] &gt; 0;[raw_succ.E41];&quot;N/A&quot;)" office:value-type="float" office:value="401.5" calcext:value-type="float">
            <text:p>401.50</text:p>
          </table:table-cell>
          <table:table-cell table:style-name="ce35" table:formula="of:=IF([raw_succ.F41] = 1;&quot;N/A&quot;;[raw_succ.F41])" office:value-type="float" office:value="0.1343" calcext:value-type="float">
            <text:p>0.13</text:p>
          </table:table-cell>
          <table:table-cell table:style-name="ce32" table:formula="of:=IF([raw_succ.G41] &gt; 0;[raw_succ.G41];&quot;N/A&quot;)" office:value-type="float" office:value="411" calcext:value-type="float">
            <text:p>411.00</text:p>
          </table:table-cell>
          <table:table-cell table:style-name="ce35" table:formula="of:=IF([raw_succ.H41] = 1;&quot;N/A&quot;;[raw_succ.H41])" office:value-type="float" office:value="0.1654" calcext:value-type="float">
            <text:p>0.17</text:p>
          </table:table-cell>
          <table:table-cell table:style-name="ce32" table:formula="of:=IF([raw_succ.I41] &gt; 0;[raw_succ.I41];&quot;N/A&quot;)" office:value-type="float" office:value="422" calcext:value-type="float">
            <text:p>422.00</text:p>
          </table:table-cell>
          <table:table-cell table:style-name="ce35" table:formula="of:=IF([raw_succ.J41] = 1;&quot;N/A&quot;;[raw_succ.J41])" office:value-type="float" office:value="0.207" calcext:value-type="float">
            <text:p>0.21</text:p>
          </table:table-cell>
          <table:table-cell table:number-columns-repeated="1014"/>
        </table:table-row>
        <table:table-row table:style-name="ro1">
          <table:table-cell table:style-name="ce26" table:formula="of:=[raw_succ.A42]" office:value-type="string" office:string-value="AO" calcext:value-type="string">
            <text:p>AO</text:p>
          </table:table-cell>
          <table:table-cell table:style-name="ce26" table:formula="of:=[raw_succ.B42]" office:value-type="string" office:string-value="OT" calcext:value-type="string">
            <text:p>OT</text:p>
          </table:table-cell>
          <table:table-cell table:style-name="ce32" table:formula="of:=IF([raw_succ.C42] &gt; 0;[raw_succ.C42];&quot;N/A&quot;)" office:value-type="float" office:value="366" calcext:value-type="float">
            <text:p>366.00</text:p>
          </table:table-cell>
          <table:table-cell table:style-name="ce34" table:formula="of:=IF([raw_succ.D42] = 1;&quot;N/A&quot;;[raw_succ.D42])" office:value-type="float" office:value="0.1509" calcext:value-type="float">
            <text:p>0.15</text:p>
          </table:table-cell>
          <table:table-cell table:style-name="ce32" table:formula="of:=IF([raw_succ.E42] &gt; 0;[raw_succ.E42];&quot;N/A&quot;)" office:value-type="float" office:value="365" calcext:value-type="float">
            <text:p>365.00</text:p>
          </table:table-cell>
          <table:table-cell table:style-name="ce35" table:formula="of:=IF([raw_succ.F42] = 1;&quot;N/A&quot;;[raw_succ.F42])" office:value-type="float" office:value="0.1473" calcext:value-type="float">
            <text:p>0.15</text:p>
          </table:table-cell>
          <table:table-cell table:style-name="ce32" table:formula="of:=IF([raw_succ.G42] &gt; 0;[raw_succ.G42];&quot;N/A&quot;)" office:value-type="float" office:value="433" calcext:value-type="float">
            <text:p>433.00</text:p>
          </table:table-cell>
          <table:table-cell table:style-name="ce35" table:formula="of:=IF([raw_succ.H42] = 1;&quot;N/A&quot;;[raw_succ.H42])" office:value-type="float" office:value="0.4939" calcext:value-type="float">
            <text:p>0.49</text:p>
          </table:table-cell>
          <table:table-cell table:style-name="ce32" table:formula="of:=IF([raw_succ.I42] &gt; 0;[raw_succ.I42];&quot;N/A&quot;)" office:value-type="float" office:value="428" calcext:value-type="float">
            <text:p>428.00</text:p>
          </table:table-cell>
          <table:table-cell table:style-name="ce35" table:formula="of:=IF([raw_succ.J42] = 1;&quot;N/A&quot;;[raw_succ.J42])" office:value-type="float" office:value="0.4637" calcext:value-type="float">
            <text:p>0.46</text:p>
          </table:table-cell>
          <table:table-cell table:number-columns-repeated="1014"/>
        </table:table-row>
        <table:table-row table:style-name="ro1">
          <table:table-cell table:style-name="ce26" table:formula="of:=[raw_succ.A43]" office:value-type="string" office:string-value="AO" calcext:value-type="string">
            <text:p>AO</text:p>
          </table:table-cell>
          <table:table-cell table:style-name="ce26" table:formula="of:=[raw_succ.B43]" office:value-type="string" office:string-value="AT" calcext:value-type="string">
            <text:p>AT</text:p>
          </table:table-cell>
          <table:table-cell table:style-name="ce32" table:formula="of:=IF([raw_succ.C43] &gt; 0;[raw_succ.C43];&quot;N/A&quot;)" office:value-type="float" office:value="396.5" calcext:value-type="float">
            <text:p>396.50</text:p>
          </table:table-cell>
          <table:table-cell table:style-name="ce34" table:formula="of:=IF([raw_succ.D43] = 1;&quot;N/A&quot;;[raw_succ.D43])" office:value-type="float" office:value="0.2846" calcext:value-type="float">
            <text:p>0.28</text:p>
          </table:table-cell>
          <table:table-cell table:style-name="ce32" table:formula="of:=IF([raw_succ.E43] &gt; 0;[raw_succ.E43];&quot;N/A&quot;)" office:value-type="float" office:value="343" calcext:value-type="float">
            <text:p>343.00</text:p>
          </table:table-cell>
          <table:table-cell table:style-name="ce35" table:formula="of:=IF([raw_succ.F43] = 1;&quot;N/A&quot;;[raw_succ.F43])" office:value-type="float" office:value="0.0835" calcext:value-type="float">
            <text:p>0.08</text:p>
          </table:table-cell>
          <table:table-cell table:style-name="ce32" table:formula="of:=IF([raw_succ.G43] &gt; 0;[raw_succ.G43];&quot;N/A&quot;)" office:value-type="float" office:value="411.5" calcext:value-type="float">
            <text:p>411.50</text:p>
          </table:table-cell>
          <table:table-cell table:style-name="ce35" table:formula="of:=IF([raw_succ.H43] = 1;&quot;N/A&quot;;[raw_succ.H43])" office:value-type="float" office:value="0.3663" calcext:value-type="float">
            <text:p>0.37</text:p>
          </table:table-cell>
          <table:table-cell table:style-name="ce32" table:formula="of:=IF([raw_succ.I43] &gt; 0;[raw_succ.I43];&quot;N/A&quot;)" office:value-type="float" office:value="401" calcext:value-type="float">
            <text:p>401.00</text:p>
          </table:table-cell>
          <table:table-cell table:style-name="ce35" table:formula="of:=IF([raw_succ.J43] = 1;&quot;N/A&quot;;[raw_succ.J43])" office:value-type="float" office:value="0.3082" calcext:value-type="float">
            <text:p>0.31</text:p>
          </table:table-cell>
          <table:table-cell table:number-columns-repeated="1014"/>
        </table:table-row>
        <table:table-row table:style-name="ro1">
          <table:table-cell table:style-name="ce26" table:formula="of:=[raw_succ.A44]" office:value-type="string" office:string-value="AO" calcext:value-type="string">
            <text:p>AO</text:p>
          </table:table-cell>
          <table:table-cell table:style-name="ce26" table:formula="of:=[raw_succ.B44]" office:value-type="string" office:string-value="AOT" calcext:value-type="string">
            <text:p>AOT</text:p>
          </table:table-cell>
          <table:table-cell table:style-name="ce32" table:formula="of:=IF([raw_succ.C44] &gt; 0;[raw_succ.C44];&quot;N/A&quot;)" office:value-type="float" office:value="386.5" calcext:value-type="float">
            <text:p>386.50</text:p>
          </table:table-cell>
          <table:table-cell table:style-name="ce34" table:formula="of:=IF([raw_succ.D44] = 1;&quot;N/A&quot;;[raw_succ.D44])" office:value-type="float" office:value="0.301" calcext:value-type="float">
            <text:p>0.30</text:p>
          </table:table-cell>
          <table:table-cell table:style-name="ce32" table:formula="of:=IF([raw_succ.E44] &gt; 0;[raw_succ.E44];&quot;N/A&quot;)" office:value-type="float" office:value="373.5" calcext:value-type="float">
            <text:p>373.50</text:p>
          </table:table-cell>
          <table:table-cell table:style-name="ce35" table:formula="of:=IF([raw_succ.F44] = 1;&quot;N/A&quot;;[raw_succ.F44])" office:value-type="float" office:value="0.2345" calcext:value-type="float">
            <text:p>0.23</text:p>
          </table:table-cell>
          <table:table-cell table:style-name="ce32" table:formula="of:=IF([raw_succ.G44] &gt; 0;[raw_succ.G44];&quot;N/A&quot;)" office:value-type="float" office:value="409.5" calcext:value-type="float">
            <text:p>409.50</text:p>
          </table:table-cell>
          <table:table-cell table:style-name="ce35" table:formula="of:=IF([raw_succ.H44] = 1;&quot;N/A&quot;;[raw_succ.H44])" office:value-type="float" office:value="0.435" calcext:value-type="float">
            <text:p>0.44</text:p>
          </table:table-cell>
          <table:table-cell table:style-name="ce32" table:formula="of:=IF([raw_succ.I44] &gt; 0;[raw_succ.I44];&quot;N/A&quot;)" office:value-type="float" office:value="413" calcext:value-type="float">
            <text:p>413.00</text:p>
          </table:table-cell>
          <table:table-cell table:style-name="ce35" table:formula="of:=IF([raw_succ.J44] = 1;&quot;N/A&quot;;[raw_succ.J44])" office:value-type="float" office:value="0.4566" calcext:value-type="float">
            <text:p>0.46</text:p>
          </table:table-cell>
          <table:table-cell table:number-columns-repeated="1014"/>
        </table:table-row>
        <table:table-row table:style-name="ro1">
          <table:table-cell table:style-name="ce26" table:formula="of:=[raw_succ.A45]" office:value-type="string" office:string-value="OT" calcext:value-type="string">
            <text:p>OT</text:p>
          </table:table-cell>
          <table:table-cell table:style-name="ce26" table:formula="of:=[raw_succ.B45]" office:value-type="string" office:string-value="AT" calcext:value-type="string">
            <text:p>AT</text:p>
          </table:table-cell>
          <table:table-cell table:style-name="ce32" table:formula="of:=IF([raw_succ.C45] &gt; 0;[raw_succ.C45];&quot;N/A&quot;)" office:value-type="float" office:value="436" calcext:value-type="float">
            <text:p>436.00</text:p>
          </table:table-cell>
          <table:table-cell table:style-name="ce34" table:formula="of:=IF([raw_succ.D45] = 1;&quot;N/A&quot;;[raw_succ.D45])" office:value-type="float" office:value="0.2655" calcext:value-type="float">
            <text:p>0.27</text:p>
          </table:table-cell>
          <table:table-cell table:style-name="ce32" table:formula="of:=IF([raw_succ.E45] &gt; 0;[raw_succ.E45];&quot;N/A&quot;)" office:value-type="float" office:value="459.5" calcext:value-type="float">
            <text:p>459.50</text:p>
          </table:table-cell>
          <table:table-cell table:style-name="ce35" table:formula="of:=IF([raw_succ.F45] = 1;&quot;N/A&quot;;[raw_succ.F45])" office:value-type="float" office:value="0.3837" calcext:value-type="float">
            <text:p>0.38</text:p>
          </table:table-cell>
          <table:table-cell table:style-name="ce32" table:formula="of:=IF([raw_succ.G45] &gt; 0;[raw_succ.G45];&quot;N/A&quot;)" office:value-type="float" office:value="455" calcext:value-type="float">
            <text:p>455.00</text:p>
          </table:table-cell>
          <table:table-cell table:style-name="ce35" table:formula="of:=IF([raw_succ.H45] = 1;&quot;N/A&quot;;[raw_succ.H45])" office:value-type="float" office:value="0.3597" calcext:value-type="float">
            <text:p>0.36</text:p>
          </table:table-cell>
          <table:table-cell table:style-name="ce32" table:formula="of:=IF([raw_succ.I45] &gt; 0;[raw_succ.I45];&quot;N/A&quot;)" office:value-type="float" office:value="453" calcext:value-type="float">
            <text:p>453.00</text:p>
          </table:table-cell>
          <table:table-cell table:style-name="ce35" table:formula="of:=IF([raw_succ.J45] = 1;&quot;N/A&quot;;[raw_succ.J45])" office:value-type="float" office:value="0.3493" calcext:value-type="float">
            <text:p>0.35</text:p>
          </table:table-cell>
          <table:table-cell table:number-columns-repeated="1014"/>
        </table:table-row>
        <table:table-row table:style-name="ro1">
          <table:table-cell table:style-name="ce26" table:formula="of:=[raw_succ.A46]" office:value-type="string" office:string-value="OT" calcext:value-type="string">
            <text:p>OT</text:p>
          </table:table-cell>
          <table:table-cell table:style-name="ce26" table:formula="of:=[raw_succ.B46]" office:value-type="string" office:string-value="AOT" calcext:value-type="string">
            <text:p>AOT</text:p>
          </table:table-cell>
          <table:table-cell table:style-name="ce32" table:formula="of:=IF([raw_succ.C46] &gt; 0;[raw_succ.C46];&quot;N/A&quot;)" office:value-type="float" office:value="428" calcext:value-type="float">
            <text:p>428.00</text:p>
          </table:table-cell>
          <table:table-cell table:style-name="ce34" table:formula="of:=IF([raw_succ.D46] = 1;&quot;N/A&quot;;[raw_succ.D46])" office:value-type="float" office:value="0.2967" calcext:value-type="float">
            <text:p>0.30</text:p>
          </table:table-cell>
          <table:table-cell table:style-name="ce32" table:formula="of:=IF([raw_succ.E46] &gt; 0;[raw_succ.E46];&quot;N/A&quot;)" office:value-type="float" office:value="445" calcext:value-type="float">
            <text:p>445.00</text:p>
          </table:table-cell>
          <table:table-cell table:style-name="ce35" table:formula="of:=IF([raw_succ.F46] = 1;&quot;N/A&quot;;[raw_succ.F46])" office:value-type="float" office:value="0.3864" calcext:value-type="float">
            <text:p>0.39</text:p>
          </table:table-cell>
          <table:table-cell table:style-name="ce32" table:formula="of:=IF([raw_succ.G46] &gt; 0;[raw_succ.G46];&quot;N/A&quot;)" office:value-type="float" office:value="458.5" calcext:value-type="float">
            <text:p>458.50</text:p>
          </table:table-cell>
          <table:table-cell table:style-name="ce35" table:formula="of:=IF([raw_succ.H46] = 1;&quot;N/A&quot;;[raw_succ.H46])" office:value-type="float" office:value="0.4626" calcext:value-type="float">
            <text:p>0.46</text:p>
          </table:table-cell>
          <table:table-cell table:style-name="ce32" table:formula="of:=IF([raw_succ.I46] &gt; 0;[raw_succ.I46];&quot;N/A&quot;)" office:value-type="float" office:value="450" calcext:value-type="float">
            <text:p>450.00</text:p>
          </table:table-cell>
          <table:table-cell table:style-name="ce35" table:formula="of:=IF([raw_succ.J46] = 1;&quot;N/A&quot;;[raw_succ.J46])" office:value-type="float" office:value="0.4143" calcext:value-type="float">
            <text:p>0.41</text:p>
          </table:table-cell>
          <table:table-cell table:number-columns-repeated="1014"/>
        </table:table-row>
        <table:table-row table:style-name="ro1">
          <table:table-cell table:style-name="ce26" table:formula="of:=[raw_succ.A47]" office:value-type="string" office:string-value="AT" calcext:value-type="string">
            <text:p>AT</text:p>
          </table:table-cell>
          <table:table-cell table:style-name="ce26" table:formula="of:=[raw_succ.B47]" office:value-type="string" office:string-value="AOT" calcext:value-type="string">
            <text:p>AOT</text:p>
          </table:table-cell>
          <table:table-cell table:style-name="ce32" table:formula="of:=IF([raw_succ.C47] &gt; 0;[raw_succ.C47];&quot;N/A&quot;)" office:value-type="float" office:value="464.5" calcext:value-type="float">
            <text:p>464.50</text:p>
          </table:table-cell>
          <table:table-cell table:style-name="ce34" table:formula="of:=IF([raw_succ.D47] = 1;&quot;N/A&quot;;[raw_succ.D47])" office:value-type="float" office:value="0.4971" calcext:value-type="float">
            <text:p>0.50</text:p>
          </table:table-cell>
          <table:table-cell table:style-name="ce32" table:formula="of:=IF([raw_succ.E47] &gt; 0;[raw_succ.E47];&quot;N/A&quot;)" office:value-type="float" office:value="412" calcext:value-type="float">
            <text:p>412.00</text:p>
          </table:table-cell>
          <table:table-cell table:style-name="ce35" table:formula="of:=IF([raw_succ.F47] = 1;&quot;N/A&quot;;[raw_succ.F47])" office:value-type="float" office:value="0.2221" calcext:value-type="float">
            <text:p>0.22</text:p>
          </table:table-cell>
          <table:table-cell table:style-name="ce32" table:formula="of:=IF([raw_succ.G47] &gt; 0;[raw_succ.G47];&quot;N/A&quot;)" office:value-type="float" office:value="425.5" calcext:value-type="float">
            <text:p>425.50</text:p>
          </table:table-cell>
          <table:table-cell table:style-name="ce35" table:formula="of:=IF([raw_succ.H47] = 1;&quot;N/A&quot;;[raw_succ.H47])" office:value-type="float" office:value="0.2843" calcext:value-type="float">
            <text:p>0.28</text:p>
          </table:table-cell>
          <table:table-cell table:style-name="ce32" table:formula="of:=IF([raw_succ.I47] &gt; 0;[raw_succ.I47];&quot;N/A&quot;)" office:value-type="float" office:value="417" calcext:value-type="float">
            <text:p>417.00</text:p>
          </table:table-cell>
          <table:table-cell table:style-name="ce35" table:formula="of:=IF([raw_succ.J47] = 1;&quot;N/A&quot;;[raw_succ.J47])" office:value-type="float" office:value="0.2443" calcext:value-type="float">
            <text:p>0.24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cc.D3:succ.D47">
            <calcext:condition calcext:apply-style-name="Untitled2" calcext:value="&lt;=0.05" calcext:base-cell-address="succ.D3"/>
          </calcext:conditional-format>
          <calcext:conditional-format calcext:target-range-address="succ.F3:succ.F47 succ.H3:succ.H47 succ.J3:succ.J47">
            <calcext:condition calcext:apply-style-name="Untitled2" calcext:value="&lt;=0.05" calcext:base-cell-address="succ.F3"/>
          </calcext:conditional-format>
        </calcext:conditional-formats>
      </table:table>
      <table:table table:name="fail" table:style-name="ta1">
        <table:table-column table:style-name="co8" table:default-cell-style-name="ce4"/>
        <table:table-column table:style-name="co9" table:default-cell-style-name="ce4"/>
        <table:table-column table:style-name="co12" table:number-columns-repeated="8" table:default-cell-style-name="ce6"/>
        <table:table-column table:style-name="co11" table:number-columns-repeated="1010" table:default-cell-style-name="ce6"/>
        <table:table-column table:style-name="co11" table:number-columns-repeated="4" table:default-cell-style-name="Default"/>
        <table:table-row table:style-name="ro1">
          <table:table-cell table:style-name="ce1" table:number-columns-spanned="2" table:number-rows-spanned="1"/>
          <table:covered-table-cell table:style-name="ce2"/>
          <table:table-cell table:style-name="ce1" office:value-type="string" calcext:value-type="string" table:number-columns-spanned="4" table:number-rows-spanned="1">
            <text:p>Nonexecutable</text:p>
          </table:table-cell>
          <table:covered-table-cell table:style-name="ce2"/>
          <table:covered-table-cell table:style-name="ce1"/>
          <table:covered-table-cell table:style-name="ce2"/>
          <table:table-cell table:style-name="ce1" office:value-type="string" calcext:value-type="string" table:number-columns-spanned="2" table:number-rows-spanned="1">
            <text:p>Time Fail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Mem Fail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Proc Time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office:value-type="string" calcext:value-type="string" table:number-columns-spanned="2" table:number-rows-spanned="1">
            <text:p>Mem Usage</text:p>
          </table:table-cell>
          <table:covered-table-cell table:style-name="ce2" table:formula="of:=[raw_nonex.J1]" office:value-type="string" office:string-value="Memory Usage (GB)" calcext:value-type="string">
            <text:p>Memory Usage (GB)</text:p>
          </table:covered-table-cell>
          <table:table-cell table:style-name="ce1" office:value-type="string" calcext:value-type="string" table:number-columns-spanned="2" table:number-rows-spanned="1">
            <text:p>Mem Usage</text:p>
          </table:table-cell>
          <table:covered-table-cell table:style-name="ce2" table:formula="of:=[$raw_time.$J1]" office:value-type="string" office:string-value="Memory Usage (GB)" calcext:value-type="string">
            <text:p>Memory Usage (GB)</text:p>
          </table:covered-table-cell>
          <table:table-cell table:style-name="ce1" office:value-type="string" calcext:value-type="string" table:number-columns-spanned="2" table:number-rows-spanned="1">
            <text:p>Proc Time</text:p>
          </table:table-cell>
          <table:covered-table-cell table:style-name="ce2" table:formula="of:=[$raw_mem.$H1]" office:value-type="string" office:string-value="Processing Time (s)" calcext:value-type="string">
            <text:p>Processing Time (s)</text:p>
          </table:covered-table-cell>
          <table:table-cell table:number-columns-repeated="1014"/>
        </table:table-row>
        <table:table-row table:style-name="ro1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style-name="ce2" table:formula="of:=[$raw_time.$I2]" office:value-type="string" office:string-value="H" calcext:value-type="string">
            <text:p>H</text:p>
          </table:table-cell>
          <table:table-cell table:style-name="ce11" table:formula="of:=[$raw_time.$J2]" office:value-type="string" office:string-value="p" calcext:value-type="string">
            <text:p>p</text:p>
          </table:table-cell>
          <table:table-cell table:style-name="ce2" table:formula="of:=[$raw_mem.$G2]" office:value-type="string" office:string-value="H" calcext:value-type="string">
            <text:p>H</text:p>
          </table:table-cell>
          <table:table-cell table:style-name="ce2" table:formula="of:=[$raw_mem.$H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nonex.A3]" office:value-type="string" office:string-value="PA" calcext:value-type="string">
            <text:p>PA</text:p>
          </table:table-cell>
          <table:table-cell table:style-name="ce3" table:formula="of:=[raw_nonex.B3]" office:value-type="string" office:string-value="CFP" calcext:value-type="string">
            <text:p>CFP</text:p>
          </table:table-cell>
          <table:table-cell table:style-name="ce5" table:formula="of:=IF([raw_nonex.G3] &gt; 0;[raw_nonex.G3];&quot;N/A&quot;)" office:value-type="string" office:string-value="N/A" calcext:value-type="string">
            <text:p>N/A</text:p>
          </table:table-cell>
          <table:table-cell table:style-name="ce9" table:formula="of:=IF([raw_nonex.H3] = 1;&quot;N/A&quot;;[raw_nonex.H3])" office:value-type="string" office:string-value="N/A" calcext:value-type="string">
            <text:p>N/A</text:p>
          </table:table-cell>
          <table:table-cell table:style-name="ce5" table:formula="of:=IF([raw_nonex.I3] &gt; 0;[raw_nonex.I3];&quot;N/A&quot;)" office:value-type="string" office:string-value="N/A" calcext:value-type="string">
            <text:p>N/A</text:p>
          </table:table-cell>
          <table:table-cell table:style-name="ce10" table:formula="of:=IF([raw_nonex.J3] = 1;&quot;N/A&quot;;[raw_nonex.J3])" office:value-type="string" office:string-value="N/A" calcext:value-type="string">
            <text:p>N/A</text:p>
          </table:table-cell>
          <table:table-cell table:style-name="ce5" table:formula="of:=IF([$raw_time.$I3] &gt; 0;[$raw_time.$I3];&quot;N/A&quot;)" office:value-type="float" office:value="13.6315" calcext:value-type="float">
            <text:p>13.63</text:p>
          </table:table-cell>
          <table:table-cell table:style-name="ce12" table:formula="of:=IF([$raw_time.$J3] = 1;&quot;N/A&quot;;[$raw_time.$J3])" office:value-type="float" office:value="0.0002" calcext:value-type="float">
            <text:p>0.00</text:p>
          </table:table-cell>
          <table:table-cell table:style-name="ce5" table:formula="of:=IF([$raw_mem.$G3] &gt; 0;[$raw_mem.$G3];&quot;N/A&quot;)" office:value-type="string" office:string-value="N/A" calcext:value-type="string">
            <text:p>N/A</text:p>
          </table:table-cell>
          <table:table-cell table:style-name="ce13" table:formula="of:=IF([$raw_mem.$H3] = 1;&quot;N/A&quot;;[$raw_mem.$H3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]" office:value-type="string" office:string-value="PA" calcext:value-type="string">
            <text:p>PA</text:p>
          </table:table-cell>
          <table:table-cell table:style-name="ce3" table:formula="of:=[raw_nonex.B4]" office:value-type="string" office:string-value="CS" calcext:value-type="string">
            <text:p>CS</text:p>
          </table:table-cell>
          <table:table-cell table:style-name="ce5" table:formula="of:=IF([raw_nonex.G4] &gt; 0;[raw_nonex.G4];&quot;N/A&quot;)" office:value-type="string" office:string-value="N/A" calcext:value-type="string">
            <text:p>N/A</text:p>
          </table:table-cell>
          <table:table-cell table:style-name="ce9" table:formula="of:=IF([raw_nonex.H4] = 1;&quot;N/A&quot;;[raw_nonex.H4])" office:value-type="string" office:string-value="N/A" calcext:value-type="string">
            <text:p>N/A</text:p>
          </table:table-cell>
          <table:table-cell table:style-name="ce5" table:formula="of:=IF([raw_nonex.I4] &gt; 0;[raw_nonex.I4];&quot;N/A&quot;)" office:value-type="string" office:string-value="N/A" calcext:value-type="string">
            <text:p>N/A</text:p>
          </table:table-cell>
          <table:table-cell table:style-name="ce10" table:formula="of:=IF([raw_nonex.J4] = 1;&quot;N/A&quot;;[raw_nonex.J4])" office:value-type="string" office:string-value="N/A" calcext:value-type="string">
            <text:p>N/A</text:p>
          </table:table-cell>
          <table:table-cell table:style-name="ce5" table:formula="of:=IF([$raw_time.$I4] &gt; 0;[$raw_time.$I4];&quot;N/A&quot;)" office:value-type="float" office:value="12.8291" calcext:value-type="float">
            <text:p>12.83</text:p>
          </table:table-cell>
          <table:table-cell table:style-name="ce12" table:formula="of:=IF([$raw_time.$J4] = 1;&quot;N/A&quot;;[$raw_time.$J4])" office:value-type="float" office:value="0.0003" calcext:value-type="float">
            <text:p>0.00</text:p>
          </table:table-cell>
          <table:table-cell table:style-name="ce5" table:formula="of:=IF([$raw_mem.$G4] &gt; 0;[$raw_mem.$G4];&quot;N/A&quot;)" office:value-type="string" office:string-value="N/A" calcext:value-type="string">
            <text:p>N/A</text:p>
          </table:table-cell>
          <table:table-cell table:style-name="ce13" table:formula="of:=IF([$raw_mem.$H4] = 1;&quot;N/A&quot;;[$raw_mem.$H4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5]" office:value-type="string" office:string-value="PA" calcext:value-type="string">
            <text:p>PA</text:p>
          </table:table-cell>
          <table:table-cell table:style-name="ce3" table:formula="of:=[raw_nonex.B5]" office:value-type="string" office:string-value="CA" calcext:value-type="string">
            <text:p>CA</text:p>
          </table:table-cell>
          <table:table-cell table:style-name="ce5" table:formula="of:=IF([raw_nonex.G5] &gt; 0;[raw_nonex.G5];&quot;N/A&quot;)" office:value-type="string" office:string-value="N/A" calcext:value-type="string">
            <text:p>N/A</text:p>
          </table:table-cell>
          <table:table-cell table:style-name="ce9" table:formula="of:=IF([raw_nonex.H5] = 1;&quot;N/A&quot;;[raw_nonex.H5])" office:value-type="string" office:string-value="N/A" calcext:value-type="string">
            <text:p>N/A</text:p>
          </table:table-cell>
          <table:table-cell table:style-name="ce5" table:formula="of:=IF([raw_nonex.I5] &gt; 0;[raw_nonex.I5];&quot;N/A&quot;)" office:value-type="string" office:string-value="N/A" calcext:value-type="string">
            <text:p>N/A</text:p>
          </table:table-cell>
          <table:table-cell table:style-name="ce10" table:formula="of:=IF([raw_nonex.J5] = 1;&quot;N/A&quot;;[raw_nonex.J5])" office:value-type="string" office:string-value="N/A" calcext:value-type="string">
            <text:p>N/A</text:p>
          </table:table-cell>
          <table:table-cell table:style-name="ce5" table:formula="of:=IF([$raw_time.$I5] &gt; 0;[$raw_time.$I5];&quot;N/A&quot;)" office:value-type="float" office:value="2.5471" calcext:value-type="float">
            <text:p>2.55</text:p>
          </table:table-cell>
          <table:table-cell table:style-name="ce12" table:formula="of:=IF([$raw_time.$J5] = 1;&quot;N/A&quot;;[$raw_time.$J5])" office:value-type="float" office:value="0.1105" calcext:value-type="float">
            <text:p>0.11</text:p>
          </table:table-cell>
          <table:table-cell table:style-name="ce5" table:formula="of:=IF([$raw_mem.$G5] &gt; 0;[$raw_mem.$G5];&quot;N/A&quot;)" office:value-type="string" office:string-value="N/A" calcext:value-type="string">
            <text:p>N/A</text:p>
          </table:table-cell>
          <table:table-cell table:style-name="ce13" table:formula="of:=IF([$raw_mem.$H5] = 1;&quot;N/A&quot;;[$raw_mem.$H5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6]" office:value-type="string" office:string-value="PA" calcext:value-type="string">
            <text:p>PA</text:p>
          </table:table-cell>
          <table:table-cell table:style-name="ce3" table:formula="of:=[raw_nonex.B6]" office:value-type="string" office:string-value="O" calcext:value-type="string">
            <text:p>O</text:p>
          </table:table-cell>
          <table:table-cell table:style-name="ce5" table:formula="of:=IF([raw_nonex.G6] &gt; 0;[raw_nonex.G6];&quot;N/A&quot;)" office:value-type="string" office:string-value="N/A" calcext:value-type="string">
            <text:p>N/A</text:p>
          </table:table-cell>
          <table:table-cell table:style-name="ce9" table:formula="of:=IF([raw_nonex.H6] = 1;&quot;N/A&quot;;[raw_nonex.H6])" office:value-type="string" office:string-value="N/A" calcext:value-type="string">
            <text:p>N/A</text:p>
          </table:table-cell>
          <table:table-cell table:style-name="ce5" table:formula="of:=IF([raw_nonex.I6] &gt; 0;[raw_nonex.I6];&quot;N/A&quot;)" office:value-type="string" office:string-value="N/A" calcext:value-type="string">
            <text:p>N/A</text:p>
          </table:table-cell>
          <table:table-cell table:style-name="ce10" table:formula="of:=IF([raw_nonex.J6] = 1;&quot;N/A&quot;;[raw_nonex.J6])" office:value-type="string" office:string-value="N/A" calcext:value-type="string">
            <text:p>N/A</text:p>
          </table:table-cell>
          <table:table-cell table:style-name="ce5" table:formula="of:=IF([$raw_time.$I6] &gt; 0;[$raw_time.$I6];&quot;N/A&quot;)" office:value-type="float" office:value="6.0736" calcext:value-type="float">
            <text:p>6.07</text:p>
          </table:table-cell>
          <table:table-cell table:style-name="ce12" table:formula="of:=IF([$raw_time.$J6] = 1;&quot;N/A&quot;;[$raw_time.$J6])" office:value-type="float" office:value="0.0137" calcext:value-type="float">
            <text:p>0.01</text:p>
          </table:table-cell>
          <table:table-cell table:style-name="ce5" table:formula="of:=IF([$raw_mem.$G6] &gt; 0;[$raw_mem.$G6];&quot;N/A&quot;)" office:value-type="string" office:string-value="N/A" calcext:value-type="string">
            <text:p>N/A</text:p>
          </table:table-cell>
          <table:table-cell table:style-name="ce13" table:formula="of:=IF([$raw_mem.$H6] = 1;&quot;N/A&quot;;[$raw_mem.$H6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7]" office:value-type="string" office:string-value="PA" calcext:value-type="string">
            <text:p>PA</text:p>
          </table:table-cell>
          <table:table-cell table:style-name="ce3" table:formula="of:=[raw_nonex.B7]" office:value-type="string" office:string-value="A" calcext:value-type="string">
            <text:p>A</text:p>
          </table:table-cell>
          <table:table-cell table:style-name="ce5" table:formula="of:=IF([raw_nonex.G7] &gt; 0;[raw_nonex.G7];&quot;N/A&quot;)" office:value-type="string" office:string-value="N/A" calcext:value-type="string">
            <text:p>N/A</text:p>
          </table:table-cell>
          <table:table-cell table:style-name="ce9" table:formula="of:=IF([raw_nonex.H7] = 1;&quot;N/A&quot;;[raw_nonex.H7])" office:value-type="string" office:string-value="N/A" calcext:value-type="string">
            <text:p>N/A</text:p>
          </table:table-cell>
          <table:table-cell table:style-name="ce5" table:formula="of:=IF([raw_nonex.I7] &gt; 0;[raw_nonex.I7];&quot;N/A&quot;)" office:value-type="string" office:string-value="N/A" calcext:value-type="string">
            <text:p>N/A</text:p>
          </table:table-cell>
          <table:table-cell table:style-name="ce10" table:formula="of:=IF([raw_nonex.J7] = 1;&quot;N/A&quot;;[raw_nonex.J7])" office:value-type="string" office:string-value="N/A" calcext:value-type="string">
            <text:p>N/A</text:p>
          </table:table-cell>
          <table:table-cell table:style-name="ce5" table:formula="of:=IF([$raw_time.$I7] &gt; 0;[$raw_time.$I7];&quot;N/A&quot;)" office:value-type="float" office:value="6.0565" calcext:value-type="float">
            <text:p>6.06</text:p>
          </table:table-cell>
          <table:table-cell table:style-name="ce12" table:formula="of:=IF([$raw_time.$J7] = 1;&quot;N/A&quot;;[$raw_time.$J7])" office:value-type="float" office:value="0.0139" calcext:value-type="float">
            <text:p>0.01</text:p>
          </table:table-cell>
          <table:table-cell table:style-name="ce5" table:formula="of:=IF([$raw_mem.$G7] &gt; 0;[$raw_mem.$G7];&quot;N/A&quot;)" office:value-type="string" office:string-value="N/A" calcext:value-type="string">
            <text:p>N/A</text:p>
          </table:table-cell>
          <table:table-cell table:style-name="ce13" table:formula="of:=IF([$raw_mem.$H7] = 1;&quot;N/A&quot;;[$raw_mem.$H7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8]" office:value-type="string" office:string-value="PA" calcext:value-type="string">
            <text:p>PA</text:p>
          </table:table-cell>
          <table:table-cell table:style-name="ce3" table:formula="of:=[raw_nonex.B8]" office:value-type="string" office:string-value="AO" calcext:value-type="string">
            <text:p>AO</text:p>
          </table:table-cell>
          <table:table-cell table:style-name="ce5" table:formula="of:=IF([raw_nonex.G8] &gt; 0;[raw_nonex.G8];&quot;N/A&quot;)" office:value-type="string" office:string-value="N/A" calcext:value-type="string">
            <text:p>N/A</text:p>
          </table:table-cell>
          <table:table-cell table:style-name="ce9" table:formula="of:=IF([raw_nonex.H8] = 1;&quot;N/A&quot;;[raw_nonex.H8])" office:value-type="string" office:string-value="N/A" calcext:value-type="string">
            <text:p>N/A</text:p>
          </table:table-cell>
          <table:table-cell table:style-name="ce5" table:formula="of:=IF([raw_nonex.I8] &gt; 0;[raw_nonex.I8];&quot;N/A&quot;)" office:value-type="string" office:string-value="N/A" calcext:value-type="string">
            <text:p>N/A</text:p>
          </table:table-cell>
          <table:table-cell table:style-name="ce10" table:formula="of:=IF([raw_nonex.J8] = 1;&quot;N/A&quot;;[raw_nonex.J8])" office:value-type="string" office:string-value="N/A" calcext:value-type="string">
            <text:p>N/A</text:p>
          </table:table-cell>
          <table:table-cell table:style-name="ce5" table:formula="of:=IF([$raw_time.$I8] &gt; 0;[$raw_time.$I8];&quot;N/A&quot;)" office:value-type="float" office:value="7.3482" calcext:value-type="float">
            <text:p>7.35</text:p>
          </table:table-cell>
          <table:table-cell table:style-name="ce12" table:formula="of:=IF([$raw_time.$J8] = 1;&quot;N/A&quot;;[$raw_time.$J8])" office:value-type="float" office:value="0.0067" calcext:value-type="float">
            <text:p>0.01</text:p>
          </table:table-cell>
          <table:table-cell table:style-name="ce5" table:formula="of:=IF([$raw_mem.$G8] &gt; 0;[$raw_mem.$G8];&quot;N/A&quot;)" office:value-type="string" office:string-value="N/A" calcext:value-type="string">
            <text:p>N/A</text:p>
          </table:table-cell>
          <table:table-cell table:style-name="ce13" table:formula="of:=IF([$raw_mem.$H8] = 1;&quot;N/A&quot;;[$raw_mem.$H8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9]" office:value-type="string" office:string-value="PA" calcext:value-type="string">
            <text:p>PA</text:p>
          </table:table-cell>
          <table:table-cell table:style-name="ce3" table:formula="of:=[raw_nonex.B9]" office:value-type="string" office:string-value="OT" calcext:value-type="string">
            <text:p>OT</text:p>
          </table:table-cell>
          <table:table-cell table:style-name="ce5" table:formula="of:=IF([raw_nonex.G9] &gt; 0;[raw_nonex.G9];&quot;N/A&quot;)" office:value-type="string" office:string-value="N/A" calcext:value-type="string">
            <text:p>N/A</text:p>
          </table:table-cell>
          <table:table-cell table:style-name="ce9" table:formula="of:=IF([raw_nonex.H9] = 1;&quot;N/A&quot;;[raw_nonex.H9])" office:value-type="string" office:string-value="N/A" calcext:value-type="string">
            <text:p>N/A</text:p>
          </table:table-cell>
          <table:table-cell table:style-name="ce5" table:formula="of:=IF([raw_nonex.I9] &gt; 0;[raw_nonex.I9];&quot;N/A&quot;)" office:value-type="string" office:string-value="N/A" calcext:value-type="string">
            <text:p>N/A</text:p>
          </table:table-cell>
          <table:table-cell table:style-name="ce10" table:formula="of:=IF([raw_nonex.J9] = 1;&quot;N/A&quot;;[raw_nonex.J9])" office:value-type="string" office:string-value="N/A" calcext:value-type="string">
            <text:p>N/A</text:p>
          </table:table-cell>
          <table:table-cell table:style-name="ce5" table:formula="of:=IF([$raw_time.$I9] &gt; 0;[$raw_time.$I9];&quot;N/A&quot;)" office:value-type="float" office:value="5.6923" calcext:value-type="float">
            <text:p>5.69</text:p>
          </table:table-cell>
          <table:table-cell table:style-name="ce12" table:formula="of:=IF([$raw_time.$J9] = 1;&quot;N/A&quot;;[$raw_time.$J9])" office:value-type="float" office:value="0.017" calcext:value-type="float">
            <text:p>0.02</text:p>
          </table:table-cell>
          <table:table-cell table:style-name="ce5" table:formula="of:=IF([$raw_mem.$G9] &gt; 0;[$raw_mem.$G9];&quot;N/A&quot;)" office:value-type="string" office:string-value="N/A" calcext:value-type="string">
            <text:p>N/A</text:p>
          </table:table-cell>
          <table:table-cell table:style-name="ce13" table:formula="of:=IF([$raw_mem.$H9] = 1;&quot;N/A&quot;;[$raw_mem.$H9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0]" office:value-type="string" office:string-value="PA" calcext:value-type="string">
            <text:p>PA</text:p>
          </table:table-cell>
          <table:table-cell table:style-name="ce3" table:formula="of:=[raw_nonex.B10]" office:value-type="string" office:string-value="AT" calcext:value-type="string">
            <text:p>AT</text:p>
          </table:table-cell>
          <table:table-cell table:style-name="ce5" table:formula="of:=IF([raw_nonex.G10] &gt; 0;[raw_nonex.G10];&quot;N/A&quot;)" office:value-type="string" office:string-value="N/A" calcext:value-type="string">
            <text:p>N/A</text:p>
          </table:table-cell>
          <table:table-cell table:style-name="ce9" table:formula="of:=IF([raw_nonex.H10] = 1;&quot;N/A&quot;;[raw_nonex.H10])" office:value-type="string" office:string-value="N/A" calcext:value-type="string">
            <text:p>N/A</text:p>
          </table:table-cell>
          <table:table-cell table:style-name="ce5" table:formula="of:=IF([raw_nonex.I10] &gt; 0;[raw_nonex.I10];&quot;N/A&quot;)" office:value-type="string" office:string-value="N/A" calcext:value-type="string">
            <text:p>N/A</text:p>
          </table:table-cell>
          <table:table-cell table:style-name="ce10" table:formula="of:=IF([raw_nonex.J10] = 1;&quot;N/A&quot;;[raw_nonex.J10])" office:value-type="string" office:string-value="N/A" calcext:value-type="string">
            <text:p>N/A</text:p>
          </table:table-cell>
          <table:table-cell table:style-name="ce5" table:formula="of:=IF([$raw_time.$I10] &gt; 0;[$raw_time.$I10];&quot;N/A&quot;)" office:value-type="float" office:value="4.9777" calcext:value-type="float">
            <text:p>4.98</text:p>
          </table:table-cell>
          <table:table-cell table:style-name="ce12" table:formula="of:=IF([$raw_time.$J10] = 1;&quot;N/A&quot;;[$raw_time.$J10])" office:value-type="float" office:value="0.0257" calcext:value-type="float">
            <text:p>0.03</text:p>
          </table:table-cell>
          <table:table-cell table:style-name="ce5" table:formula="of:=IF([$raw_mem.$G10] &gt; 0;[$raw_mem.$G10];&quot;N/A&quot;)" office:value-type="string" office:string-value="N/A" calcext:value-type="string">
            <text:p>N/A</text:p>
          </table:table-cell>
          <table:table-cell table:style-name="ce13" table:formula="of:=IF([$raw_mem.$H10] = 1;&quot;N/A&quot;;[$raw_mem.$H10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1]" office:value-type="string" office:string-value="PA" calcext:value-type="string">
            <text:p>PA</text:p>
          </table:table-cell>
          <table:table-cell table:style-name="ce3" table:formula="of:=[raw_nonex.B11]" office:value-type="string" office:string-value="AOT" calcext:value-type="string">
            <text:p>AOT</text:p>
          </table:table-cell>
          <table:table-cell table:style-name="ce5" table:formula="of:=IF([raw_nonex.G11] &gt; 0;[raw_nonex.G11];&quot;N/A&quot;)" office:value-type="string" office:string-value="N/A" calcext:value-type="string">
            <text:p>N/A</text:p>
          </table:table-cell>
          <table:table-cell table:style-name="ce9" table:formula="of:=IF([raw_nonex.H11] = 1;&quot;N/A&quot;;[raw_nonex.H11])" office:value-type="string" office:string-value="N/A" calcext:value-type="string">
            <text:p>N/A</text:p>
          </table:table-cell>
          <table:table-cell table:style-name="ce5" table:formula="of:=IF([raw_nonex.I11] &gt; 0;[raw_nonex.I11];&quot;N/A&quot;)" office:value-type="string" office:string-value="N/A" calcext:value-type="string">
            <text:p>N/A</text:p>
          </table:table-cell>
          <table:table-cell table:style-name="ce10" table:formula="of:=IF([raw_nonex.J11] = 1;&quot;N/A&quot;;[raw_nonex.J11])" office:value-type="string" office:string-value="N/A" calcext:value-type="string">
            <text:p>N/A</text:p>
          </table:table-cell>
          <table:table-cell table:style-name="ce5" table:formula="of:=IF([$raw_time.$I11] &gt; 0;[$raw_time.$I11];&quot;N/A&quot;)" office:value-type="float" office:value="6.3447" calcext:value-type="float">
            <text:p>6.34</text:p>
          </table:table-cell>
          <table:table-cell table:style-name="ce12" table:formula="of:=IF([$raw_time.$J11] = 1;&quot;N/A&quot;;[$raw_time.$J11])" office:value-type="float" office:value="0.0118" calcext:value-type="float">
            <text:p>0.01</text:p>
          </table:table-cell>
          <table:table-cell table:style-name="ce5" table:formula="of:=IF([$raw_mem.$G11] &gt; 0;[$raw_mem.$G11];&quot;N/A&quot;)" office:value-type="string" office:string-value="N/A" calcext:value-type="string">
            <text:p>N/A</text:p>
          </table:table-cell>
          <table:table-cell table:style-name="ce13" table:formula="of:=IF([$raw_mem.$H11] = 1;&quot;N/A&quot;;[$raw_mem.$H11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2]" office:value-type="string" office:string-value="CFP" calcext:value-type="string">
            <text:p>CFP</text:p>
          </table:table-cell>
          <table:table-cell table:style-name="ce3" table:formula="of:=[raw_nonex.B12]" office:value-type="string" office:string-value="CS" calcext:value-type="string">
            <text:p>CS</text:p>
          </table:table-cell>
          <table:table-cell table:style-name="ce5" table:formula="of:=IF([raw_nonex.G12] &gt; 0;[raw_nonex.G12];&quot;N/A&quot;)" office:value-type="float" office:value="0.0035" calcext:value-type="float">
            <text:p>0.00</text:p>
          </table:table-cell>
          <table:table-cell table:style-name="ce9" table:formula="of:=IF([raw_nonex.H12] = 1;&quot;N/A&quot;;[raw_nonex.H12])" office:value-type="float" office:value="0.9528" calcext:value-type="float">
            <text:p>0.95</text:p>
          </table:table-cell>
          <table:table-cell table:style-name="ce5" table:formula="of:=IF([raw_nonex.I12] &gt; 0;[raw_nonex.I12];&quot;N/A&quot;)" office:value-type="float" office:value="0.29" calcext:value-type="float">
            <text:p>0.29</text:p>
          </table:table-cell>
          <table:table-cell table:style-name="ce10" table:formula="of:=IF([raw_nonex.J12] = 1;&quot;N/A&quot;;[raw_nonex.J12])" office:value-type="float" office:value="0.5902" calcext:value-type="float">
            <text:p>0.59</text:p>
          </table:table-cell>
          <table:table-cell table:style-name="ce5" table:formula="of:=IF([$raw_time.$I12] &gt; 0;[$raw_time.$I12];&quot;N/A&quot;)" office:value-type="float" office:value="0.2436" calcext:value-type="float">
            <text:p>0.24</text:p>
          </table:table-cell>
          <table:table-cell table:style-name="ce12" table:formula="of:=IF([$raw_time.$J12] = 1;&quot;N/A&quot;;[$raw_time.$J12])" office:value-type="float" office:value="0.6216" calcext:value-type="float">
            <text:p>0.62</text:p>
          </table:table-cell>
          <table:table-cell table:style-name="ce5" table:formula="of:=IF([$raw_mem.$G12] &gt; 0;[$raw_mem.$G12];&quot;N/A&quot;)" office:value-type="string" office:string-value="N/A" calcext:value-type="string">
            <text:p>N/A</text:p>
          </table:table-cell>
          <table:table-cell table:style-name="ce13" table:formula="of:=IF([$raw_mem.$H12] = 1;&quot;N/A&quot;;[$raw_mem.$H12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3]" office:value-type="string" office:string-value="CFP" calcext:value-type="string">
            <text:p>CFP</text:p>
          </table:table-cell>
          <table:table-cell table:style-name="ce3" table:formula="of:=[raw_nonex.B13]" office:value-type="string" office:string-value="CA" calcext:value-type="string">
            <text:p>CA</text:p>
          </table:table-cell>
          <table:table-cell table:style-name="ce5" table:formula="of:=IF([raw_nonex.G13] &gt; 0;[raw_nonex.G13];&quot;N/A&quot;)" office:value-type="float" office:value="0.0066" calcext:value-type="float">
            <text:p>0.01</text:p>
          </table:table-cell>
          <table:table-cell table:style-name="ce9" table:formula="of:=IF([raw_nonex.H13] = 1;&quot;N/A&quot;;[raw_nonex.H13])" office:value-type="float" office:value="0.9351" calcext:value-type="float">
            <text:p>0.94</text:p>
          </table:table-cell>
          <table:table-cell table:style-name="ce5" table:formula="of:=IF([raw_nonex.I13] &gt; 0;[raw_nonex.I13];&quot;N/A&quot;)" office:value-type="float" office:value="0.3058" calcext:value-type="float">
            <text:p>0.31</text:p>
          </table:table-cell>
          <table:table-cell table:style-name="ce10" table:formula="of:=IF([raw_nonex.J13] = 1;&quot;N/A&quot;;[raw_nonex.J13])" office:value-type="float" office:value="0.5802" calcext:value-type="float">
            <text:p>0.58</text:p>
          </table:table-cell>
          <table:table-cell table:style-name="ce5" table:formula="of:=IF([$raw_time.$I13] &gt; 0;[$raw_time.$I13];&quot;N/A&quot;)" office:value-type="float" office:value="2.0081" calcext:value-type="float">
            <text:p>2.01</text:p>
          </table:table-cell>
          <table:table-cell table:style-name="ce12" table:formula="of:=IF([$raw_time.$J13] = 1;&quot;N/A&quot;;[$raw_time.$J13])" office:value-type="float" office:value="0.1565" calcext:value-type="float">
            <text:p>0.16</text:p>
          </table:table-cell>
          <table:table-cell table:style-name="ce5" table:formula="of:=IF([$raw_mem.$G13] &gt; 0;[$raw_mem.$G13];&quot;N/A&quot;)" office:value-type="string" office:string-value="N/A" calcext:value-type="string">
            <text:p>N/A</text:p>
          </table:table-cell>
          <table:table-cell table:style-name="ce13" table:formula="of:=IF([$raw_mem.$H13] = 1;&quot;N/A&quot;;[$raw_mem.$H13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4]" office:value-type="string" office:string-value="CFP" calcext:value-type="string">
            <text:p>CFP</text:p>
          </table:table-cell>
          <table:table-cell table:style-name="ce3" table:formula="of:=[raw_nonex.B14]" office:value-type="string" office:string-value="O" calcext:value-type="string">
            <text:p>O</text:p>
          </table:table-cell>
          <table:table-cell table:style-name="ce5" table:formula="of:=IF([raw_nonex.G14] &gt; 0;[raw_nonex.G14];&quot;N/A&quot;)" office:value-type="float" office:value="0.4957" calcext:value-type="float">
            <text:p>0.50</text:p>
          </table:table-cell>
          <table:table-cell table:style-name="ce9" table:formula="of:=IF([raw_nonex.H14] = 1;&quot;N/A&quot;;[raw_nonex.H14])" office:value-type="float" office:value="0.4814" calcext:value-type="float">
            <text:p>0.48</text:p>
          </table:table-cell>
          <table:table-cell table:style-name="ce5" table:formula="of:=IF([raw_nonex.I14] &gt; 0;[raw_nonex.I14];&quot;N/A&quot;)" office:value-type="float" office:value="2.0965" calcext:value-type="float">
            <text:p>2.10</text:p>
          </table:table-cell>
          <table:table-cell table:style-name="ce10" table:formula="of:=IF([raw_nonex.J14] = 1;&quot;N/A&quot;;[raw_nonex.J14])" office:value-type="float" office:value="0.1476" calcext:value-type="float">
            <text:p>0.15</text:p>
          </table:table-cell>
          <table:table-cell table:style-name="ce5" table:formula="of:=IF([$raw_time.$I14] &gt; 0;[$raw_time.$I14];&quot;N/A&quot;)" office:value-type="float" office:value="1.9516" calcext:value-type="float">
            <text:p>1.95</text:p>
          </table:table-cell>
          <table:table-cell table:style-name="ce12" table:formula="of:=IF([$raw_time.$J14] = 1;&quot;N/A&quot;;[$raw_time.$J14])" office:value-type="float" office:value="0.1624" calcext:value-type="float">
            <text:p>0.16</text:p>
          </table:table-cell>
          <table:table-cell table:style-name="ce5" table:formula="of:=IF([$raw_mem.$G14] &gt; 0;[$raw_mem.$G14];&quot;N/A&quot;)" office:value-type="string" office:string-value="N/A" calcext:value-type="string">
            <text:p>N/A</text:p>
          </table:table-cell>
          <table:table-cell table:style-name="ce13" table:formula="of:=IF([$raw_mem.$H14] = 1;&quot;N/A&quot;;[$raw_mem.$H14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5]" office:value-type="string" office:string-value="CFP" calcext:value-type="string">
            <text:p>CFP</text:p>
          </table:table-cell>
          <table:table-cell table:style-name="ce3" table:formula="of:=[raw_nonex.B15]" office:value-type="string" office:string-value="A" calcext:value-type="string">
            <text:p>A</text:p>
          </table:table-cell>
          <table:table-cell table:style-name="ce5" table:formula="of:=IF([raw_nonex.G15] &gt; 0;[raw_nonex.G15];&quot;N/A&quot;)" office:value-type="float" office:value="1.8249" calcext:value-type="float">
            <text:p>1.82</text:p>
          </table:table-cell>
          <table:table-cell table:style-name="ce9" table:formula="of:=IF([raw_nonex.H15] = 1;&quot;N/A&quot;;[raw_nonex.H15])" office:value-type="float" office:value="0.1767" calcext:value-type="float">
            <text:p>0.18</text:p>
          </table:table-cell>
          <table:table-cell table:style-name="ce5" table:formula="of:=IF([raw_nonex.I15] &gt; 0;[raw_nonex.I15];&quot;N/A&quot;)" office:value-type="float" office:value="3.5021" calcext:value-type="float">
            <text:p>3.50</text:p>
          </table:table-cell>
          <table:table-cell table:style-name="ce10" table:formula="of:=IF([raw_nonex.J15] = 1;&quot;N/A&quot;;[raw_nonex.J15])" office:value-type="float" office:value="0.0613" calcext:value-type="float">
            <text:p>0.06</text:p>
          </table:table-cell>
          <table:table-cell table:style-name="ce5" table:formula="of:=IF([$raw_time.$I15] &gt; 0;[$raw_time.$I15];&quot;N/A&quot;)" office:value-type="float" office:value="1.8562" calcext:value-type="float">
            <text:p>1.86</text:p>
          </table:table-cell>
          <table:table-cell table:style-name="ce12" table:formula="of:=IF([$raw_time.$J15] = 1;&quot;N/A&quot;;[$raw_time.$J15])" office:value-type="float" office:value="0.1731" calcext:value-type="float">
            <text:p>0.17</text:p>
          </table:table-cell>
          <table:table-cell table:style-name="ce5" table:formula="of:=IF([$raw_mem.$G15] &gt; 0;[$raw_mem.$G15];&quot;N/A&quot;)" office:value-type="string" office:string-value="N/A" calcext:value-type="string">
            <text:p>N/A</text:p>
          </table:table-cell>
          <table:table-cell table:style-name="ce13" table:formula="of:=IF([$raw_mem.$H15] = 1;&quot;N/A&quot;;[$raw_mem.$H15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6]" office:value-type="string" office:string-value="CFP" calcext:value-type="string">
            <text:p>CFP</text:p>
          </table:table-cell>
          <table:table-cell table:style-name="ce3" table:formula="of:=[raw_nonex.B16]" office:value-type="string" office:string-value="AO" calcext:value-type="string">
            <text:p>AO</text:p>
          </table:table-cell>
          <table:table-cell table:style-name="ce5" table:formula="of:=IF([raw_nonex.G16] &gt; 0;[raw_nonex.G16];&quot;N/A&quot;)" office:value-type="float" office:value="0.698" calcext:value-type="float">
            <text:p>0.70</text:p>
          </table:table-cell>
          <table:table-cell table:style-name="ce9" table:formula="of:=IF([raw_nonex.H16] = 1;&quot;N/A&quot;;[raw_nonex.H16])" office:value-type="float" office:value="0.4035" calcext:value-type="float">
            <text:p>0.40</text:p>
          </table:table-cell>
          <table:table-cell table:style-name="ce5" table:formula="of:=IF([raw_nonex.I16] &gt; 0;[raw_nonex.I16];&quot;N/A&quot;)" office:value-type="float" office:value="2.1641" calcext:value-type="float">
            <text:p>2.16</text:p>
          </table:table-cell>
          <table:table-cell table:style-name="ce10" table:formula="of:=IF([raw_nonex.J16] = 1;&quot;N/A&quot;;[raw_nonex.J16])" office:value-type="float" office:value="0.1413" calcext:value-type="float">
            <text:p>0.14</text:p>
          </table:table-cell>
          <table:table-cell table:style-name="ce5" table:formula="of:=IF([$raw_time.$I16] &gt; 0;[$raw_time.$I16];&quot;N/A&quot;)" office:value-type="float" office:value="1.9347" calcext:value-type="float">
            <text:p>1.93</text:p>
          </table:table-cell>
          <table:table-cell table:style-name="ce12" table:formula="of:=IF([$raw_time.$J16] = 1;&quot;N/A&quot;;[$raw_time.$J16])" office:value-type="float" office:value="0.1642" calcext:value-type="float">
            <text:p>0.16</text:p>
          </table:table-cell>
          <table:table-cell table:style-name="ce5" table:formula="of:=IF([$raw_mem.$G16] &gt; 0;[$raw_mem.$G16];&quot;N/A&quot;)" office:value-type="string" office:string-value="N/A" calcext:value-type="string">
            <text:p>N/A</text:p>
          </table:table-cell>
          <table:table-cell table:style-name="ce13" table:formula="of:=IF([$raw_mem.$H16] = 1;&quot;N/A&quot;;[$raw_mem.$H16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7]" office:value-type="string" office:string-value="CFP" calcext:value-type="string">
            <text:p>CFP</text:p>
          </table:table-cell>
          <table:table-cell table:style-name="ce3" table:formula="of:=[raw_nonex.B17]" office:value-type="string" office:string-value="OT" calcext:value-type="string">
            <text:p>OT</text:p>
          </table:table-cell>
          <table:table-cell table:style-name="ce5" table:formula="of:=IF([raw_nonex.G17] &gt; 0;[raw_nonex.G17];&quot;N/A&quot;)" office:value-type="float" office:value="0.7335" calcext:value-type="float">
            <text:p>0.73</text:p>
          </table:table-cell>
          <table:table-cell table:style-name="ce9" table:formula="of:=IF([raw_nonex.H17] = 1;&quot;N/A&quot;;[raw_nonex.H17])" office:value-type="float" office:value="0.3917" calcext:value-type="float">
            <text:p>0.39</text:p>
          </table:table-cell>
          <table:table-cell table:style-name="ce5" table:formula="of:=IF([raw_nonex.I17] &gt; 0;[raw_nonex.I17];&quot;N/A&quot;)" office:value-type="float" office:value="2.2481" calcext:value-type="float">
            <text:p>2.25</text:p>
          </table:table-cell>
          <table:table-cell table:style-name="ce10" table:formula="of:=IF([raw_nonex.J17] = 1;&quot;N/A&quot;;[raw_nonex.J17])" office:value-type="float" office:value="0.1338" calcext:value-type="float">
            <text:p>0.13</text:p>
          </table:table-cell>
          <table:table-cell table:style-name="ce5" table:formula="of:=IF([$raw_time.$I17] &gt; 0;[$raw_time.$I17];&quot;N/A&quot;)" office:value-type="float" office:value="2.286" calcext:value-type="float">
            <text:p>2.29</text:p>
          </table:table-cell>
          <table:table-cell table:style-name="ce12" table:formula="of:=IF([$raw_time.$J17] = 1;&quot;N/A&quot;;[$raw_time.$J17])" office:value-type="float" office:value="0.1305" calcext:value-type="float">
            <text:p>0.13</text:p>
          </table:table-cell>
          <table:table-cell table:style-name="ce5" table:formula="of:=IF([$raw_mem.$G17] &gt; 0;[$raw_mem.$G17];&quot;N/A&quot;)" office:value-type="string" office:string-value="N/A" calcext:value-type="string">
            <text:p>N/A</text:p>
          </table:table-cell>
          <table:table-cell table:style-name="ce13" table:formula="of:=IF([$raw_mem.$H17] = 1;&quot;N/A&quot;;[$raw_mem.$H17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8]" office:value-type="string" office:string-value="CFP" calcext:value-type="string">
            <text:p>CFP</text:p>
          </table:table-cell>
          <table:table-cell table:style-name="ce3" table:formula="of:=[raw_nonex.B18]" office:value-type="string" office:string-value="AT" calcext:value-type="string">
            <text:p>AT</text:p>
          </table:table-cell>
          <table:table-cell table:style-name="ce5" table:formula="of:=IF([raw_nonex.G18] &gt; 0;[raw_nonex.G18];&quot;N/A&quot;)" office:value-type="float" office:value="0.9381" calcext:value-type="float">
            <text:p>0.94</text:p>
          </table:table-cell>
          <table:table-cell table:style-name="ce9" table:formula="of:=IF([raw_nonex.H18] = 1;&quot;N/A&quot;;[raw_nonex.H18])" office:value-type="float" office:value="0.3328" calcext:value-type="float">
            <text:p>0.33</text:p>
          </table:table-cell>
          <table:table-cell table:style-name="ce5" table:formula="of:=IF([raw_nonex.I18] &gt; 0;[raw_nonex.I18];&quot;N/A&quot;)" office:value-type="float" office:value="1.2596" calcext:value-type="float">
            <text:p>1.26</text:p>
          </table:table-cell>
          <table:table-cell table:style-name="ce10" table:formula="of:=IF([raw_nonex.J18] = 1;&quot;N/A&quot;;[raw_nonex.J18])" office:value-type="float" office:value="0.2617" calcext:value-type="float">
            <text:p>0.26</text:p>
          </table:table-cell>
          <table:table-cell table:style-name="ce5" table:formula="of:=IF([$raw_time.$I18] &gt; 0;[$raw_time.$I18];&quot;N/A&quot;)" office:value-type="float" office:value="3.4705" calcext:value-type="float">
            <text:p>3.47</text:p>
          </table:table-cell>
          <table:table-cell table:style-name="ce12" table:formula="of:=IF([$raw_time.$J18] = 1;&quot;N/A&quot;;[$raw_time.$J18])" office:value-type="float" office:value="0.0625" calcext:value-type="float">
            <text:p>0.06</text:p>
          </table:table-cell>
          <table:table-cell table:style-name="ce5" table:formula="of:=IF([$raw_mem.$G18] &gt; 0;[$raw_mem.$G18];&quot;N/A&quot;)" office:value-type="string" office:string-value="N/A" calcext:value-type="string">
            <text:p>N/A</text:p>
          </table:table-cell>
          <table:table-cell table:style-name="ce13" table:formula="of:=IF([$raw_mem.$H18] = 1;&quot;N/A&quot;;[$raw_mem.$H18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9]" office:value-type="string" office:string-value="CFP" calcext:value-type="string">
            <text:p>CFP</text:p>
          </table:table-cell>
          <table:table-cell table:style-name="ce3" table:formula="of:=[raw_nonex.B19]" office:value-type="string" office:string-value="AOT" calcext:value-type="string">
            <text:p>AOT</text:p>
          </table:table-cell>
          <table:table-cell table:style-name="ce5" table:formula="of:=IF([raw_nonex.G19] &gt; 0;[raw_nonex.G19];&quot;N/A&quot;)" office:value-type="float" office:value="1.1882" calcext:value-type="float">
            <text:p>1.19</text:p>
          </table:table-cell>
          <table:table-cell table:style-name="ce9" table:formula="of:=IF([raw_nonex.H19] = 1;&quot;N/A&quot;;[raw_nonex.H19])" office:value-type="float" office:value="0.2757" calcext:value-type="float">
            <text:p>0.28</text:p>
          </table:table-cell>
          <table:table-cell table:style-name="ce5" table:formula="of:=IF([raw_nonex.I19] &gt; 0;[raw_nonex.I19];&quot;N/A&quot;)" office:value-type="float" office:value="1.9915" calcext:value-type="float">
            <text:p>1.99</text:p>
          </table:table-cell>
          <table:table-cell table:style-name="ce10" table:formula="of:=IF([raw_nonex.J19] = 1;&quot;N/A&quot;;[raw_nonex.J19])" office:value-type="float" office:value="0.1582" calcext:value-type="float">
            <text:p>0.16</text:p>
          </table:table-cell>
          <table:table-cell table:style-name="ce5" table:formula="of:=IF([$raw_time.$I19] &gt; 0;[$raw_time.$I19];&quot;N/A&quot;)" office:value-type="float" office:value="1.689" calcext:value-type="float">
            <text:p>1.69</text:p>
          </table:table-cell>
          <table:table-cell table:style-name="ce12" table:formula="of:=IF([$raw_time.$J19] = 1;&quot;N/A&quot;;[$raw_time.$J19])" office:value-type="float" office:value="0.1937" calcext:value-type="float">
            <text:p>0.19</text:p>
          </table:table-cell>
          <table:table-cell table:style-name="ce5" table:formula="of:=IF([$raw_mem.$G19] &gt; 0;[$raw_mem.$G19];&quot;N/A&quot;)" office:value-type="string" office:string-value="N/A" calcext:value-type="string">
            <text:p>N/A</text:p>
          </table:table-cell>
          <table:table-cell table:style-name="ce13" table:formula="of:=IF([$raw_mem.$H19] = 1;&quot;N/A&quot;;[$raw_mem.$H19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0]" office:value-type="string" office:string-value="CS" calcext:value-type="string">
            <text:p>CS</text:p>
          </table:table-cell>
          <table:table-cell table:style-name="ce3" table:formula="of:=[raw_nonex.B20]" office:value-type="string" office:string-value="CA" calcext:value-type="string">
            <text:p>CA</text:p>
          </table:table-cell>
          <table:table-cell table:style-name="ce5" table:formula="of:=IF([raw_nonex.G20] &gt; 0;[raw_nonex.G20];&quot;N/A&quot;)" office:value-type="float" office:value="0.0307" calcext:value-type="float">
            <text:p>0.03</text:p>
          </table:table-cell>
          <table:table-cell table:style-name="ce9" table:formula="of:=IF([raw_nonex.H20] = 1;&quot;N/A&quot;;[raw_nonex.H20])" office:value-type="float" office:value="0.861" calcext:value-type="float">
            <text:p>0.86</text:p>
          </table:table-cell>
          <table:table-cell table:style-name="ce5" table:formula="of:=IF([raw_nonex.I20] &gt; 0;[raw_nonex.I20];&quot;N/A&quot;)" office:value-type="float" office:value="0.0833" calcext:value-type="float">
            <text:p>0.08</text:p>
          </table:table-cell>
          <table:table-cell table:style-name="ce10" table:formula="of:=IF([raw_nonex.J20] = 1;&quot;N/A&quot;;[raw_nonex.J20])" office:value-type="float" office:value="0.7729" calcext:value-type="float">
            <text:p>0.77</text:p>
          </table:table-cell>
          <table:table-cell table:style-name="ce5" table:formula="of:=IF([$raw_time.$I20] &gt; 0;[$raw_time.$I20];&quot;N/A&quot;)" office:value-type="float" office:value="1.5022" calcext:value-type="float">
            <text:p>1.50</text:p>
          </table:table-cell>
          <table:table-cell table:style-name="ce12" table:formula="of:=IF([$raw_time.$J20] = 1;&quot;N/A&quot;;[$raw_time.$J20])" office:value-type="float" office:value="0.2203" calcext:value-type="float">
            <text:p>0.22</text:p>
          </table:table-cell>
          <table:table-cell table:style-name="ce5" table:formula="of:=IF([$raw_mem.$G20] &gt; 0;[$raw_mem.$G20];&quot;N/A&quot;)" office:value-type="string" office:string-value="N/A" calcext:value-type="string">
            <text:p>N/A</text:p>
          </table:table-cell>
          <table:table-cell table:style-name="ce13" table:formula="of:=IF([$raw_mem.$H20] = 1;&quot;N/A&quot;;[$raw_mem.$H20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1]" office:value-type="string" office:string-value="CS" calcext:value-type="string">
            <text:p>CS</text:p>
          </table:table-cell>
          <table:table-cell table:style-name="ce3" table:formula="of:=[raw_nonex.B21]" office:value-type="string" office:string-value="O" calcext:value-type="string">
            <text:p>O</text:p>
          </table:table-cell>
          <table:table-cell table:style-name="ce5" table:formula="of:=IF([raw_nonex.G21] &gt; 0;[raw_nonex.G21];&quot;N/A&quot;)" office:value-type="float" office:value="0.676" calcext:value-type="float">
            <text:p>0.68</text:p>
          </table:table-cell>
          <table:table-cell table:style-name="ce9" table:formula="of:=IF([raw_nonex.H21] = 1;&quot;N/A&quot;;[raw_nonex.H21])" office:value-type="float" office:value="0.411" calcext:value-type="float">
            <text:p>0.41</text:p>
          </table:table-cell>
          <table:table-cell table:style-name="ce5" table:formula="of:=IF([raw_nonex.I21] &gt; 0;[raw_nonex.I21];&quot;N/A&quot;)" office:value-type="float" office:value="1.1502" calcext:value-type="float">
            <text:p>1.15</text:p>
          </table:table-cell>
          <table:table-cell table:style-name="ce10" table:formula="of:=IF([raw_nonex.J21] = 1;&quot;N/A&quot;;[raw_nonex.J21])" office:value-type="float" office:value="0.2835" calcext:value-type="float">
            <text:p>0.28</text:p>
          </table:table-cell>
          <table:table-cell table:style-name="ce5" table:formula="of:=IF([$raw_time.$I21] &gt; 0;[$raw_time.$I21];&quot;N/A&quot;)" office:value-type="float" office:value="0.7471" calcext:value-type="float">
            <text:p>0.75</text:p>
          </table:table-cell>
          <table:table-cell table:style-name="ce12" table:formula="of:=IF([$raw_time.$J21] = 1;&quot;N/A&quot;;[$raw_time.$J21])" office:value-type="float" office:value="0.3874" calcext:value-type="float">
            <text:p>0.39</text:p>
          </table:table-cell>
          <table:table-cell table:style-name="ce5" table:formula="of:=IF([$raw_mem.$G21] &gt; 0;[$raw_mem.$G21];&quot;N/A&quot;)" office:value-type="string" office:string-value="N/A" calcext:value-type="string">
            <text:p>N/A</text:p>
          </table:table-cell>
          <table:table-cell table:style-name="ce13" table:formula="of:=IF([$raw_mem.$H21] = 1;&quot;N/A&quot;;[$raw_mem.$H21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2]" office:value-type="string" office:string-value="CS" calcext:value-type="string">
            <text:p>CS</text:p>
          </table:table-cell>
          <table:table-cell table:style-name="ce3" table:formula="of:=[raw_nonex.B22]" office:value-type="string" office:string-value="A" calcext:value-type="string">
            <text:p>A</text:p>
          </table:table-cell>
          <table:table-cell table:style-name="ce5" table:formula="of:=IF([raw_nonex.G22] &gt; 0;[raw_nonex.G22];&quot;N/A&quot;)" office:value-type="float" office:value="3.8539" calcext:value-type="float">
            <text:p>3.85</text:p>
          </table:table-cell>
          <table:table-cell table:style-name="ce9" table:formula="of:=IF([raw_nonex.H22] = 1;&quot;N/A&quot;;[raw_nonex.H22])" office:value-type="float" office:value="0.0496" calcext:value-type="float">
            <text:p>0.05</text:p>
          </table:table-cell>
          <table:table-cell table:style-name="ce5" table:formula="of:=IF([raw_nonex.I22] &gt; 0;[raw_nonex.I22];&quot;N/A&quot;)" office:value-type="float" office:value="3.6238" calcext:value-type="float">
            <text:p>3.62</text:p>
          </table:table-cell>
          <table:table-cell table:style-name="ce10" table:formula="of:=IF([raw_nonex.J22] = 1;&quot;N/A&quot;;[raw_nonex.J22])" office:value-type="float" office:value="0.057" calcext:value-type="float">
            <text:p>0.06</text:p>
          </table:table-cell>
          <table:table-cell table:style-name="ce5" table:formula="of:=IF([$raw_time.$I22] &gt; 0;[$raw_time.$I22];&quot;N/A&quot;)" office:value-type="float" office:value="0.7613" calcext:value-type="float">
            <text:p>0.76</text:p>
          </table:table-cell>
          <table:table-cell table:style-name="ce12" table:formula="of:=IF([$raw_time.$J22] = 1;&quot;N/A&quot;;[$raw_time.$J22])" office:value-type="float" office:value="0.3829" calcext:value-type="float">
            <text:p>0.38</text:p>
          </table:table-cell>
          <table:table-cell table:style-name="ce5" table:formula="of:=IF([$raw_mem.$G22] &gt; 0;[$raw_mem.$G22];&quot;N/A&quot;)" office:value-type="string" office:string-value="N/A" calcext:value-type="string">
            <text:p>N/A</text:p>
          </table:table-cell>
          <table:table-cell table:style-name="ce13" table:formula="of:=IF([$raw_mem.$H22] = 1;&quot;N/A&quot;;[$raw_mem.$H22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3]" office:value-type="string" office:string-value="CS" calcext:value-type="string">
            <text:p>CS</text:p>
          </table:table-cell>
          <table:table-cell table:style-name="ce3" table:formula="of:=[raw_nonex.B23]" office:value-type="string" office:string-value="AO" calcext:value-type="string">
            <text:p>AO</text:p>
          </table:table-cell>
          <table:table-cell table:style-name="ce5" table:formula="of:=IF([raw_nonex.G23] &gt; 0;[raw_nonex.G23];&quot;N/A&quot;)" office:value-type="float" office:value="1.1652" calcext:value-type="float">
            <text:p>1.17</text:p>
          </table:table-cell>
          <table:table-cell table:style-name="ce9" table:formula="of:=IF([raw_nonex.H23] = 1;&quot;N/A&quot;;[raw_nonex.H23])" office:value-type="float" office:value="0.2804" calcext:value-type="float">
            <text:p>0.28</text:p>
          </table:table-cell>
          <table:table-cell table:style-name="ce5" table:formula="of:=IF([raw_nonex.I23] &gt; 0;[raw_nonex.I23];&quot;N/A&quot;)" office:value-type="float" office:value="1.5118" calcext:value-type="float">
            <text:p>1.51</text:p>
          </table:table-cell>
          <table:table-cell table:style-name="ce10" table:formula="of:=IF([raw_nonex.J23] = 1;&quot;N/A&quot;;[raw_nonex.J23])" office:value-type="float" office:value="0.2189" calcext:value-type="float">
            <text:p>0.22</text:p>
          </table:table-cell>
          <table:table-cell table:style-name="ce5" table:formula="of:=IF([$raw_time.$I23] &gt; 0;[$raw_time.$I23];&quot;N/A&quot;)" office:value-type="float" office:value="0.8245" calcext:value-type="float">
            <text:p>0.82</text:p>
          </table:table-cell>
          <table:table-cell table:style-name="ce12" table:formula="of:=IF([$raw_time.$J23] = 1;&quot;N/A&quot;;[$raw_time.$J23])" office:value-type="float" office:value="0.3639" calcext:value-type="float">
            <text:p>0.36</text:p>
          </table:table-cell>
          <table:table-cell table:style-name="ce5" table:formula="of:=IF([$raw_mem.$G23] &gt; 0;[$raw_mem.$G23];&quot;N/A&quot;)" office:value-type="string" office:string-value="N/A" calcext:value-type="string">
            <text:p>N/A</text:p>
          </table:table-cell>
          <table:table-cell table:style-name="ce13" table:formula="of:=IF([$raw_mem.$H23] = 1;&quot;N/A&quot;;[$raw_mem.$H23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4]" office:value-type="string" office:string-value="CS" calcext:value-type="string">
            <text:p>CS</text:p>
          </table:table-cell>
          <table:table-cell table:style-name="ce3" table:formula="of:=[raw_nonex.B24]" office:value-type="string" office:string-value="OT" calcext:value-type="string">
            <text:p>OT</text:p>
          </table:table-cell>
          <table:table-cell table:style-name="ce5" table:formula="of:=IF([raw_nonex.G24] &gt; 0;[raw_nonex.G24];&quot;N/A&quot;)" office:value-type="float" office:value="1.1475" calcext:value-type="float">
            <text:p>1.15</text:p>
          </table:table-cell>
          <table:table-cell table:style-name="ce9" table:formula="of:=IF([raw_nonex.H24] = 1;&quot;N/A&quot;;[raw_nonex.H24])" office:value-type="float" office:value="0.2841" calcext:value-type="float">
            <text:p>0.28</text:p>
          </table:table-cell>
          <table:table-cell table:style-name="ce5" table:formula="of:=IF([raw_nonex.I24] &gt; 0;[raw_nonex.I24];&quot;N/A&quot;)" office:value-type="float" office:value="1.3661" calcext:value-type="float">
            <text:p>1.37</text:p>
          </table:table-cell>
          <table:table-cell table:style-name="ce10" table:formula="of:=IF([raw_nonex.J24] = 1;&quot;N/A&quot;;[raw_nonex.J24])" office:value-type="float" office:value="0.2425" calcext:value-type="float">
            <text:p>0.24</text:p>
          </table:table-cell>
          <table:table-cell table:style-name="ce5" table:formula="of:=IF([$raw_time.$I24] &gt; 0;[$raw_time.$I24];&quot;N/A&quot;)" office:value-type="float" office:value="1.067" calcext:value-type="float">
            <text:p>1.07</text:p>
          </table:table-cell>
          <table:table-cell table:style-name="ce12" table:formula="of:=IF([$raw_time.$J24] = 1;&quot;N/A&quot;;[$raw_time.$J24])" office:value-type="float" office:value="0.3016" calcext:value-type="float">
            <text:p>0.30</text:p>
          </table:table-cell>
          <table:table-cell table:style-name="ce5" table:formula="of:=IF([$raw_mem.$G24] &gt; 0;[$raw_mem.$G24];&quot;N/A&quot;)" office:value-type="string" office:string-value="N/A" calcext:value-type="string">
            <text:p>N/A</text:p>
          </table:table-cell>
          <table:table-cell table:style-name="ce13" table:formula="of:=IF([$raw_mem.$H24] = 1;&quot;N/A&quot;;[$raw_mem.$H24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5]" office:value-type="string" office:string-value="CS" calcext:value-type="string">
            <text:p>CS</text:p>
          </table:table-cell>
          <table:table-cell table:style-name="ce3" table:formula="of:=[raw_nonex.B25]" office:value-type="string" office:string-value="AT" calcext:value-type="string">
            <text:p>AT</text:p>
          </table:table-cell>
          <table:table-cell table:style-name="ce5" table:formula="of:=IF([raw_nonex.G25] &gt; 0;[raw_nonex.G25];&quot;N/A&quot;)" office:value-type="float" office:value="2.2681" calcext:value-type="float">
            <text:p>2.27</text:p>
          </table:table-cell>
          <table:table-cell table:style-name="ce9" table:formula="of:=IF([raw_nonex.H25] = 1;&quot;N/A&quot;;[raw_nonex.H25])" office:value-type="float" office:value="0.1321" calcext:value-type="float">
            <text:p>0.13</text:p>
          </table:table-cell>
          <table:table-cell table:style-name="ce5" table:formula="of:=IF([raw_nonex.I25] &gt; 0;[raw_nonex.I25];&quot;N/A&quot;)" office:value-type="float" office:value="0.7198" calcext:value-type="float">
            <text:p>0.72</text:p>
          </table:table-cell>
          <table:table-cell table:style-name="ce10" table:formula="of:=IF([raw_nonex.J25] = 1;&quot;N/A&quot;;[raw_nonex.J25])" office:value-type="float" office:value="0.3962" calcext:value-type="float">
            <text:p>0.40</text:p>
          </table:table-cell>
          <table:table-cell table:style-name="ce5" table:formula="of:=IF([$raw_time.$I25] &gt; 0;[$raw_time.$I25];&quot;N/A&quot;)" office:value-type="float" office:value="1.898" calcext:value-type="float">
            <text:p>1.90</text:p>
          </table:table-cell>
          <table:table-cell table:style-name="ce12" table:formula="of:=IF([$raw_time.$J25] = 1;&quot;N/A&quot;;[$raw_time.$J25])" office:value-type="float" office:value="0.1683" calcext:value-type="float">
            <text:p>0.17</text:p>
          </table:table-cell>
          <table:table-cell table:style-name="ce5" table:formula="of:=IF([$raw_mem.$G25] &gt; 0;[$raw_mem.$G25];&quot;N/A&quot;)" office:value-type="string" office:string-value="N/A" calcext:value-type="string">
            <text:p>N/A</text:p>
          </table:table-cell>
          <table:table-cell table:style-name="ce13" table:formula="of:=IF([$raw_mem.$H25] = 1;&quot;N/A&quot;;[$raw_mem.$H25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6]" office:value-type="string" office:string-value="CS" calcext:value-type="string">
            <text:p>CS</text:p>
          </table:table-cell>
          <table:table-cell table:style-name="ce3" table:formula="of:=[raw_nonex.B26]" office:value-type="string" office:string-value="AOT" calcext:value-type="string">
            <text:p>AOT</text:p>
          </table:table-cell>
          <table:table-cell table:style-name="ce5" table:formula="of:=IF([raw_nonex.G26] &gt; 0;[raw_nonex.G26];&quot;N/A&quot;)" office:value-type="float" office:value="2.4068" calcext:value-type="float">
            <text:p>2.41</text:p>
          </table:table-cell>
          <table:table-cell table:style-name="ce9" table:formula="of:=IF([raw_nonex.H26] = 1;&quot;N/A&quot;;[raw_nonex.H26])" office:value-type="float" office:value="0.1208" calcext:value-type="float">
            <text:p>0.12</text:p>
          </table:table-cell>
          <table:table-cell table:style-name="ce5" table:formula="of:=IF([raw_nonex.I26] &gt; 0;[raw_nonex.I26];&quot;N/A&quot;)" office:value-type="float" office:value="1.674" calcext:value-type="float">
            <text:p>1.67</text:p>
          </table:table-cell>
          <table:table-cell table:style-name="ce10" table:formula="of:=IF([raw_nonex.J26] = 1;&quot;N/A&quot;;[raw_nonex.J26])" office:value-type="float" office:value="0.1957" calcext:value-type="float">
            <text:p>0.20</text:p>
          </table:table-cell>
          <table:table-cell table:style-name="ce5" table:formula="of:=IF([$raw_time.$I26] &gt; 0;[$raw_time.$I26];&quot;N/A&quot;)" office:value-type="float" office:value="0.662" calcext:value-type="float">
            <text:p>0.66</text:p>
          </table:table-cell>
          <table:table-cell table:style-name="ce12" table:formula="of:=IF([$raw_time.$J26] = 1;&quot;N/A&quot;;[$raw_time.$J26])" office:value-type="float" office:value="0.4159" calcext:value-type="float">
            <text:p>0.42</text:p>
          </table:table-cell>
          <table:table-cell table:style-name="ce5" table:formula="of:=IF([$raw_mem.$G26] &gt; 0;[$raw_mem.$G26];&quot;N/A&quot;)" office:value-type="string" office:string-value="N/A" calcext:value-type="string">
            <text:p>N/A</text:p>
          </table:table-cell>
          <table:table-cell table:style-name="ce13" table:formula="of:=IF([$raw_mem.$H26] = 1;&quot;N/A&quot;;[$raw_mem.$H26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7]" office:value-type="string" office:string-value="CA" calcext:value-type="string">
            <text:p>CA</text:p>
          </table:table-cell>
          <table:table-cell table:style-name="ce3" table:formula="of:=[raw_nonex.B27]" office:value-type="string" office:string-value="O" calcext:value-type="string">
            <text:p>O</text:p>
          </table:table-cell>
          <table:table-cell table:style-name="ce5" table:formula="of:=IF([raw_nonex.G27] &gt; 0;[raw_nonex.G27];&quot;N/A&quot;)" office:value-type="float" office:value="0.4917" calcext:value-type="float">
            <text:p>0.49</text:p>
          </table:table-cell>
          <table:table-cell table:style-name="ce9" table:formula="of:=IF([raw_nonex.H27] = 1;&quot;N/A&quot;;[raw_nonex.H27])" office:value-type="float" office:value="0.4832" calcext:value-type="float">
            <text:p>0.48</text:p>
          </table:table-cell>
          <table:table-cell table:style-name="ce5" table:formula="of:=IF([raw_nonex.I27] &gt; 0;[raw_nonex.I27];&quot;N/A&quot;)" office:value-type="float" office:value="0.7985" calcext:value-type="float">
            <text:p>0.80</text:p>
          </table:table-cell>
          <table:table-cell table:style-name="ce10" table:formula="of:=IF([raw_nonex.J27] = 1;&quot;N/A&quot;;[raw_nonex.J27])" office:value-type="float" office:value="0.3715" calcext:value-type="float">
            <text:p>0.37</text:p>
          </table:table-cell>
          <table:table-cell table:style-name="ce5" table:formula="of:=IF([$raw_time.$I27] &gt; 0;[$raw_time.$I27];&quot;N/A&quot;)" office:value-type="float" office:value="0.2215" calcext:value-type="float">
            <text:p>0.22</text:p>
          </table:table-cell>
          <table:table-cell table:style-name="ce12" table:formula="of:=IF([$raw_time.$J27] = 1;&quot;N/A&quot;;[$raw_time.$J27])" office:value-type="float" office:value="0.6379" calcext:value-type="float">
            <text:p>0.64</text:p>
          </table:table-cell>
          <table:table-cell table:style-name="ce5" table:formula="of:=IF([$raw_mem.$G27] &gt; 0;[$raw_mem.$G27];&quot;N/A&quot;)" office:value-type="string" office:string-value="N/A" calcext:value-type="string">
            <text:p>N/A</text:p>
          </table:table-cell>
          <table:table-cell table:style-name="ce13" table:formula="of:=IF([$raw_mem.$H27] = 1;&quot;N/A&quot;;[$raw_mem.$H27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8]" office:value-type="string" office:string-value="CA" calcext:value-type="string">
            <text:p>CA</text:p>
          </table:table-cell>
          <table:table-cell table:style-name="ce3" table:formula="of:=[raw_nonex.B28]" office:value-type="string" office:string-value="A" calcext:value-type="string">
            <text:p>A</text:p>
          </table:table-cell>
          <table:table-cell table:style-name="ce5" table:formula="of:=IF([raw_nonex.G28] &gt; 0;[raw_nonex.G28];&quot;N/A&quot;)" office:value-type="float" office:value="1.7217" calcext:value-type="float">
            <text:p>1.72</text:p>
          </table:table-cell>
          <table:table-cell table:style-name="ce9" table:formula="of:=IF([raw_nonex.H28] = 1;&quot;N/A&quot;;[raw_nonex.H28])" office:value-type="float" office:value="0.1895" calcext:value-type="float">
            <text:p>0.19</text:p>
          </table:table-cell>
          <table:table-cell table:style-name="ce5" table:formula="of:=IF([raw_nonex.I28] &gt; 0;[raw_nonex.I28];&quot;N/A&quot;)" office:value-type="float" office:value="2.1169" calcext:value-type="float">
            <text:p>2.12</text:p>
          </table:table-cell>
          <table:table-cell table:style-name="ce10" table:formula="of:=IF([raw_nonex.J28] = 1;&quot;N/A&quot;;[raw_nonex.J28])" office:value-type="float" office:value="0.1457" calcext:value-type="float">
            <text:p>0.15</text:p>
          </table:table-cell>
          <table:table-cell table:style-name="ce5" table:formula="of:=IF([$raw_time.$I28] &gt; 0;[$raw_time.$I28];&quot;N/A&quot;)" office:value-type="float" office:value="0.1501" calcext:value-type="float">
            <text:p>0.15</text:p>
          </table:table-cell>
          <table:table-cell table:style-name="ce12" table:formula="of:=IF([$raw_time.$J28] = 1;&quot;N/A&quot;;[$raw_time.$J28])" office:value-type="float" office:value="0.6985" calcext:value-type="float">
            <text:p>0.70</text:p>
          </table:table-cell>
          <table:table-cell table:style-name="ce5" table:formula="of:=IF([$raw_mem.$G28] &gt; 0;[$raw_mem.$G28];&quot;N/A&quot;)" office:value-type="string" office:string-value="N/A" calcext:value-type="string">
            <text:p>N/A</text:p>
          </table:table-cell>
          <table:table-cell table:style-name="ce13" table:formula="of:=IF([$raw_mem.$H28] = 1;&quot;N/A&quot;;[$raw_mem.$H28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9]" office:value-type="string" office:string-value="CA" calcext:value-type="string">
            <text:p>CA</text:p>
          </table:table-cell>
          <table:table-cell table:style-name="ce3" table:formula="of:=[raw_nonex.B29]" office:value-type="string" office:string-value="AO" calcext:value-type="string">
            <text:p>AO</text:p>
          </table:table-cell>
          <table:table-cell table:style-name="ce5" table:formula="of:=IF([raw_nonex.G29] &gt; 0;[raw_nonex.G29];&quot;N/A&quot;)" office:value-type="float" office:value="0.7459" calcext:value-type="float">
            <text:p>0.75</text:p>
          </table:table-cell>
          <table:table-cell table:style-name="ce9" table:formula="of:=IF([raw_nonex.H29] = 1;&quot;N/A&quot;;[raw_nonex.H29])" office:value-type="float" office:value="0.3878" calcext:value-type="float">
            <text:p>0.39</text:p>
          </table:table-cell>
          <table:table-cell table:style-name="ce5" table:formula="of:=IF([raw_nonex.I29] &gt; 0;[raw_nonex.I29];&quot;N/A&quot;)" office:value-type="float" office:value="0.9689" calcext:value-type="float">
            <text:p>0.97</text:p>
          </table:table-cell>
          <table:table-cell table:style-name="ce10" table:formula="of:=IF([raw_nonex.J29] = 1;&quot;N/A&quot;;[raw_nonex.J29])" office:value-type="float" office:value="0.3249" calcext:value-type="float">
            <text:p>0.32</text:p>
          </table:table-cell>
          <table:table-cell table:style-name="ce5" table:formula="of:=IF([$raw_time.$I29] &gt; 0;[$raw_time.$I29];&quot;N/A&quot;)" office:value-type="float" office:value="0.2276" calcext:value-type="float">
            <text:p>0.23</text:p>
          </table:table-cell>
          <table:table-cell table:style-name="ce12" table:formula="of:=IF([$raw_time.$J29] = 1;&quot;N/A&quot;;[$raw_time.$J29])" office:value-type="float" office:value="0.6333" calcext:value-type="float">
            <text:p>0.63</text:p>
          </table:table-cell>
          <table:table-cell table:style-name="ce5" table:formula="of:=IF([$raw_mem.$G29] &gt; 0;[$raw_mem.$G29];&quot;N/A&quot;)" office:value-type="string" office:string-value="N/A" calcext:value-type="string">
            <text:p>N/A</text:p>
          </table:table-cell>
          <table:table-cell table:style-name="ce13" table:formula="of:=IF([$raw_mem.$H29] = 1;&quot;N/A&quot;;[$raw_mem.$H29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0]" office:value-type="string" office:string-value="CA" calcext:value-type="string">
            <text:p>CA</text:p>
          </table:table-cell>
          <table:table-cell table:style-name="ce3" table:formula="of:=[raw_nonex.B30]" office:value-type="string" office:string-value="OT" calcext:value-type="string">
            <text:p>OT</text:p>
          </table:table-cell>
          <table:table-cell table:style-name="ce5" table:formula="of:=IF([raw_nonex.G30] &gt; 0;[raw_nonex.G30];&quot;N/A&quot;)" office:value-type="float" office:value="0.7114" calcext:value-type="float">
            <text:p>0.71</text:p>
          </table:table-cell>
          <table:table-cell table:style-name="ce9" table:formula="of:=IF([raw_nonex.H30] = 1;&quot;N/A&quot;;[raw_nonex.H30])" office:value-type="float" office:value="0.399" calcext:value-type="float">
            <text:p>0.40</text:p>
          </table:table-cell>
          <table:table-cell table:style-name="ce5" table:formula="of:=IF([raw_nonex.I30] &gt; 0;[raw_nonex.I30];&quot;N/A&quot;)" office:value-type="float" office:value="0.932" calcext:value-type="float">
            <text:p>0.93</text:p>
          </table:table-cell>
          <table:table-cell table:style-name="ce10" table:formula="of:=IF([raw_nonex.J30] = 1;&quot;N/A&quot;;[raw_nonex.J30])" office:value-type="float" office:value="0.3343" calcext:value-type="float">
            <text:p>0.33</text:p>
          </table:table-cell>
          <table:table-cell table:style-name="ce5" table:formula="of:=IF([$raw_time.$I30] &gt; 0;[$raw_time.$I30];&quot;N/A&quot;)" office:value-type="float" office:value="0.1242" calcext:value-type="float">
            <text:p>0.12</text:p>
          </table:table-cell>
          <table:table-cell table:style-name="ce12" table:formula="of:=IF([$raw_time.$J30] = 1;&quot;N/A&quot;;[$raw_time.$J30])" office:value-type="float" office:value="0.7245" calcext:value-type="float">
            <text:p>0.72</text:p>
          </table:table-cell>
          <table:table-cell table:style-name="ce5" table:formula="of:=IF([$raw_mem.$G30] &gt; 0;[$raw_mem.$G30];&quot;N/A&quot;)" office:value-type="string" office:string-value="N/A" calcext:value-type="string">
            <text:p>N/A</text:p>
          </table:table-cell>
          <table:table-cell table:style-name="ce13" table:formula="of:=IF([$raw_mem.$H30] = 1;&quot;N/A&quot;;[$raw_mem.$H30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1]" office:value-type="string" office:string-value="CA" calcext:value-type="string">
            <text:p>CA</text:p>
          </table:table-cell>
          <table:table-cell table:style-name="ce3" table:formula="of:=[raw_nonex.B31]" office:value-type="string" office:string-value="AT" calcext:value-type="string">
            <text:p>AT</text:p>
          </table:table-cell>
          <table:table-cell table:style-name="ce5" table:formula="of:=IF([raw_nonex.G31] &gt; 0;[raw_nonex.G31];&quot;N/A&quot;)" office:value-type="float" office:value="0.6991" calcext:value-type="float">
            <text:p>0.70</text:p>
          </table:table-cell>
          <table:table-cell table:style-name="ce9" table:formula="of:=IF([raw_nonex.H31] = 1;&quot;N/A&quot;;[raw_nonex.H31])" office:value-type="float" office:value="0.4031" calcext:value-type="float">
            <text:p>0.40</text:p>
          </table:table-cell>
          <table:table-cell table:style-name="ce5" table:formula="of:=IF([raw_nonex.I31] &gt; 0;[raw_nonex.I31];&quot;N/A&quot;)" office:value-type="float" office:value="0.3138" calcext:value-type="float">
            <text:p>0.31</text:p>
          </table:table-cell>
          <table:table-cell table:style-name="ce10" table:formula="of:=IF([raw_nonex.J31] = 1;&quot;N/A&quot;;[raw_nonex.J31])" office:value-type="float" office:value="0.5753" calcext:value-type="float">
            <text:p>0.58</text:p>
          </table:table-cell>
          <table:table-cell table:style-name="ce5" table:formula="of:=IF([$raw_time.$I31] &gt; 0;[$raw_time.$I31];&quot;N/A&quot;)" office:value-type="float" office:value="0.0014" calcext:value-type="float">
            <text:p>0.00</text:p>
          </table:table-cell>
          <table:table-cell table:style-name="ce12" table:formula="of:=IF([$raw_time.$J31] = 1;&quot;N/A&quot;;[$raw_time.$J31])" office:value-type="float" office:value="0.9703" calcext:value-type="float">
            <text:p>0.97</text:p>
          </table:table-cell>
          <table:table-cell table:style-name="ce5" table:formula="of:=IF([$raw_mem.$G31] &gt; 0;[$raw_mem.$G31];&quot;N/A&quot;)" office:value-type="string" office:string-value="N/A" calcext:value-type="string">
            <text:p>N/A</text:p>
          </table:table-cell>
          <table:table-cell table:style-name="ce13" table:formula="of:=IF([$raw_mem.$H31] = 1;&quot;N/A&quot;;[$raw_mem.$H31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2]" office:value-type="string" office:string-value="CA" calcext:value-type="string">
            <text:p>CA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IF([raw_nonex.G32] &gt; 0;[raw_nonex.G32];&quot;N/A&quot;)" office:value-type="float" office:value="0.905" calcext:value-type="float">
            <text:p>0.91</text:p>
          </table:table-cell>
          <table:table-cell table:style-name="ce9" table:formula="of:=IF([raw_nonex.H32] = 1;&quot;N/A&quot;;[raw_nonex.H32])" office:value-type="float" office:value="0.3414" calcext:value-type="float">
            <text:p>0.34</text:p>
          </table:table-cell>
          <table:table-cell table:style-name="ce5" table:formula="of:=IF([raw_nonex.I32] &gt; 0;[raw_nonex.I32];&quot;N/A&quot;)" office:value-type="float" office:value="1.0018" calcext:value-type="float">
            <text:p>1.00</text:p>
          </table:table-cell>
          <table:table-cell table:style-name="ce10" table:formula="of:=IF([raw_nonex.J32] = 1;&quot;N/A&quot;;[raw_nonex.J32])" office:value-type="float" office:value="0.3169" calcext:value-type="float">
            <text:p>0.32</text:p>
          </table:table-cell>
          <table:table-cell table:style-name="ce5" table:formula="of:=IF([$raw_time.$I32] &gt; 0;[$raw_time.$I32];&quot;N/A&quot;)" office:value-type="float" office:value="0.231" calcext:value-type="float">
            <text:p>0.23</text:p>
          </table:table-cell>
          <table:table-cell table:style-name="ce12" table:formula="of:=IF([$raw_time.$J32] = 1;&quot;N/A&quot;;[$raw_time.$J32])" office:value-type="float" office:value="0.6308" calcext:value-type="float">
            <text:p>0.63</text:p>
          </table:table-cell>
          <table:table-cell table:style-name="ce5" table:formula="of:=IF([$raw_mem.$G32] &gt; 0;[$raw_mem.$G32];&quot;N/A&quot;)" office:value-type="string" office:string-value="N/A" calcext:value-type="string">
            <text:p>N/A</text:p>
          </table:table-cell>
          <table:table-cell table:style-name="ce13" table:formula="of:=IF([$raw_mem.$H32] = 1;&quot;N/A&quot;;[$raw_mem.$H32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3]" office:value-type="string" office:string-value="O" calcext:value-type="string">
            <text:p>O</text:p>
          </table:table-cell>
          <table:table-cell table:style-name="ce3" table:formula="of:=[raw_nonex.B33]" office:value-type="string" office:string-value="A" calcext:value-type="string">
            <text:p>A</text:p>
          </table:table-cell>
          <table:table-cell table:style-name="ce5" table:formula="of:=IF([raw_nonex.G33] &gt; 0;[raw_nonex.G33];&quot;N/A&quot;)" office:value-type="float" office:value="0.1398" calcext:value-type="float">
            <text:p>0.14</text:p>
          </table:table-cell>
          <table:table-cell table:style-name="ce9" table:formula="of:=IF([raw_nonex.H33] = 1;&quot;N/A&quot;;[raw_nonex.H33])" office:value-type="float" office:value="0.7085" calcext:value-type="float">
            <text:p>0.71</text:p>
          </table:table-cell>
          <table:table-cell table:style-name="ce5" table:formula="of:=IF([raw_nonex.I33] &gt; 0;[raw_nonex.I33];&quot;N/A&quot;)" office:value-type="float" office:value="0.1524" calcext:value-type="float">
            <text:p>0.15</text:p>
          </table:table-cell>
          <table:table-cell table:style-name="ce10" table:formula="of:=IF([raw_nonex.J33] = 1;&quot;N/A&quot;;[raw_nonex.J33])" office:value-type="float" office:value="0.6963" calcext:value-type="float">
            <text:p>0.70</text:p>
          </table:table-cell>
          <table:table-cell table:style-name="ce5" table:formula="of:=IF([$raw_time.$I33] &gt; 0;[$raw_time.$I33];&quot;N/A&quot;)" office:value-type="float" office:value="0.0057" calcext:value-type="float">
            <text:p>0.01</text:p>
          </table:table-cell>
          <table:table-cell table:style-name="ce12" table:formula="of:=IF([$raw_time.$J33] = 1;&quot;N/A&quot;;[$raw_time.$J33])" office:value-type="float" office:value="0.9397" calcext:value-type="float">
            <text:p>0.94</text:p>
          </table:table-cell>
          <table:table-cell table:style-name="ce5" table:formula="of:=IF([$raw_mem.$G33] &gt; 0;[$raw_mem.$G33];&quot;N/A&quot;)" office:value-type="string" office:string-value="N/A" calcext:value-type="string">
            <text:p>N/A</text:p>
          </table:table-cell>
          <table:table-cell table:style-name="ce13" table:formula="of:=IF([$raw_mem.$H33] = 1;&quot;N/A&quot;;[$raw_mem.$H33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4]" office:value-type="string" office:string-value="O" calcext:value-type="string">
            <text:p>O</text:p>
          </table:table-cell>
          <table:table-cell table:style-name="ce3" table:formula="of:=[raw_nonex.B34]" office:value-type="string" office:string-value="AO" calcext:value-type="string">
            <text:p>AO</text:p>
          </table:table-cell>
          <table:table-cell table:style-name="ce5" table:formula="of:=IF([raw_nonex.G34] &gt; 0;[raw_nonex.G34];&quot;N/A&quot;)" office:value-type="float" office:value="0.0282" calcext:value-type="float">
            <text:p>0.03</text:p>
          </table:table-cell>
          <table:table-cell table:style-name="ce9" table:formula="of:=IF([raw_nonex.H34] = 1;&quot;N/A&quot;;[raw_nonex.H34])" office:value-type="float" office:value="0.8666" calcext:value-type="float">
            <text:p>0.87</text:p>
          </table:table-cell>
          <table:table-cell table:style-name="ce5" table:formula="of:=IF([raw_nonex.I34] &gt; 0;[raw_nonex.I34];&quot;N/A&quot;)" office:value-type="float" office:value="0.0652" calcext:value-type="float">
            <text:p>0.07</text:p>
          </table:table-cell>
          <table:table-cell table:style-name="ce10" table:formula="of:=IF([raw_nonex.J34] = 1;&quot;N/A&quot;;[raw_nonex.J34])" office:value-type="float" office:value="0.7984" calcext:value-type="float">
            <text:p>0.80</text:p>
          </table:table-cell>
          <table:table-cell table:style-name="ce5" table:formula="of:=IF([$raw_time.$I34] &gt; 0;[$raw_time.$I34];&quot;N/A&quot;)" office:value-type="float" office:value="0.0008" calcext:value-type="float">
            <text:p>0.00</text:p>
          </table:table-cell>
          <table:table-cell table:style-name="ce12" table:formula="of:=IF([$raw_time.$J34] = 1;&quot;N/A&quot;;[$raw_time.$J34])" office:value-type="float" office:value="0.9777" calcext:value-type="float">
            <text:p>0.98</text:p>
          </table:table-cell>
          <table:table-cell table:style-name="ce5" table:formula="of:=IF([$raw_mem.$G34] &gt; 0;[$raw_mem.$G34];&quot;N/A&quot;)" office:value-type="string" office:string-value="N/A" calcext:value-type="string">
            <text:p>N/A</text:p>
          </table:table-cell>
          <table:table-cell table:style-name="ce13" table:formula="of:=IF([$raw_mem.$H34] = 1;&quot;N/A&quot;;[$raw_mem.$H34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5]" office:value-type="string" office:string-value="O" calcext:value-type="string">
            <text:p>O</text:p>
          </table:table-cell>
          <table:table-cell table:style-name="ce3" table:formula="of:=[raw_nonex.B35]" office:value-type="string" office:string-value="OT" calcext:value-type="string">
            <text:p>OT</text:p>
          </table:table-cell>
          <table:table-cell table:style-name="ce5" table:formula="of:=IF([raw_nonex.G35] &gt; 0;[raw_nonex.G35];&quot;N/A&quot;)" office:value-type="float" office:value="0.04" calcext:value-type="float">
            <text:p>0.04</text:p>
          </table:table-cell>
          <table:table-cell table:style-name="ce9" table:formula="of:=IF([raw_nonex.H35] = 1;&quot;N/A&quot;;[raw_nonex.H35])" office:value-type="float" office:value="0.8415" calcext:value-type="float">
            <text:p>0.84</text:p>
          </table:table-cell>
          <table:table-cell table:style-name="ce5" table:formula="of:=IF([raw_nonex.I35] &gt; 0;[raw_nonex.I35];&quot;N/A&quot;)" office:value-type="float" office:value="0.0023" calcext:value-type="float">
            <text:p>0.00</text:p>
          </table:table-cell>
          <table:table-cell table:style-name="ce10" table:formula="of:=IF([raw_nonex.J35] = 1;&quot;N/A&quot;;[raw_nonex.J35])" office:value-type="float" office:value="0.9618" calcext:value-type="float">
            <text:p>0.96</text:p>
          </table:table-cell>
          <table:table-cell table:style-name="ce5" table:formula="of:=IF([$raw_time.$I35] &gt; 0;[$raw_time.$I35];&quot;N/A&quot;)" office:value-type="float" office:value="0.0312" calcext:value-type="float">
            <text:p>0.03</text:p>
          </table:table-cell>
          <table:table-cell table:style-name="ce12" table:formula="of:=IF([$raw_time.$J35] = 1;&quot;N/A&quot;;[$raw_time.$J35])" office:value-type="float" office:value="0.8598" calcext:value-type="float">
            <text:p>0.86</text:p>
          </table:table-cell>
          <table:table-cell table:style-name="ce5" table:formula="of:=IF([$raw_mem.$G35] &gt; 0;[$raw_mem.$G35];&quot;N/A&quot;)" office:value-type="string" office:string-value="N/A" calcext:value-type="string">
            <text:p>N/A</text:p>
          </table:table-cell>
          <table:table-cell table:style-name="ce13" table:formula="of:=IF([$raw_mem.$H35] = 1;&quot;N/A&quot;;[$raw_mem.$H35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6]" office:value-type="string" office:string-value="O" calcext:value-type="string">
            <text:p>O</text:p>
          </table:table-cell>
          <table:table-cell table:style-name="ce3" table:formula="of:=[raw_nonex.B36]" office:value-type="string" office:string-value="AT" calcext:value-type="string">
            <text:p>AT</text:p>
          </table:table-cell>
          <table:table-cell table:style-name="ce5" table:formula="of:=IF([raw_nonex.G36] &gt; 0;[raw_nonex.G36];&quot;N/A&quot;)" office:value-type="float" office:value="0.0021" calcext:value-type="float">
            <text:p>0.00</text:p>
          </table:table-cell>
          <table:table-cell table:style-name="ce9" table:formula="of:=IF([raw_nonex.H36] = 1;&quot;N/A&quot;;[raw_nonex.H36])" office:value-type="float" office:value="0.9632" calcext:value-type="float">
            <text:p>0.96</text:p>
          </table:table-cell>
          <table:table-cell table:style-name="ce5" table:formula="of:=IF([raw_nonex.I36] &gt; 0;[raw_nonex.I36];&quot;N/A&quot;)" office:value-type="float" office:value="0.1291" calcext:value-type="float">
            <text:p>0.13</text:p>
          </table:table-cell>
          <table:table-cell table:style-name="ce10" table:formula="of:=IF([raw_nonex.J36] = 1;&quot;N/A&quot;;[raw_nonex.J36])" office:value-type="float" office:value="0.7194" calcext:value-type="float">
            <text:p>0.72</text:p>
          </table:table-cell>
          <table:table-cell table:style-name="ce5" table:formula="of:=IF([$raw_time.$I36] &gt; 0;[$raw_time.$I36];&quot;N/A&quot;)" office:value-type="float" office:value="0.1635" calcext:value-type="float">
            <text:p>0.16</text:p>
          </table:table-cell>
          <table:table-cell table:style-name="ce12" table:formula="of:=IF([$raw_time.$J36] = 1;&quot;N/A&quot;;[$raw_time.$J36])" office:value-type="float" office:value="0.6859" calcext:value-type="float">
            <text:p>0.69</text:p>
          </table:table-cell>
          <table:table-cell table:style-name="ce5" table:formula="of:=IF([$raw_mem.$G36] &gt; 0;[$raw_mem.$G36];&quot;N/A&quot;)" office:value-type="string" office:string-value="N/A" calcext:value-type="string">
            <text:p>N/A</text:p>
          </table:table-cell>
          <table:table-cell table:style-name="ce13" table:formula="of:=IF([$raw_mem.$H36] = 1;&quot;N/A&quot;;[$raw_mem.$H36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7]" office:value-type="string" office:string-value="O" calcext:value-type="string">
            <text:p>O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IF([raw_nonex.G37] &gt; 0;[raw_nonex.G37];&quot;N/A&quot;)" office:value-type="float" office:value="0.1092" calcext:value-type="float">
            <text:p>0.11</text:p>
          </table:table-cell>
          <table:table-cell table:style-name="ce9" table:formula="of:=IF([raw_nonex.H37] = 1;&quot;N/A&quot;;[raw_nonex.H37])" office:value-type="float" office:value="0.7411" calcext:value-type="float">
            <text:p>0.74</text:p>
          </table:table-cell>
          <table:table-cell table:style-name="ce5" table:formula="of:=IF([raw_nonex.I37] &gt; 0;[raw_nonex.I37];&quot;N/A&quot;)" office:value-type="float" office:value="0.0169" calcext:value-type="float">
            <text:p>0.02</text:p>
          </table:table-cell>
          <table:table-cell table:style-name="ce10" table:formula="of:=IF([raw_nonex.J37] = 1;&quot;N/A&quot;;[raw_nonex.J37])" office:value-type="float" office:value="0.8965" calcext:value-type="float">
            <text:p>0.90</text:p>
          </table:table-cell>
          <table:table-cell table:style-name="ce5" table:formula="of:=IF([$raw_time.$I37] &gt; 0;[$raw_time.$I37];&quot;N/A&quot;)" office:value-type="string" office:string-value="N/A" calcext:value-type="string">
            <text:p>N/A</text:p>
          </table:table-cell>
          <table:table-cell table:style-name="ce12" table:formula="of:=IF([$raw_time.$J37] = 1;&quot;N/A&quot;;[$raw_time.$J37])" office:value-type="string" office:string-value="N/A" calcext:value-type="string">
            <text:p>N/A</text:p>
          </table:table-cell>
          <table:table-cell table:style-name="ce5" table:formula="of:=IF([$raw_mem.$G37] &gt; 0;[$raw_mem.$G37];&quot;N/A&quot;)" office:value-type="string" office:string-value="N/A" calcext:value-type="string">
            <text:p>N/A</text:p>
          </table:table-cell>
          <table:table-cell table:style-name="ce13" table:formula="of:=IF([$raw_mem.$H37] = 1;&quot;N/A&quot;;[$raw_mem.$H37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8]" office:value-type="string" office:string-value="A" calcext:value-type="string">
            <text:p>A</text:p>
          </table:table-cell>
          <table:table-cell table:style-name="ce3" table:formula="of:=[raw_nonex.B38]" office:value-type="string" office:string-value="AO" calcext:value-type="string">
            <text:p>AO</text:p>
          </table:table-cell>
          <table:table-cell table:style-name="ce5" table:formula="of:=IF([raw_nonex.G38] &gt; 0;[raw_nonex.G38];&quot;N/A&quot;)" office:value-type="float" office:value="0.1092" calcext:value-type="float">
            <text:p>0.11</text:p>
          </table:table-cell>
          <table:table-cell table:style-name="ce9" table:formula="of:=IF([raw_nonex.H38] = 1;&quot;N/A&quot;;[raw_nonex.H38])" office:value-type="float" office:value="0.7411" calcext:value-type="float">
            <text:p>0.74</text:p>
          </table:table-cell>
          <table:table-cell table:style-name="ce5" table:formula="of:=IF([raw_nonex.I38] &gt; 0;[raw_nonex.I38];&quot;N/A&quot;)" office:value-type="float" office:value="0.127" calcext:value-type="float">
            <text:p>0.13</text:p>
          </table:table-cell>
          <table:table-cell table:style-name="ce10" table:formula="of:=IF([raw_nonex.J38] = 1;&quot;N/A&quot;;[raw_nonex.J38])" office:value-type="float" office:value="0.7216" calcext:value-type="float">
            <text:p>0.72</text:p>
          </table:table-cell>
          <table:table-cell table:style-name="ce5" table:formula="of:=IF([$raw_time.$I38] &gt; 0;[$raw_time.$I38];&quot;N/A&quot;)" office:value-type="float" office:value="0.0018" calcext:value-type="float">
            <text:p>0.00</text:p>
          </table:table-cell>
          <table:table-cell table:style-name="ce12" table:formula="of:=IF([$raw_time.$J38] = 1;&quot;N/A&quot;;[$raw_time.$J38])" office:value-type="float" office:value="0.9661" calcext:value-type="float">
            <text:p>0.97</text:p>
          </table:table-cell>
          <table:table-cell table:style-name="ce5" table:formula="of:=IF([$raw_mem.$G38] &gt; 0;[$raw_mem.$G38];&quot;N/A&quot;)" office:value-type="string" office:string-value="N/A" calcext:value-type="string">
            <text:p>N/A</text:p>
          </table:table-cell>
          <table:table-cell table:style-name="ce13" table:formula="of:=IF([$raw_mem.$H38] = 1;&quot;N/A&quot;;[$raw_mem.$H38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9]" office:value-type="string" office:string-value="A" calcext:value-type="string">
            <text:p>A</text:p>
          </table:table-cell>
          <table:table-cell table:style-name="ce3" table:formula="of:=[raw_nonex.B39]" office:value-type="string" office:string-value="OT" calcext:value-type="string">
            <text:p>OT</text:p>
          </table:table-cell>
          <table:table-cell table:style-name="ce5" table:formula="of:=IF([raw_nonex.G39] &gt; 0;[raw_nonex.G39];&quot;N/A&quot;)" office:value-type="float" office:value="0.1274" calcext:value-type="float">
            <text:p>0.13</text:p>
          </table:table-cell>
          <table:table-cell table:style-name="ce9" table:formula="of:=IF([raw_nonex.H39] = 1;&quot;N/A&quot;;[raw_nonex.H39])" office:value-type="float" office:value="0.7212" calcext:value-type="float">
            <text:p>0.72</text:p>
          </table:table-cell>
          <table:table-cell table:style-name="ce5" table:formula="of:=IF([raw_nonex.I39] &gt; 0;[raw_nonex.I39];&quot;N/A&quot;)" office:value-type="float" office:value="0.1679" calcext:value-type="float">
            <text:p>0.17</text:p>
          </table:table-cell>
          <table:table-cell table:style-name="ce10" table:formula="of:=IF([raw_nonex.J39] = 1;&quot;N/A&quot;;[raw_nonex.J39])" office:value-type="float" office:value="0.682" calcext:value-type="float">
            <text:p>0.68</text:p>
          </table:table-cell>
          <table:table-cell table:style-name="ce5" table:formula="of:=IF([$raw_time.$I39] &gt; 0;[$raw_time.$I39];&quot;N/A&quot;)" office:value-type="float" office:value="0.0146" calcext:value-type="float">
            <text:p>0.01</text:p>
          </table:table-cell>
          <table:table-cell table:style-name="ce12" table:formula="of:=IF([$raw_time.$J39] = 1;&quot;N/A&quot;;[$raw_time.$J39])" office:value-type="float" office:value="0.9038" calcext:value-type="float">
            <text:p>0.90</text:p>
          </table:table-cell>
          <table:table-cell table:style-name="ce5" table:formula="of:=IF([$raw_mem.$G39] &gt; 0;[$raw_mem.$G39];&quot;N/A&quot;)" office:value-type="string" office:string-value="N/A" calcext:value-type="string">
            <text:p>N/A</text:p>
          </table:table-cell>
          <table:table-cell table:style-name="ce13" table:formula="of:=IF([$raw_mem.$H39] = 1;&quot;N/A&quot;;[$raw_mem.$H39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0]" office:value-type="string" office:string-value="A" calcext:value-type="string">
            <text:p>A</text:p>
          </table:table-cell>
          <table:table-cell table:style-name="ce3" table:formula="of:=[raw_nonex.B40]" office:value-type="string" office:string-value="AT" calcext:value-type="string">
            <text:p>AT</text:p>
          </table:table-cell>
          <table:table-cell table:style-name="ce5" table:formula="of:=IF([raw_nonex.G40] &gt; 0;[raw_nonex.G40];&quot;N/A&quot;)" office:value-type="float" office:value="0.4111" calcext:value-type="float">
            <text:p>0.41</text:p>
          </table:table-cell>
          <table:table-cell table:style-name="ce9" table:formula="of:=IF([raw_nonex.H40] = 1;&quot;N/A&quot;;[raw_nonex.H40])" office:value-type="float" office:value="0.5214" calcext:value-type="float">
            <text:p>0.52</text:p>
          </table:table-cell>
          <table:table-cell table:style-name="ce5" table:formula="of:=IF([raw_nonex.I40] &gt; 0;[raw_nonex.I40];&quot;N/A&quot;)" office:value-type="float" office:value="0.8434" calcext:value-type="float">
            <text:p>0.84</text:p>
          </table:table-cell>
          <table:table-cell table:style-name="ce10" table:formula="of:=IF([raw_nonex.J40] = 1;&quot;N/A&quot;;[raw_nonex.J40])" office:value-type="float" office:value="0.3584" calcext:value-type="float">
            <text:p>0.36</text:p>
          </table:table-cell>
          <table:table-cell table:style-name="ce5" table:formula="of:=IF([$raw_time.$I40] &gt; 0;[$raw_time.$I40];&quot;N/A&quot;)" office:value-type="float" office:value="0.1426" calcext:value-type="float">
            <text:p>0.14</text:p>
          </table:table-cell>
          <table:table-cell table:style-name="ce12" table:formula="of:=IF([$raw_time.$J40] = 1;&quot;N/A&quot;;[$raw_time.$J40])" office:value-type="float" office:value="0.7057" calcext:value-type="float">
            <text:p>0.71</text:p>
          </table:table-cell>
          <table:table-cell table:style-name="ce5" table:formula="of:=IF([$raw_mem.$G40] &gt; 0;[$raw_mem.$G40];&quot;N/A&quot;)" office:value-type="string" office:string-value="N/A" calcext:value-type="string">
            <text:p>N/A</text:p>
          </table:table-cell>
          <table:table-cell table:style-name="ce13" table:formula="of:=IF([$raw_mem.$H40] = 1;&quot;N/A&quot;;[$raw_mem.$H40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1]" office:value-type="string" office:string-value="A" calcext:value-type="string">
            <text:p>A</text:p>
          </table:table-cell>
          <table:table-cell table:style-name="ce3" table:formula="of:=[raw_nonex.B41]" office:value-type="string" office:string-value="AOT" calcext:value-type="string">
            <text:p>AOT</text:p>
          </table:table-cell>
          <table:table-cell table:style-name="ce5" table:formula="of:=IF([raw_nonex.G41] &gt; 0;[raw_nonex.G41];&quot;N/A&quot;)" office:value-type="float" office:value="0.1029" calcext:value-type="float">
            <text:p>0.10</text:p>
          </table:table-cell>
          <table:table-cell table:style-name="ce9" table:formula="of:=IF([raw_nonex.H41] = 1;&quot;N/A&quot;;[raw_nonex.H41])" office:value-type="float" office:value="0.7483" calcext:value-type="float">
            <text:p>0.75</text:p>
          </table:table-cell>
          <table:table-cell table:style-name="ce5" table:formula="of:=IF([raw_nonex.I41] &gt; 0;[raw_nonex.I41];&quot;N/A&quot;)" office:value-type="float" office:value="0.2079" calcext:value-type="float">
            <text:p>0.21</text:p>
          </table:table-cell>
          <table:table-cell table:style-name="ce10" table:formula="of:=IF([raw_nonex.J41] = 1;&quot;N/A&quot;;[raw_nonex.J41])" office:value-type="float" office:value="0.6484" calcext:value-type="float">
            <text:p>0.65</text:p>
          </table:table-cell>
          <table:table-cell table:style-name="ce5" table:formula="of:=IF([$raw_time.$I41] &gt; 0;[$raw_time.$I41];&quot;N/A&quot;)" office:value-type="float" office:value="0.0039" calcext:value-type="float">
            <text:p>0.00</text:p>
          </table:table-cell>
          <table:table-cell table:style-name="ce12" table:formula="of:=IF([$raw_time.$J41] = 1;&quot;N/A&quot;;[$raw_time.$J41])" office:value-type="float" office:value="0.9501" calcext:value-type="float">
            <text:p>0.95</text:p>
          </table:table-cell>
          <table:table-cell table:style-name="ce5" table:formula="of:=IF([$raw_mem.$G41] &gt; 0;[$raw_mem.$G41];&quot;N/A&quot;)" office:value-type="string" office:string-value="N/A" calcext:value-type="string">
            <text:p>N/A</text:p>
          </table:table-cell>
          <table:table-cell table:style-name="ce13" table:formula="of:=IF([$raw_mem.$H41] = 1;&quot;N/A&quot;;[$raw_mem.$H41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2]" office:value-type="string" office:string-value="AO" calcext:value-type="string">
            <text:p>AO</text:p>
          </table:table-cell>
          <table:table-cell table:style-name="ce3" table:formula="of:=[raw_nonex.B42]" office:value-type="string" office:string-value="OT" calcext:value-type="string">
            <text:p>OT</text:p>
          </table:table-cell>
          <table:table-cell table:style-name="ce5" table:formula="of:=IF([raw_nonex.G42] &gt; 0;[raw_nonex.G42];&quot;N/A&quot;)" office:value-type="float" office:value="0.0055" calcext:value-type="float">
            <text:p>0.01</text:p>
          </table:table-cell>
          <table:table-cell table:style-name="ce9" table:formula="of:=IF([raw_nonex.H42] = 1;&quot;N/A&quot;;[raw_nonex.H42])" office:value-type="float" office:value="0.9411" calcext:value-type="float">
            <text:p>0.94</text:p>
          </table:table-cell>
          <table:table-cell table:style-name="ce5" table:formula="of:=IF([raw_nonex.I42] &gt; 0;[raw_nonex.I42];&quot;N/A&quot;)" office:value-type="float" office:value="0.0024" calcext:value-type="float">
            <text:p>0.00</text:p>
          </table:table-cell>
          <table:table-cell table:style-name="ce10" table:formula="of:=IF([raw_nonex.J42] = 1;&quot;N/A&quot;;[raw_nonex.J42])" office:value-type="float" office:value="0.9608" calcext:value-type="float">
            <text:p>0.96</text:p>
          </table:table-cell>
          <table:table-cell table:style-name="ce5" table:formula="of:=IF([$raw_time.$I42] &gt; 0;[$raw_time.$I42];&quot;N/A&quot;)" office:value-type="float" office:value="0.0341" calcext:value-type="float">
            <text:p>0.03</text:p>
          </table:table-cell>
          <table:table-cell table:style-name="ce12" table:formula="of:=IF([$raw_time.$J42] = 1;&quot;N/A&quot;;[$raw_time.$J42])" office:value-type="float" office:value="0.8535" calcext:value-type="float">
            <text:p>0.85</text:p>
          </table:table-cell>
          <table:table-cell table:style-name="ce5" table:formula="of:=IF([$raw_mem.$G42] &gt; 0;[$raw_mem.$G42];&quot;N/A&quot;)" office:value-type="string" office:string-value="N/A" calcext:value-type="string">
            <text:p>N/A</text:p>
          </table:table-cell>
          <table:table-cell table:style-name="ce13" table:formula="of:=IF([$raw_mem.$H42] = 1;&quot;N/A&quot;;[$raw_mem.$H42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3]" office:value-type="string" office:string-value="AO" calcext:value-type="string">
            <text:p>AO</text:p>
          </table:table-cell>
          <table:table-cell table:style-name="ce3" table:formula="of:=[raw_nonex.B43]" office:value-type="string" office:string-value="AT" calcext:value-type="string">
            <text:p>AT</text:p>
          </table:table-cell>
          <table:table-cell table:style-name="ce5" table:formula="of:=IF([raw_nonex.G43] &gt; 0;[raw_nonex.G43];&quot;N/A&quot;)" office:value-type="float" office:value="0.0001" calcext:value-type="float">
            <text:p>0.00</text:p>
          </table:table-cell>
          <table:table-cell table:style-name="ce9" table:formula="of:=IF([raw_nonex.H43] = 1;&quot;N/A&quot;;[raw_nonex.H43])" office:value-type="float" office:value="0.9924" calcext:value-type="float">
            <text:p>0.99</text:p>
          </table:table-cell>
          <table:table-cell table:style-name="ce5" table:formula="of:=IF([raw_nonex.I43] &gt; 0;[raw_nonex.I43];&quot;N/A&quot;)" office:value-type="float" office:value="0.1433" calcext:value-type="float">
            <text:p>0.14</text:p>
          </table:table-cell>
          <table:table-cell table:style-name="ce10" table:formula="of:=IF([raw_nonex.J43] = 1;&quot;N/A&quot;;[raw_nonex.J43])" office:value-type="float" office:value="0.705" calcext:value-type="float">
            <text:p>0.71</text:p>
          </table:table-cell>
          <table:table-cell table:style-name="ce5" table:formula="of:=IF([$raw_time.$I43] &gt; 0;[$raw_time.$I43];&quot;N/A&quot;)" office:value-type="float" office:value="0.2268" calcext:value-type="float">
            <text:p>0.23</text:p>
          </table:table-cell>
          <table:table-cell table:style-name="ce12" table:formula="of:=IF([$raw_time.$J43] = 1;&quot;N/A&quot;;[$raw_time.$J43])" office:value-type="float" office:value="0.6339" calcext:value-type="float">
            <text:p>0.63</text:p>
          </table:table-cell>
          <table:table-cell table:style-name="ce5" table:formula="of:=IF([$raw_mem.$G43] &gt; 0;[$raw_mem.$G43];&quot;N/A&quot;)" office:value-type="string" office:string-value="N/A" calcext:value-type="string">
            <text:p>N/A</text:p>
          </table:table-cell>
          <table:table-cell table:style-name="ce13" table:formula="of:=IF([$raw_mem.$H43] = 1;&quot;N/A&quot;;[$raw_mem.$H43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4]" office:value-type="string" office:string-value="AO" calcext:value-type="string">
            <text:p>AO</text:p>
          </table:table-cell>
          <table:table-cell table:style-name="ce3" table:formula="of:=[raw_nonex.B44]" office:value-type="string" office:string-value="AOT" calcext:value-type="string">
            <text:p>AOT</text:p>
          </table:table-cell>
          <table:table-cell table:style-name="ce5" table:formula="of:=IF([raw_nonex.G44] &gt; 0;[raw_nonex.G44];&quot;N/A&quot;)" office:value-type="float" office:value="0.05" calcext:value-type="float">
            <text:p>0.05</text:p>
          </table:table-cell>
          <table:table-cell table:style-name="ce9" table:formula="of:=IF([raw_nonex.H44] = 1;&quot;N/A&quot;;[raw_nonex.H44])" office:value-type="float" office:value="0.8231" calcext:value-type="float">
            <text:p>0.82</text:p>
          </table:table-cell>
          <table:table-cell table:style-name="ce5" table:formula="of:=IF([raw_nonex.I44] &gt; 0;[raw_nonex.I44];&quot;N/A&quot;)" office:value-type="float" office:value="0.0257" calcext:value-type="float">
            <text:p>0.03</text:p>
          </table:table-cell>
          <table:table-cell table:style-name="ce10" table:formula="of:=IF([raw_nonex.J44] = 1;&quot;N/A&quot;;[raw_nonex.J44])" office:value-type="float" office:value="0.8726" calcext:value-type="float">
            <text:p>0.87</text:p>
          </table:table-cell>
          <table:table-cell table:style-name="ce5" table:formula="of:=IF([$raw_time.$I44] &gt; 0;[$raw_time.$I44];&quot;N/A&quot;)" office:value-type="float" office:value="0.0001" calcext:value-type="float">
            <text:p>0.00</text:p>
          </table:table-cell>
          <table:table-cell table:style-name="ce12" table:formula="of:=IF([$raw_time.$J44] = 1;&quot;N/A&quot;;[$raw_time.$J44])" office:value-type="float" office:value="0.9935" calcext:value-type="float">
            <text:p>0.99</text:p>
          </table:table-cell>
          <table:table-cell table:style-name="ce5" table:formula="of:=IF([$raw_mem.$G44] &gt; 0;[$raw_mem.$G44];&quot;N/A&quot;)" office:value-type="string" office:string-value="N/A" calcext:value-type="string">
            <text:p>N/A</text:p>
          </table:table-cell>
          <table:table-cell table:style-name="ce13" table:formula="of:=IF([$raw_mem.$H44] = 1;&quot;N/A&quot;;[$raw_mem.$H44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5]" office:value-type="string" office:string-value="OT" calcext:value-type="string">
            <text:p>OT</text:p>
          </table:table-cell>
          <table:table-cell table:style-name="ce3" table:formula="of:=[raw_nonex.B45]" office:value-type="string" office:string-value="AT" calcext:value-type="string">
            <text:p>AT</text:p>
          </table:table-cell>
          <table:table-cell table:style-name="ce5" table:formula="of:=IF([raw_nonex.G45] &gt; 0;[raw_nonex.G45];&quot;N/A&quot;)" office:value-type="float" office:value="0.0004" calcext:value-type="float">
            <text:p>0.00</text:p>
          </table:table-cell>
          <table:table-cell table:style-name="ce9" table:formula="of:=IF([raw_nonex.H45] = 1;&quot;N/A&quot;;[raw_nonex.H45])" office:value-type="float" office:value="0.9849" calcext:value-type="float">
            <text:p>0.98</text:p>
          </table:table-cell>
          <table:table-cell table:style-name="ce5" table:formula="of:=IF([raw_nonex.I45] &gt; 0;[raw_nonex.I45];&quot;N/A&quot;)" office:value-type="float" office:value="0.0702" calcext:value-type="float">
            <text:p>0.07</text:p>
          </table:table-cell>
          <table:table-cell table:style-name="ce10" table:formula="of:=IF([raw_nonex.J45] = 1;&quot;N/A&quot;;[raw_nonex.J45])" office:value-type="float" office:value="0.791" calcext:value-type="float">
            <text:p>0.79</text:p>
          </table:table-cell>
          <table:table-cell table:style-name="ce5" table:formula="of:=IF([$raw_time.$I45] &gt; 0;[$raw_time.$I45];&quot;N/A&quot;)" office:value-type="float" office:value="0.0787" calcext:value-type="float">
            <text:p>0.08</text:p>
          </table:table-cell>
          <table:table-cell table:style-name="ce12" table:formula="of:=IF([$raw_time.$J45] = 1;&quot;N/A&quot;;[$raw_time.$J45])" office:value-type="float" office:value="0.779" calcext:value-type="float">
            <text:p>0.78</text:p>
          </table:table-cell>
          <table:table-cell table:style-name="ce5" table:formula="of:=IF([$raw_mem.$G45] &gt; 0;[$raw_mem.$G45];&quot;N/A&quot;)" office:value-type="string" office:string-value="N/A" calcext:value-type="string">
            <text:p>N/A</text:p>
          </table:table-cell>
          <table:table-cell table:style-name="ce13" table:formula="of:=IF([$raw_mem.$H45] = 1;&quot;N/A&quot;;[$raw_mem.$H45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6]" office:value-type="string" office:string-value="OT" calcext:value-type="string">
            <text:p>OT</text:p>
          </table:table-cell>
          <table:table-cell table:style-name="ce3" table:formula="of:=[raw_nonex.B46]" office:value-type="string" office:string-value="AOT" calcext:value-type="string">
            <text:p>AOT</text:p>
          </table:table-cell>
          <table:table-cell table:style-name="ce5" table:formula="of:=IF([raw_nonex.G46] &gt; 0;[raw_nonex.G46];&quot;N/A&quot;)" office:value-type="float" office:value="0.067" calcext:value-type="float">
            <text:p>0.07</text:p>
          </table:table-cell>
          <table:table-cell table:style-name="ce9" table:formula="of:=IF([raw_nonex.H46] = 1;&quot;N/A&quot;;[raw_nonex.H46])" office:value-type="float" office:value="0.7957" calcext:value-type="float">
            <text:p>0.80</text:p>
          </table:table-cell>
          <table:table-cell table:style-name="ce5" table:formula="of:=IF([raw_nonex.I46] &gt; 0;[raw_nonex.I46];&quot;N/A&quot;)" office:value-type="float" office:value="0.0029" calcext:value-type="float">
            <text:p>0.00</text:p>
          </table:table-cell>
          <table:table-cell table:style-name="ce10" table:formula="of:=IF([raw_nonex.J46] = 1;&quot;N/A&quot;;[raw_nonex.J46])" office:value-type="float" office:value="0.9574" calcext:value-type="float">
            <text:p>0.96</text:p>
          </table:table-cell>
          <table:table-cell table:style-name="ce5" table:formula="of:=IF([$raw_time.$I46] &gt; 0;[$raw_time.$I46];&quot;N/A&quot;)" office:value-type="float" office:value="0.0486" calcext:value-type="float">
            <text:p>0.05</text:p>
          </table:table-cell>
          <table:table-cell table:style-name="ce12" table:formula="of:=IF([$raw_time.$J46] = 1;&quot;N/A&quot;;[$raw_time.$J46])" office:value-type="float" office:value="0.8255" calcext:value-type="float">
            <text:p>0.83</text:p>
          </table:table-cell>
          <table:table-cell table:style-name="ce5" table:formula="of:=IF([$raw_mem.$G46] &gt; 0;[$raw_mem.$G46];&quot;N/A&quot;)" office:value-type="string" office:string-value="N/A" calcext:value-type="string">
            <text:p>N/A</text:p>
          </table:table-cell>
          <table:table-cell table:style-name="ce13" table:formula="of:=IF([$raw_mem.$H46] = 1;&quot;N/A&quot;;[$raw_mem.$H46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7]" office:value-type="string" office:string-value="AT" calcext:value-type="string">
            <text:p>AT</text:p>
          </table:table-cell>
          <table:table-cell table:style-name="ce3" table:formula="of:=[raw_nonex.B47]" office:value-type="string" office:string-value="AOT" calcext:value-type="string">
            <text:p>AOT</text:p>
          </table:table-cell>
          <table:table-cell table:style-name="ce5" table:formula="of:=IF([raw_nonex.G47] &gt; 0;[raw_nonex.G47];&quot;N/A&quot;)" office:value-type="float" office:value="0.0087" calcext:value-type="float">
            <text:p>0.01</text:p>
          </table:table-cell>
          <table:table-cell table:style-name="ce9" table:formula="of:=IF([raw_nonex.H47] = 1;&quot;N/A&quot;;[raw_nonex.H47])" office:value-type="float" office:value="0.9258" calcext:value-type="float">
            <text:p>0.93</text:p>
          </table:table-cell>
          <table:table-cell table:style-name="ce5" table:formula="of:=IF([raw_nonex.I47] &gt; 0;[raw_nonex.I47];&quot;N/A&quot;)" office:value-type="float" office:value="0.116" calcext:value-type="float">
            <text:p>0.12</text:p>
          </table:table-cell>
          <table:table-cell table:style-name="ce10" table:formula="of:=IF([raw_nonex.J47] = 1;&quot;N/A&quot;;[raw_nonex.J47])" office:value-type="float" office:value="0.7335" calcext:value-type="float">
            <text:p>0.73</text:p>
          </table:table-cell>
          <table:table-cell table:style-name="ce5" table:formula="of:=IF([$raw_time.$I47] &gt; 0;[$raw_time.$I47];&quot;N/A&quot;)" office:value-type="float" office:value="0.2345" calcext:value-type="float">
            <text:p>0.23</text:p>
          </table:table-cell>
          <table:table-cell table:style-name="ce12" table:formula="of:=IF([$raw_time.$J47] = 1;&quot;N/A&quot;;[$raw_time.$J47])" office:value-type="float" office:value="0.6282" calcext:value-type="float">
            <text:p>0.63</text:p>
          </table:table-cell>
          <table:table-cell table:style-name="ce5" table:formula="of:=IF([$raw_mem.$G47] &gt; 0;[$raw_mem.$G47];&quot;N/A&quot;)" office:value-type="string" office:string-value="N/A" calcext:value-type="string">
            <text:p>N/A</text:p>
          </table:table-cell>
          <table:table-cell table:style-name="ce13" table:formula="of:=IF([$raw_mem.$H47] = 1;&quot;N/A&quot;;[$raw_mem.$H47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ail.D4:fail.D48">
            <calcext:condition calcext:apply-style-name="Untitled2" calcext:value="&lt;=0.05" calcext:base-cell-address="fail.D4"/>
          </calcext:conditional-format>
          <calcext:conditional-format calcext:target-range-address="fail.F4:fail.F48">
            <calcext:condition calcext:apply-style-name="Untitled2" calcext:value="&lt;=0.05" calcext:base-cell-address="fail.F4"/>
          </calcext:conditional-format>
          <calcext:conditional-format calcext:target-range-address="fail.H3:fail.H48">
            <calcext:condition calcext:apply-style-name="Untitled2" calcext:value="&lt;=0.05" calcext:base-cell-address="fail.H3"/>
          </calcext:conditional-format>
          <calcext:conditional-format calcext:target-range-address="fail.H4:fail.H48">
            <calcext:condition calcext:apply-style-name="Untitled2" calcext:value="&lt;=0.05" calcext:base-cell-address="fail.H4"/>
          </calcext:conditional-format>
          <calcext:conditional-format calcext:target-range-address="fail.J4:fail.J48">
            <calcext:condition calcext:apply-style-name="Untitled2" calcext:value="&lt;=0.05" calcext:base-cell-address="fail.J4"/>
          </calcext:conditional-format>
        </calcext:conditional-formats>
      </table:table>
      <table:table table:name="filter" table:style-name="ta1">
        <table:table-column table:style-name="co8" table:default-cell-style-name="ce17"/>
        <table:table-column table:style-name="co9" table:default-cell-style-name="ce17"/>
        <table:table-column table:style-name="co14" table:default-cell-style-name="ce19"/>
        <table:table-column table:style-name="co14" table:default-cell-style-name="ce29"/>
        <table:table-row table:style-name="ro1">
          <table:table-cell table:style-name="ce15" office:value-type="string" calcext:value-type="string" table:number-columns-spanned="2" table:number-rows-spanned="1">
            <text:p>Pair</text:p>
          </table:table-cell>
          <table:covered-table-cell table:style-name="ce16" office:value-type="string" calcext:value-type="string">
            <text:p>Pair</text:p>
          </table:covered-table-cell>
          <table:table-cell table:style-name="ce15" office:value-type="string" calcext:value-type="string" table:number-columns-spanned="2" table:number-rows-spanned="1">
            <text:p>Makespan (s)</text:p>
          </table:table-cell>
          <table:covered-table-cell table:style-name="ce16" office:value-type="string" calcext:value-type="string">
            <text:p>Makespan (s)</text:p>
          </table:covered-table-cell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</table:table-row>
        <table:table-row table:style-name="ro1">
          <table:table-cell table:style-name="ce28" office:value-type="string" calcext:value-type="string" table:number-columns-spanned="1" table:number-rows-spanned="9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17.4237" calcext:value-type="float">
            <text:p>17.4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CS</text:p>
          </table:table-cell>
          <table:table-cell office:value-type="float" office:value="10.5369" calcext:value-type="float">
            <text:p>10.54</text:p>
          </table:table-cell>
          <table:table-cell office:value-type="float" office:value="0.0012" calcext:value-type="float">
            <text:p>0.00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CA</text:p>
          </table:table-cell>
          <table:table-cell office:value-type="float" office:value="10.9872" calcext:value-type="float">
            <text:p>10.99</text:p>
          </table:table-cell>
          <table:table-cell office:value-type="float" office:value="0.0009" calcext:value-type="float">
            <text:p>0.00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O</text:p>
          </table:table-cell>
          <table:table-cell office:value-type="float" office:value="6.8425" calcext:value-type="float">
            <text:p>6.84</text:p>
          </table:table-cell>
          <table:table-cell office:value-type="float" office:value="0.0089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A</text:p>
          </table:table-cell>
          <table:table-cell office:value-type="float" office:value="10.5784" calcext:value-type="float">
            <text:p>10.58</text:p>
          </table:table-cell>
          <table:table-cell office:value-type="float" office:value="0.0011" calcext:value-type="float">
            <text:p>0.00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AO</text:p>
          </table:table-cell>
          <table:table-cell office:value-type="float" office:value="3.9752" calcext:value-type="float">
            <text:p>3.98</text:p>
          </table:table-cell>
          <table:table-cell office:value-type="float" office:value="0.0462" calcext:value-type="float">
            <text:p>0.05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OT</text:p>
          </table:table-cell>
          <table:table-cell office:value-type="float" office:value="9.3679" calcext:value-type="float">
            <text:p>9.37</text:p>
          </table:table-cell>
          <table:table-cell office:value-type="float" office:value="0.0022" calcext:value-type="float">
            <text:p>0.00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AT</text:p>
          </table:table-cell>
          <table:table-cell office:value-type="float" office:value="7.9368" calcext:value-type="float">
            <text:p>7.94</text:p>
          </table:table-cell>
          <table:table-cell office:value-type="float" office:value="0.0048" calcext:value-type="float">
            <text:p>0.00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AOT</text:p>
          </table:table-cell>
          <table:table-cell office:value-type="float" office:value="7.4508" calcext:value-type="float">
            <text:p>7.45</text:p>
          </table:table-cell>
          <table:table-cell office:value-type="float" office:value="0.0063" calcext:value-type="float">
            <text:p>0.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table:style-name="ce28" office:value-type="string" calcext:value-type="string" table:number-columns-spanned="1" table:number-rows-spanned="2">
            <text:p>CFP</text:p>
          </table:table-cell>
          <table:table-cell office:value-type="float" office:value="5.3069" calcext:value-type="float">
            <text:p>5.31</text:p>
          </table:table-cell>
          <table:table-cell office:value-type="float" office:value="0.0212" calcext:value-type="float">
            <text:p>0.0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covered-table-cell office:value-type="string" calcext:value-type="string">
            <text:p>CFP</text:p>
          </table:covered-table-cell>
          <table:table-cell office:value-type="float" office:value="3.9427" calcext:value-type="float">
            <text:p>3.94</text:p>
          </table:table-cell>
          <table:table-cell office:value-type="float" office:value="0.0471" calcext:value-type="float">
            <text:p>0.05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5" office:value-type="string" calcext:value-type="string" table:number-columns-spanned="2" table:number-rows-spanned="1">
            <text:p>Pair</text:p>
          </table:table-cell>
          <table:covered-table-cell table:style-name="ce16" office:value-type="string" calcext:value-type="string">
            <text:p>Pair</text:p>
          </table:covered-table-cell>
          <table:table-cell table:style-name="ce15" office:value-type="string" calcext:value-type="string" table:number-columns-spanned="2" table:number-rows-spanned="1">
            <text:p>Number of Actions</text:p>
          </table:table-cell>
          <table:covered-table-cell table:style-name="ce16" office:value-type="string" calcext:value-type="string">
            <text:p>Number of Actions</text:p>
          </table:covered-table-cell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CFP</text:p>
          </table:table-cell>
          <table:table-cell office:value-type="float" office:value="4.8571" calcext:value-type="float">
            <text:p>4.86</text:p>
          </table:table-cell>
          <table:table-cell table:style-name="ce30" office:value-type="float" office:value="0.0275" calcext:value-type="float">
            <text:p>0.03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5" office:value-type="string" calcext:value-type="string" table:number-columns-spanned="2" table:number-rows-spanned="1">
            <text:p>Pair</text:p>
          </table:table-cell>
          <table:covered-table-cell table:style-name="ce16" office:value-type="string" calcext:value-type="string">
            <text:p>Pair</text:p>
          </table:covered-table-cell>
          <table:table-cell table:style-name="ce15" office:value-type="string" calcext:value-type="string" table:number-columns-spanned="2" table:number-rows-spanned="1">
            <text:p>Memory Usage (GB)</text:p>
          </table:table-cell>
          <table:covered-table-cell table:style-name="ce16" office:value-type="string" calcext:value-type="string">
            <text:p>Memory Usage (GB)</text:p>
          </table:covered-table-cell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style-name="ce28" office:value-type="string" calcext:value-type="string" table:number-columns-spanned="1" table:number-rows-spanned="2">
            <text:p>CFP</text:p>
          </table:table-cell>
          <table:table-cell office:value-type="float" office:value="3.8756" calcext:value-type="float">
            <text:p>3.88</text:p>
          </table:table-cell>
          <table:table-cell table:style-name="ce31" office:value-type="float" office:value="0.049" calcext:value-type="float">
            <text:p>0.05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covered-table-cell office:value-type="string" calcext:value-type="string">
            <text:p>CFP</text:p>
          </table:covered-table-cell>
          <table:table-cell office:value-type="float" office:value="4.8876" calcext:value-type="float">
            <text:p>4.89</text:p>
          </table:table-cell>
          <table:table-cell table:style-name="ce31" office:value-type="float" office:value="0.0271" calcext:value-type="float">
            <text:p>0.03</text:p>
          </table:table-cell>
        </table:table-row>
        <calcext:conditional-formats>
          <calcext:conditional-format calcext:target-range-address="filter.D3:filter.D13">
            <calcext:condition calcext:apply-style-name="Untitled2" calcext:value="&lt;=0.05" calcext:base-cell-address="filter.D3"/>
          </calcext:conditional-format>
          <calcext:conditional-format calcext:target-range-address="filter.D21:filter.D22">
            <calcext:condition calcext:apply-style-name="Untitled2" calcext:value="&lt;=0.05" calcext:base-cell-address="filter.D21"/>
          </calcext:conditional-format>
          <calcext:conditional-format calcext:target-range-address="filter.D17:filter.D17">
            <calcext:condition calcext:apply-style-name="Untitled2" calcext:value="&lt;=0.05" calcext:base-cell-address="filter.D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18:26:20.640412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5T18:26:33.486499391</dc:date>
    <meta:editing-duration>PT2H16M9S</meta:editing-duration>
    <meta:editing-cycles>84</meta:editing-cycles>
    <meta:print-date>2017-10-11T09:18:05.613668568</meta:print-date>
    <meta:document-statistic meta:table-count="7" meta:cell-count="2903" meta:object-count="0"/>
  </office:meta>
</office:document-meta>
</file>